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63cm"/>
    </style:style>
    <style:style style:name="co2" style:family="table-column">
      <style:table-column-properties fo:break-before="auto" style:column-width="1.08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0.975cm"/>
    </style:style>
    <style:style style:name="co5" style:family="table-column">
      <style:table-column-properties fo:break-before="auto" style:column-width="6.331cm"/>
    </style:style>
    <style:style style:name="co6" style:family="table-column">
      <style:table-column-properties fo:break-before="auto" style:column-width="5.88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/>
    </style:style>
    <style:style style:name="ce5" style:family="table-cell" style:parent-style-name="Default" style:data-style-name="N2"/>
  </office:automatic-styles>
  <office:body>
    <office:spreadsheet>
      <table:table table:name="Ethnologu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4" table:default-cell-style-name="ce4"/>
        <table:table-column table:style-name="co6" table:default-cell-style-name="Default"/>
        <table:table-column table:style-name="co7" table:default-cell-style-name="Default"/>
        <table:table-column table:style-name="co7" table:number-columns-repeated="2" table:default-cell-style-name="ce5"/>
        <table:table-column table:style-name="co7" table:number-columns-repeated="246" table:default-cell-style-name="Default"/>
        <table:table-row table:style-name="ro1">
          <table:table-cell office:value-type="string">
            <text:p>Rank <text:s/></text:p>
          </table:table-cell>
          <table:table-cell office:value-type="string">
            <text:p>M</text:p>
          </table:table-cell>
          <table:table-cell office:value-type="string">
            <text:p>ML</text:p>
          </table:table-cell>
          <table:table-cell office:value-type="string">
            <text:p>OO</text:p>
          </table:table-cell>
          <table:table-cell table:style-name="ce2" office:value-type="string">
            <text:p>Language <text:s/></text:p>
          </table:table-cell>
          <table:table-cell table:style-name="ce3" office:value-type="float" office:value="639">
            <text:p>639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NC</text:p>
          </table:table-cell>
          <table:table-cell table:style-name="ce2" office:value-type="string">
            <text:p>People (M)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number-columns-repeated="245"/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Chinese </text:p>
          </table:table-cell>
          <table:table-cell office:value-type="string">
            <text:p>zho</text:p>
          </table:table-cell>
          <table:table-cell office:value-type="string">
            <text:p>China </text:p>
          </table:table-cell>
          <table:table-cell office:value-type="float" office:value="31">
            <text:p>31</text:p>
          </table:table-cell>
          <table:table-cell office:value-type="float" office:value="1213">
            <text:p>1213,00</text:p>
          </table:table-cell>
          <table:table-cell table:formula="oooc:=[.I2]" office:value-type="float" office:value="1213">
            <text:p>1213,00</text:p>
          </table:table-cell>
          <table:table-cell table:style-name="ce5" table:formula="oooc:=[.K1]+IF([.C2];0;[.I2])" office:value-type="float" office:value="0">
            <text:p>0,00</text:p>
          </table:table-cell>
          <table:table-cell table:number-columns-repeated="245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Arabic </text:p>
          </table:table-cell>
          <table:table-cell office:value-type="string">
            <text:p>ara</text:p>
          </table:table-cell>
          <table:table-cell office:value-type="string">
            <text:p>Saudi Arabia </text:p>
          </table:table-cell>
          <table:table-cell office:value-type="float" office:value="57">
            <text:p>57</text:p>
          </table:table-cell>
          <table:table-cell office:value-type="float" office:value="221">
            <text:p>221,00</text:p>
          </table:table-cell>
          <table:table-cell table:formula="oooc:=[.J2]+IF([.A3];[.I3];0)" office:value-type="float" office:value="1434">
            <text:p>1434,00</text:p>
          </table:table-cell>
          <table:table-cell table:style-name="ce5" table:formula="oooc:=[.K2]+IF([.C3];0;[.I3])" office:value-type="float" office:value="0">
            <text:p>0,00</text:p>
          </table:table-cell>
          <table:table-cell table:number-columns-repeated="245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Lahnda </text:p>
          </table:table-cell>
          <table:table-cell office:value-type="string">
            <text:p>lah</text:p>
          </table:table-cell>
          <table:table-cell office:value-type="string">
            <text:p>Pakistan </text:p>
          </table:table-cell>
          <table:table-cell office:value-type="float" office:value="8">
            <text:p>8</text:p>
          </table:table-cell>
          <table:table-cell office:value-type="float" office:value="78.3">
            <text:p>78,30</text:p>
          </table:table-cell>
          <table:table-cell table:formula="oooc:=[.J3]+IF([.A4];[.I4];0)" office:value-type="float" office:value="1512.3">
            <text:p>1512,30</text:p>
          </table:table-cell>
          <table:table-cell table:style-name="ce5" table:formula="oooc:=[.K3]+IF([.C4];0;[.I4])" office:value-type="float" office:value="0">
            <text:p>0,00</text:p>
          </table:table-cell>
          <table:table-cell table:number-columns-repeated="245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Malay </text:p>
          </table:table-cell>
          <table:table-cell office:value-type="string">
            <text:p>msa</text:p>
          </table:table-cell>
          <table:table-cell office:value-type="string">
            <text:p>Malaysia </text:p>
          </table:table-cell>
          <table:table-cell office:value-type="float" office:value="14">
            <text:p>14</text:p>
          </table:table-cell>
          <table:table-cell office:value-type="float" office:value="39.1">
            <text:p>39,10</text:p>
          </table:table-cell>
          <table:table-cell table:formula="oooc:=[.J4]+IF([.A5];[.I5];0)" office:value-type="float" office:value="1551.4">
            <text:p>1551,40</text:p>
          </table:table-cell>
          <table:table-cell table:style-name="ce5" table:formula="oooc:=[.K4]+IF([.C5];0;[.I5])" office:value-type="float" office:value="0">
            <text:p>0,00</text:p>
          </table:table-cell>
          <table:table-cell table:number-columns-repeated="245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Persian </text:p>
          </table:table-cell>
          <table:table-cell office:value-type="string">
            <text:p>fas</text:p>
          </table:table-cell>
          <table:table-cell office:value-type="string">
            <text:p>Iran </text:p>
          </table:table-cell>
          <table:table-cell office:value-type="float" office:value="29">
            <text:p>29</text:p>
          </table:table-cell>
          <table:table-cell office:value-type="float" office:value="31.4">
            <text:p>31,40</text:p>
          </table:table-cell>
          <table:table-cell table:formula="oooc:=[.J5]+IF([.A6];[.I6];0)" office:value-type="float" office:value="1582.8">
            <text:p>1582,80</text:p>
          </table:table-cell>
          <table:table-cell table:style-name="ce5" table:formula="oooc:=[.K5]+IF([.C6];0;[.I6])" office:value-type="float" office:value="0">
            <text:p>0,00</text:p>
          </table:table-cell>
          <table:table-cell table:number-columns-repeated="245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string">
            <text:p>Marwari </text:p>
          </table:table-cell>
          <table:table-cell office:value-type="string">
            <text:p>mwr</text:p>
          </table:table-cell>
          <table:table-cell office:value-type="string">
            <text:p>India </text:p>
          </table:table-cell>
          <table:table-cell office:value-type="float" office:value="3">
            <text:p>3</text:p>
          </table:table-cell>
          <table:table-cell office:value-type="float" office:value="31.1">
            <text:p>31,10</text:p>
          </table:table-cell>
          <table:table-cell table:formula="oooc:=[.J6]+IF([.A7];[.I7];0)" office:value-type="float" office:value="1613.9">
            <text:p>1613,90</text:p>
          </table:table-cell>
          <table:table-cell table:style-name="ce5" table:formula="oooc:=[.K6]+IF([.C7];0;[.I7])" office:value-type="float" office:value="0">
            <text:p>0,00</text:p>
          </table:table-cell>
          <table:table-cell table:number-columns-repeated="245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string">
            <text:p>Pushto </text:p>
          </table:table-cell>
          <table:table-cell office:value-type="string">
            <text:p>pus</text:p>
          </table:table-cell>
          <table:table-cell office:value-type="string">
            <text:p>Pakistan </text:p>
          </table:table-cell>
          <table:table-cell office:value-type="float" office:value="9">
            <text:p>9</text:p>
          </table:table-cell>
          <table:table-cell office:value-type="float" office:value="20.3">
            <text:p>20,30</text:p>
          </table:table-cell>
          <table:table-cell table:formula="oooc:=[.J7]+IF([.A8];[.I8];0)" office:value-type="float" office:value="1634.2">
            <text:p>1634,20</text:p>
          </table:table-cell>
          <table:table-cell table:style-name="ce5" table:formula="oooc:=[.K7]+IF([.C8];0;[.I8])" office:value-type="float" office:value="0">
            <text:p>0,00</text:p>
          </table:table-cell>
          <table:table-cell table:number-columns-repeated="245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string">
            <text:p>Uzbek </text:p>
          </table:table-cell>
          <table:table-cell office:value-type="string">
            <text:p>uzb</text:p>
          </table:table-cell>
          <table:table-cell office:value-type="string">
            <text:p>Uzbekistan </text:p>
          </table:table-cell>
          <table:table-cell office:value-type="float" office:value="14">
            <text:p>14</text:p>
          </table:table-cell>
          <table:table-cell office:value-type="float" office:value="20.3">
            <text:p>20,30</text:p>
          </table:table-cell>
          <table:table-cell table:formula="oooc:=[.J8]+IF([.A9];[.I9];0)" office:value-type="float" office:value="1654.5">
            <text:p>1654,50</text:p>
          </table:table-cell>
          <table:table-cell table:style-name="ce5" table:formula="oooc:=[.K8]+IF([.C9];0;[.I9])" office:value-type="float" office:value="0">
            <text:p>0,00</text:p>
          </table:table-cell>
          <table:table-cell table:number-columns-repeated="245"/>
        </table:table-row>
        <table:table-row table:style-name="ro1"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string">
            <text:p>Rajasthani </text:p>
          </table:table-cell>
          <table:table-cell office:value-type="string">
            <text:p>raj</text:p>
          </table:table-cell>
          <table:table-cell office:value-type="string">
            <text:p>India </text:p>
          </table:table-cell>
          <table:table-cell office:value-type="float" office:value="3">
            <text:p>3</text:p>
          </table:table-cell>
          <table:table-cell office:value-type="float" office:value="20">
            <text:p>20,00</text:p>
          </table:table-cell>
          <table:table-cell table:formula="oooc:=[.J9]+IF([.A10];[.I10];0)" office:value-type="float" office:value="1674.5">
            <text:p>1674,50</text:p>
          </table:table-cell>
          <table:table-cell table:style-name="ce5" table:formula="oooc:=[.K9]+IF([.C10];0;[.I10])" office:value-type="float" office:value="0">
            <text:p>0,00</text:p>
          </table:table-cell>
          <table:table-cell table:number-columns-repeated="245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string">
            <text:p>Azerbaijani </text:p>
          </table:table-cell>
          <table:table-cell office:value-type="string">
            <text:p>aze</text:p>
          </table:table-cell>
          <table:table-cell office:value-type="string">
            <text:p>Iran </text:p>
          </table:table-cell>
          <table:table-cell office:value-type="float" office:value="17">
            <text:p>17</text:p>
          </table:table-cell>
          <table:table-cell office:value-type="float" office:value="19.1">
            <text:p>19,10</text:p>
          </table:table-cell>
          <table:table-cell table:formula="oooc:=[.J10]+IF([.A11];[.I11];0)" office:value-type="float" office:value="1693.6">
            <text:p>1693,60</text:p>
          </table:table-cell>
          <table:table-cell table:style-name="ce5" table:formula="oooc:=[.K10]+IF([.C11];0;[.I11])" office:value-type="float" office:value="0">
            <text:p>0,00</text:p>
          </table:table-cell>
          <table:table-cell table:number-columns-repeated="245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string">
            <text:p>Oromo </text:p>
          </table:table-cell>
          <table:table-cell office:value-type="string">
            <text:p>orm</text:p>
          </table:table-cell>
          <table:table-cell office:value-type="string">
            <text:p>Ethiopia </text:p>
          </table:table-cell>
          <table:table-cell office:value-type="float" office:value="4">
            <text:p>4</text:p>
          </table:table-cell>
          <table:table-cell office:value-type="float" office:value="17.3">
            <text:p>17,30</text:p>
          </table:table-cell>
          <table:table-cell table:formula="oooc:=[.J11]+IF([.A12];[.I12];0)" office:value-type="float" office:value="1710.9">
            <text:p>1710,90</text:p>
          </table:table-cell>
          <table:table-cell table:style-name="ce5" table:formula="oooc:=[.K11]+IF([.C12];0;[.I12])" office:value-type="float" office:value="0">
            <text:p>0,00</text:p>
          </table:table-cell>
          <table:table-cell table:number-columns-repeated="245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string">
            <text:p>Serbo-Croatian </text:p>
          </table:table-cell>
          <table:table-cell office:value-type="string">
            <text:p>hbs</text:p>
          </table:table-cell>
          <table:table-cell office:value-type="string">
            <text:p>Serbia </text:p>
          </table:table-cell>
          <table:table-cell office:value-type="float" office:value="28">
            <text:p>28</text:p>
          </table:table-cell>
          <table:table-cell office:value-type="float" office:value="16.4">
            <text:p>16,40</text:p>
          </table:table-cell>
          <table:table-cell table:formula="oooc:=[.J12]+IF([.A13];[.I13];0)" office:value-type="float" office:value="1727.3">
            <text:p>1727,30</text:p>
          </table:table-cell>
          <table:table-cell table:style-name="ce5" table:formula="oooc:=[.K12]+IF([.C13];0;[.I13])" office:value-type="float" office:value="0">
            <text:p>0,00</text:p>
          </table:table-cell>
          <table:table-cell table:number-columns-repeated="245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string">
            <text:p>Kurdish </text:p>
          </table:table-cell>
          <table:table-cell office:value-type="string">
            <text:p>kur</text:p>
          </table:table-cell>
          <table:table-cell office:value-type="string">
            <text:p>Iraq </text:p>
          </table:table-cell>
          <table:table-cell office:value-type="float" office:value="32">
            <text:p>32</text:p>
          </table:table-cell>
          <table:table-cell office:value-type="float" office:value="16">
            <text:p>16,00</text:p>
          </table:table-cell>
          <table:table-cell table:formula="oooc:=[.J13]+IF([.A14];[.I14];0)" office:value-type="float" office:value="1743.3">
            <text:p>1743,30</text:p>
          </table:table-cell>
          <table:table-cell table:style-name="ce5" table:formula="oooc:=[.K13]+IF([.C14];0;[.I14])" office:value-type="float" office:value="0">
            <text:p>0,00</text:p>
          </table:table-cell>
          <table:table-cell table:number-columns-repeated="245"/>
        </table:table-row>
        <table:table-row table:style-name="ro1"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string">
            <text:p>Malagasy </text:p>
          </table:table-cell>
          <table:table-cell office:value-type="string">
            <text:p>mlg</text:p>
          </table:table-cell>
          <table:table-cell office:value-type="string">
            <text:p>Madagascar </text:p>
          </table:table-cell>
          <table:table-cell office:value-type="float" office:value="4">
            <text:p>4</text:p>
          </table:table-cell>
          <table:table-cell office:value-type="float" office:value="14.7">
            <text:p>14,70</text:p>
          </table:table-cell>
          <table:table-cell table:formula="oooc:=[.J14]+IF([.A15];[.I15];0)" office:value-type="float" office:value="1758">
            <text:p>1758,00</text:p>
          </table:table-cell>
          <table:table-cell table:style-name="ce5" table:formula="oooc:=[.K14]+IF([.C15];0;[.I15])" office:value-type="float" office:value="0">
            <text:p>0,00</text:p>
          </table:table-cell>
          <table:table-cell table:number-columns-repeated="245"/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string">
            <text:p>Fulah </text:p>
          </table:table-cell>
          <table:table-cell office:value-type="string">
            <text:p>ful</text:p>
          </table:table-cell>
          <table:table-cell office:value-type="string">
            <text:p>Senegal </text:p>
          </table:table-cell>
          <table:table-cell office:value-type="float" office:value="19">
            <text:p>19</text:p>
          </table:table-cell>
          <table:table-cell office:value-type="float" office:value="12.3">
            <text:p>12,30</text:p>
          </table:table-cell>
          <table:table-cell table:formula="oooc:=[.J15]+IF([.A16];[.I16];0)" office:value-type="float" office:value="1770.3">
            <text:p>1770,30</text:p>
          </table:table-cell>
          <table:table-cell table:style-name="ce5" table:formula="oooc:=[.K15]+IF([.C16];0;[.I16])" office:value-type="float" office:value="0">
            <text:p>0,00</text:p>
          </table:table-cell>
          <table:table-cell table:number-columns-repeated="245"/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string">
            <text:p>Quechua </text:p>
          </table:table-cell>
          <table:table-cell office:value-type="string">
            <text:p>que</text:p>
          </table:table-cell>
          <table:table-cell office:value-type="string">
            <text:p>Peru </text:p>
          </table:table-cell>
          <table:table-cell office:value-type="float" office:value="6">
            <text:p>6</text:p>
          </table:table-cell>
          <table:table-cell office:value-type="float" office:value="10.1">
            <text:p>10,10</text:p>
          </table:table-cell>
          <table:table-cell table:formula="oooc:=[.J16]+IF([.A17];[.I17];0)" office:value-type="float" office:value="1780.4">
            <text:p>1780,40</text:p>
          </table:table-cell>
          <table:table-cell table:style-name="ce5" table:formula="oooc:=[.K16]+IF([.C17];0;[.I17])" office:value-type="float" office:value="0">
            <text:p>0,00</text:p>
          </table:table-cell>
          <table:table-cell table:number-columns-repeated="245"/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office:value-type="string">
            <text:p>Konkani </text:p>
          </table:table-cell>
          <table:table-cell office:value-type="string">
            <text:p>kok</text:p>
          </table:table-cell>
          <table:table-cell office:value-type="string">
            <text:p>India </text:p>
          </table:table-cell>
          <table:table-cell office:value-type="float" office:value="4">
            <text:p>4</text:p>
          </table:table-cell>
          <table:table-cell office:value-type="float" office:value="7.6">
            <text:p>7,60</text:p>
          </table:table-cell>
          <table:table-cell table:formula="oooc:=[.J17]+IF([.A18];[.I18];0)" office:value-type="float" office:value="1788">
            <text:p>1788,00</text:p>
          </table:table-cell>
          <table:table-cell table:style-name="ce5" table:formula="oooc:=[.K17]+IF([.C18];0;[.I18])" office:value-type="float" office:value="0">
            <text:p>0,00</text:p>
          </table:table-cell>
          <table:table-cell table:number-columns-repeated="245"/>
        </table:table-row>
        <table:table-row table:style-name="ro1">
          <table:table-cell office:value-type="float" office:value="97">
            <text:p>97</text:p>
          </table:table-cell>
          <table:table-cell/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string">
            <text:p>Baluchi </text:p>
          </table:table-cell>
          <table:table-cell office:value-type="string">
            <text:p>bal</text:p>
          </table:table-cell>
          <table:table-cell office:value-type="string">
            <text:p>Pakistan </text:p>
          </table:table-cell>
          <table:table-cell office:value-type="float" office:value="8">
            <text:p>8</text:p>
          </table:table-cell>
          <table:table-cell office:value-type="float" office:value="7">
            <text:p>7,00</text:p>
          </table:table-cell>
          <table:table-cell table:formula="oooc:=[.J18]+IF([.A19];[.I19];0)" office:value-type="float" office:value="1795">
            <text:p>1795,00</text:p>
          </table:table-cell>
          <table:table-cell table:style-name="ce5" table:formula="oooc:=[.K18]+IF([.C19];0;[.I19])" office:value-type="float" office:value="0">
            <text:p>0,00</text:p>
          </table:table-cell>
          <table:table-cell table:number-columns-repeated="245"/>
        </table:table-row>
        <table:table-row table:style-name="ro1">
          <table:table-cell office:value-type="float" office:value="112">
            <text:p>112</text:p>
          </table:table-cell>
          <table:table-cell/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string">
            <text:p>Kongo </text:p>
          </table:table-cell>
          <table:table-cell office:value-type="string">
            <text:p>kon</text:p>
          </table:table-cell>
          <table:table-cell office:value-type="string">
            <text:p>Democratic Republic of the Congo </text:p>
          </table:table-cell>
          <table:table-cell office:value-type="float" office:value="3">
            <text:p>3</text:p>
          </table:table-cell>
          <table:table-cell office:value-type="float" office:value="6">
            <text:p>6,00</text:p>
          </table:table-cell>
          <table:table-cell table:formula="oooc:=[.J19]+IF([.A20];[.I20];0)" office:value-type="float" office:value="1801">
            <text:p>1801,00</text:p>
          </table:table-cell>
          <table:table-cell table:style-name="ce5" table:formula="oooc:=[.K19]+IF([.C20];0;[.I20])" office:value-type="float" office:value="0">
            <text:p>0,00</text:p>
          </table:table-cell>
          <table:table-cell table:number-columns-repeated="245"/>
        </table:table-row>
        <table:table-row table:style-name="ro1">
          <table:table-cell office:value-type="float" office:value="113">
            <text:p>113</text:p>
          </table:table-cell>
          <table:table-cell/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string">
            <text:p>Albanian </text:p>
          </table:table-cell>
          <table:table-cell office:value-type="string">
            <text:p>sqi</text:p>
          </table:table-cell>
          <table:table-cell office:value-type="string">
            <text:p>Albania </text:p>
          </table:table-cell>
          <table:table-cell office:value-type="float" office:value="18">
            <text:p>18</text:p>
          </table:table-cell>
          <table:table-cell office:value-type="float" office:value="5.8">
            <text:p>5,80</text:p>
          </table:table-cell>
          <table:table-cell table:formula="oooc:=[.J20]+IF([.A21];[.I21];0)" office:value-type="float" office:value="1806.8">
            <text:p>1806,80</text:p>
          </table:table-cell>
          <table:table-cell table:style-name="ce5" table:formula="oooc:=[.K20]+IF([.C21];0;[.I21])" office:value-type="float" office:value="0">
            <text:p>0,00</text:p>
          </table:table-cell>
          <table:table-cell table:number-columns-repeated="245"/>
        </table:table-row>
        <table:table-row table:style-name="ro1">
          <table:table-cell office:value-type="float" office:value="116">
            <text:p>116</text:p>
          </table:table-cell>
          <table:table-cell/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office:value-type="string">
            <text:p>Mongolian </text:p>
          </table:table-cell>
          <table:table-cell office:value-type="string">
            <text:p>mon</text:p>
          </table:table-cell>
          <table:table-cell office:value-type="string">
            <text:p>Mongolia </text:p>
          </table:table-cell>
          <table:table-cell office:value-type="float" office:value="6">
            <text:p>6</text:p>
          </table:table-cell>
          <table:table-cell office:value-type="float" office:value="5.7">
            <text:p>5,70</text:p>
          </table:table-cell>
          <table:table-cell table:formula="oooc:=[.J21]+IF([.A22];[.I22];0)" office:value-type="float" office:value="1812.5">
            <text:p>1812,50</text:p>
          </table:table-cell>
          <table:table-cell table:style-name="ce5" table:formula="oooc:=[.K21]+IF([.C22];0;[.I22])" office:value-type="float" office:value="0">
            <text:p>0,00</text:p>
          </table:table-cell>
          <table:table-cell table:number-columns-repeated="245"/>
        </table:table-row>
        <table:table-row table:style-name="ro1">
          <table:table-cell office:value-type="float" office:value="127">
            <text:p>127</text:p>
          </table:table-cell>
          <table:table-cell/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string">
            <text:p>Guarani </text:p>
          </table:table-cell>
          <table:table-cell office:value-type="string">
            <text:p>grn</text:p>
          </table:table-cell>
          <table:table-cell office:value-type="string">
            <text:p>Paraguay </text:p>
          </table:table-cell>
          <table:table-cell office:value-type="float" office:value="5">
            <text:p>5</text:p>
          </table:table-cell>
          <table:table-cell office:value-type="float" office:value="4.9">
            <text:p>4,90</text:p>
          </table:table-cell>
          <table:table-cell table:formula="oooc:=[.J22]+IF([.A23];[.I23];0)" office:value-type="float" office:value="1817.4">
            <text:p>1817,40</text:p>
          </table:table-cell>
          <table:table-cell table:style-name="ce5" table:formula="oooc:=[.K22]+IF([.C23];0;[.I23])" office:value-type="float" office:value="0">
            <text:p>0,00</text:p>
          </table:table-cell>
          <table:table-cell table:number-columns-repeated="245"/>
        </table:table-row>
        <table:table-row table:style-name="ro1">
          <table:table-cell office:value-type="float" office:value="145">
            <text:p>145</text:p>
          </table:table-cell>
          <table:table-cell/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string">
            <text:p>Kanuri </text:p>
          </table:table-cell>
          <table:table-cell office:value-type="string">
            <text:p>kau</text:p>
          </table:table-cell>
          <table:table-cell office:value-type="string">
            <text:p>Nigeria </text:p>
          </table:table-cell>
          <table:table-cell office:value-type="float" office:value="6">
            <text:p>6</text:p>
          </table:table-cell>
          <table:table-cell office:value-type="float" office:value="4">
            <text:p>4,00</text:p>
          </table:table-cell>
          <table:table-cell table:formula="oooc:=[.J23]+IF([.A24];[.I24];0)" office:value-type="float" office:value="1821.4">
            <text:p>1821,40</text:p>
          </table:table-cell>
          <table:table-cell table:style-name="ce5" table:formula="oooc:=[.K23]+IF([.C24];0;[.I24])" office:value-type="float" office:value="0">
            <text:p>0,0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hinese, Mandarin </text:p>
          </table:table-cell>
          <table:table-cell office:value-type="string">
            <text:p>cmn</text:p>
          </table:table-cell>
          <table:table-cell office:value-type="string">
            <text:p>China </text:p>
          </table:table-cell>
          <table:table-cell office:value-type="float" office:value="20">
            <text:p>20</text:p>
          </table:table-cell>
          <table:table-cell office:value-type="float" office:value="845">
            <text:p>845,00</text:p>
          </table:table-cell>
          <table:table-cell table:formula="oooc:=[.J24]+IF([.A25];[.I25];0)" office:value-type="float" office:value="1821.4">
            <text:p>1821,40</text:p>
          </table:table-cell>
          <table:table-cell table:style-name="ce5" table:formula="oooc:=[.K24]+IF([.C25];0;[.I25])" office:value-type="float" office:value="845">
            <text:p>845,00</text:p>
          </table:table-cell>
          <table:table-cell table:number-columns-repeated="245"/>
        </table:table-row>
        <table:table-row table:style-name="ro1">
          <table:table-cell office:value-type="float" office:value="2">
            <text:p>2</text:p>
          </table:table-cell>
          <table:table-cell/>
          <table:table-cell/>
          <table:table-cell office:value-type="float" office:value="14">
            <text:p>14</text:p>
          </table:table-cell>
          <table:table-cell office:value-type="string">
            <text:p>Spanish </text:p>
          </table:table-cell>
          <table:table-cell office:value-type="string">
            <text:p>spa</text:p>
          </table:table-cell>
          <table:table-cell office:value-type="string">
            <text:p>Spain </text:p>
          </table:table-cell>
          <table:table-cell office:value-type="float" office:value="44">
            <text:p>44</text:p>
          </table:table-cell>
          <table:table-cell office:value-type="float" office:value="329">
            <text:p>329,00</text:p>
          </table:table-cell>
          <table:table-cell table:formula="oooc:=[.J25]+IF([.A26];[.I26];0)" office:value-type="float" office:value="2150.4">
            <text:p>2150,40</text:p>
          </table:table-cell>
          <table:table-cell table:style-name="ce5" table:formula="oooc:=[.K25]+IF([.C26];0;[.I26])" office:value-type="float" office:value="1174">
            <text:p>1174,00</text:p>
          </table:table-cell>
          <table:table-cell table:number-columns-repeated="245"/>
        </table:table-row>
        <table:table-row table:style-name="ro1">
          <table:table-cell office:value-type="float" office:value="3">
            <text:p>3</text:p>
          </table:table-cell>
          <table:table-cell/>
          <table:table-cell/>
          <table:table-cell office:value-type="float" office:value="15">
            <text:p>15</text:p>
          </table:table-cell>
          <table:table-cell office:value-type="string">
            <text:p>English </text:p>
          </table:table-cell>
          <table:table-cell office:value-type="string">
            <text:p>eng</text:p>
          </table:table-cell>
          <table:table-cell office:value-type="string">
            <text:p>United Kingdom </text:p>
          </table:table-cell>
          <table:table-cell office:value-type="float" office:value="112">
            <text:p>112</text:p>
          </table:table-cell>
          <table:table-cell office:value-type="float" office:value="328">
            <text:p>328,00</text:p>
          </table:table-cell>
          <table:table-cell table:formula="oooc:=[.J26]+IF([.A27];[.I27];0)" office:value-type="float" office:value="2478.4">
            <text:p>2478,40</text:p>
          </table:table-cell>
          <table:table-cell table:style-name="ce5" table:formula="oooc:=[.K26]+IF([.C27];0;[.I27])" office:value-type="float" office:value="1502">
            <text:p>1502,00</text:p>
          </table:table-cell>
          <table:table-cell table:number-columns-repeated="245"/>
        </table:table-row>
        <table:table-row table:style-name="ro1">
          <table:table-cell office:value-type="float" office:value="5">
            <text:p>5</text:p>
          </table:table-cell>
          <table:table-cell/>
          <table:table-cell/>
          <table:table-cell office:value-type="float" office:value="33">
            <text:p>33</text:p>
          </table:table-cell>
          <table:table-cell office:value-type="string">
            <text:p>Hindi </text:p>
          </table:table-cell>
          <table:table-cell office:value-type="string">
            <text:p>hin</text:p>
          </table:table-cell>
          <table:table-cell office:value-type="string">
            <text:p>India </text:p>
          </table:table-cell>
          <table:table-cell office:value-type="float" office:value="20">
            <text:p>20</text:p>
          </table:table-cell>
          <table:table-cell office:value-type="float" office:value="182">
            <text:p>182,00</text:p>
          </table:table-cell>
          <table:table-cell table:formula="oooc:=[.J27]+IF([.A28];[.I28];0)" office:value-type="float" office:value="2660.4">
            <text:p>2660,40</text:p>
          </table:table-cell>
          <table:table-cell table:style-name="ce5" table:formula="oooc:=[.K27]+IF([.C28];0;[.I28])" office:value-type="float" office:value="1684">
            <text:p>1684,00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/>
          <table:table-cell/>
          <table:table-cell office:value-type="float" office:value="34">
            <text:p>34</text:p>
          </table:table-cell>
          <table:table-cell office:value-type="string">
            <text:p>Bengali </text:p>
          </table:table-cell>
          <table:table-cell office:value-type="string">
            <text:p>ben</text:p>
          </table:table-cell>
          <table:table-cell office:value-type="string">
            <text:p>Bangladesh </text:p>
          </table:table-cell>
          <table:table-cell office:value-type="float" office:value="10">
            <text:p>10</text:p>
          </table:table-cell>
          <table:table-cell office:value-type="float" office:value="181">
            <text:p>181,00</text:p>
          </table:table-cell>
          <table:table-cell table:formula="oooc:=[.J28]+IF([.A29];[.I29];0)" office:value-type="float" office:value="2841.4">
            <text:p>2841,40</text:p>
          </table:table-cell>
          <table:table-cell table:style-name="ce5" table:formula="oooc:=[.K28]+IF([.C29];0;[.I29])" office:value-type="float" office:value="1865">
            <text:p>1865,00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/>
          <table:table-cell/>
          <table:table-cell office:value-type="float" office:value="35">
            <text:p>35</text:p>
          </table:table-cell>
          <table:table-cell office:value-type="string">
            <text:p>Portuguese </text:p>
          </table:table-cell>
          <table:table-cell office:value-type="string">
            <text:p>por</text:p>
          </table:table-cell>
          <table:table-cell office:value-type="string">
            <text:p>Portugal </text:p>
          </table:table-cell>
          <table:table-cell office:value-type="float" office:value="37">
            <text:p>37</text:p>
          </table:table-cell>
          <table:table-cell office:value-type="float" office:value="178">
            <text:p>178,00</text:p>
          </table:table-cell>
          <table:table-cell table:formula="oooc:=[.J29]+IF([.A30];[.I30];0)" office:value-type="float" office:value="3019.4">
            <text:p>3019,40</text:p>
          </table:table-cell>
          <table:table-cell table:style-name="ce5" table:formula="oooc:=[.K29]+IF([.C30];0;[.I30])" office:value-type="float" office:value="2043">
            <text:p>2043,00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/>
          <table:table-cell/>
          <table:table-cell office:value-type="float" office:value="36">
            <text:p>36</text:p>
          </table:table-cell>
          <table:table-cell office:value-type="string">
            <text:p>Russian </text:p>
          </table:table-cell>
          <table:table-cell office:value-type="string">
            <text:p>rus</text:p>
          </table:table-cell>
          <table:table-cell office:value-type="string">
            <text:p>Russian Federation </text:p>
          </table:table-cell>
          <table:table-cell office:value-type="float" office:value="33">
            <text:p>33</text:p>
          </table:table-cell>
          <table:table-cell office:value-type="float" office:value="144">
            <text:p>144,00</text:p>
          </table:table-cell>
          <table:table-cell table:formula="oooc:=[.J30]+IF([.A31];[.I31];0)" office:value-type="float" office:value="3163.4">
            <text:p>3163,40</text:p>
          </table:table-cell>
          <table:table-cell table:style-name="ce5" table:formula="oooc:=[.K30]+IF([.C31];0;[.I31])" office:value-type="float" office:value="2187">
            <text:p>2187,00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/>
          <table:table-cell/>
          <table:table-cell office:value-type="float" office:value="37">
            <text:p>37</text:p>
          </table:table-cell>
          <table:table-cell office:value-type="string">
            <text:p>Japanese </text:p>
          </table:table-cell>
          <table:table-cell office:value-type="string">
            <text:p>jpn</text:p>
          </table:table-cell>
          <table:table-cell office:value-type="string">
            <text:p>Japan </text:p>
          </table:table-cell>
          <table:table-cell office:value-type="float" office:value="25">
            <text:p>25</text:p>
          </table:table-cell>
          <table:table-cell office:value-type="float" office:value="122">
            <text:p>122,00</text:p>
          </table:table-cell>
          <table:table-cell table:formula="oooc:=[.J31]+IF([.A32];[.I32];0)" office:value-type="float" office:value="3285.4">
            <text:p>3285,40</text:p>
          </table:table-cell>
          <table:table-cell table:style-name="ce5" table:formula="oooc:=[.K31]+IF([.C32];0;[.I32])" office:value-type="float" office:value="2309">
            <text:p>2309,00</text:p>
          </table:table-cell>
          <table:table-cell table:number-columns-repeated="245"/>
        </table:table-row>
        <table:table-row table:style-name="ro1">
          <table:table-cell office:value-type="float" office:value="10">
            <text:p>10</text:p>
          </table:table-cell>
          <table:table-cell/>
          <table:table-cell/>
          <table:table-cell office:value-type="float" office:value="38">
            <text:p>38</text:p>
          </table:table-cell>
          <table:table-cell office:value-type="string">
            <text:p>German, Standard </text:p>
          </table:table-cell>
          <table:table-cell office:value-type="string">
            <text:p>deu</text:p>
          </table:table-cell>
          <table:table-cell office:value-type="string">
            <text:p>Germany </text:p>
          </table:table-cell>
          <table:table-cell office:value-type="float" office:value="43">
            <text:p>43</text:p>
          </table:table-cell>
          <table:table-cell office:value-type="float" office:value="90.3">
            <text:p>90,30</text:p>
          </table:table-cell>
          <table:table-cell table:formula="oooc:=[.J32]+IF([.A33];[.I33];0)" office:value-type="float" office:value="3375.7">
            <text:p>3375,70</text:p>
          </table:table-cell>
          <table:table-cell table:style-name="ce5" table:formula="oooc:=[.K32]+IF([.C33];0;[.I33])" office:value-type="float" office:value="2399.3">
            <text:p>2399,30</text:p>
          </table:table-cell>
          <table:table-cell table:number-columns-repeated="245"/>
        </table:table-row>
        <table:table-row table:style-name="ro1">
          <table:table-cell office:value-type="float" office:value="11">
            <text:p>11</text:p>
          </table:table-cell>
          <table:table-cell/>
          <table:table-cell/>
          <table:table-cell office:value-type="float" office:value="39">
            <text:p>39</text:p>
          </table:table-cell>
          <table:table-cell office:value-type="string">
            <text:p>Javanese </text:p>
          </table:table-cell>
          <table:table-cell office:value-type="string">
            <text:p>jav</text:p>
          </table:table-cell>
          <table:table-cell office:value-type="string">
            <text:p>Indonesia </text:p>
          </table:table-cell>
          <table:table-cell office:value-type="float" office:value="5">
            <text:p>5</text:p>
          </table:table-cell>
          <table:table-cell office:value-type="float" office:value="84.6">
            <text:p>84,60</text:p>
          </table:table-cell>
          <table:table-cell table:formula="oooc:=[.J33]+IF([.A34];[.I34];0)" office:value-type="float" office:value="3460.3">
            <text:p>3460,30</text:p>
          </table:table-cell>
          <table:table-cell table:style-name="ce5" table:formula="oooc:=[.K33]+IF([.C34];0;[.I34])" office:value-type="float" office:value="2483.9">
            <text:p>2483,9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Chinese, Wu </text:p>
          </table:table-cell>
          <table:table-cell office:value-type="string">
            <text:p>wuu</text:p>
          </table:table-cell>
          <table:table-cell office:value-type="string">
            <text:p>China </text:p>
          </table:table-cell>
          <table:table-cell office:value-type="float" office:value="2">
            <text:p>2</text:p>
          </table:table-cell>
          <table:table-cell office:value-type="float" office:value="77.2">
            <text:p>77,20</text:p>
          </table:table-cell>
          <table:table-cell table:formula="oooc:=[.J34]+IF([.A35];[.I35];0)" office:value-type="float" office:value="3460.3">
            <text:p>3460,30</text:p>
          </table:table-cell>
          <table:table-cell table:style-name="ce5" table:formula="oooc:=[.K34]+IF([.C35];0;[.I35])" office:value-type="float" office:value="2561.1">
            <text:p>2561,10</text:p>
          </table:table-cell>
          <table:table-cell table:number-columns-repeated="245"/>
        </table:table-row>
        <table:table-row table:style-name="ro1">
          <table:table-cell office:value-type="float" office:value="13">
            <text:p>13</text:p>
          </table:table-cell>
          <table:table-cell/>
          <table:table-cell/>
          <table:table-cell office:value-type="float" office:value="43">
            <text:p>43</text:p>
          </table:table-cell>
          <table:table-cell office:value-type="string">
            <text:p>Telugu </text:p>
          </table:table-cell>
          <table:table-cell office:value-type="string">
            <text:p>tel</text:p>
          </table:table-cell>
          <table:table-cell office:value-type="string">
            <text:p>India </text:p>
          </table:table-cell>
          <table:table-cell office:value-type="float" office:value="10">
            <text:p>10</text:p>
          </table:table-cell>
          <table:table-cell office:value-type="float" office:value="69.8">
            <text:p>69,80</text:p>
          </table:table-cell>
          <table:table-cell table:formula="oooc:=[.J35]+IF([.A36];[.I36];0)" office:value-type="float" office:value="3530.1">
            <text:p>3530,10</text:p>
          </table:table-cell>
          <table:table-cell table:style-name="ce5" table:formula="oooc:=[.K35]+IF([.C36];0;[.I36])" office:value-type="float" office:value="2630.9">
            <text:p>2630,90</text:p>
          </table:table-cell>
          <table:table-cell table:number-columns-repeated="245"/>
        </table:table-row>
        <table:table-row table:style-name="ro1">
          <table:table-cell office:value-type="float" office:value="14">
            <text:p>14</text:p>
          </table:table-cell>
          <table:table-cell/>
          <table:table-cell/>
          <table:table-cell office:value-type="float" office:value="44">
            <text:p>44</text:p>
          </table:table-cell>
          <table:table-cell office:value-type="string">
            <text:p>Vietnamese </text:p>
          </table:table-cell>
          <table:table-cell office:value-type="string">
            <text:p>vie</text:p>
          </table:table-cell>
          <table:table-cell office:value-type="string">
            <text:p>Viet Nam </text:p>
          </table:table-cell>
          <table:table-cell office:value-type="float" office:value="23">
            <text:p>23</text:p>
          </table:table-cell>
          <table:table-cell office:value-type="float" office:value="68.6">
            <text:p>68,60</text:p>
          </table:table-cell>
          <table:table-cell table:formula="oooc:=[.J36]+IF([.A37];[.I37];0)" office:value-type="float" office:value="3598.7">
            <text:p>3598,70</text:p>
          </table:table-cell>
          <table:table-cell table:style-name="ce5" table:formula="oooc:=[.K36]+IF([.C37];0;[.I37])" office:value-type="float" office:value="2699.5">
            <text:p>2699,50</text:p>
          </table:table-cell>
          <table:table-cell table:number-columns-repeated="245"/>
        </table:table-row>
        <table:table-row table:style-name="ro1">
          <table:table-cell office:value-type="float" office:value="15">
            <text:p>15</text:p>
          </table:table-cell>
          <table:table-cell/>
          <table:table-cell/>
          <table:table-cell office:value-type="float" office:value="45">
            <text:p>45</text:p>
          </table:table-cell>
          <table:table-cell office:value-type="string">
            <text:p>Marathi </text:p>
          </table:table-cell>
          <table:table-cell office:value-type="string">
            <text:p>mar</text:p>
          </table:table-cell>
          <table:table-cell office:value-type="string">
            <text:p>India </text:p>
          </table:table-cell>
          <table:table-cell office:value-type="float" office:value="5">
            <text:p>5</text:p>
          </table:table-cell>
          <table:table-cell office:value-type="float" office:value="68.1">
            <text:p>68,10</text:p>
          </table:table-cell>
          <table:table-cell table:formula="oooc:=[.J37]+IF([.A38];[.I38];0)" office:value-type="float" office:value="3666.8">
            <text:p>3666,80</text:p>
          </table:table-cell>
          <table:table-cell table:style-name="ce5" table:formula="oooc:=[.K37]+IF([.C38];0;[.I38])" office:value-type="float" office:value="2767.6">
            <text:p>2767,60</text:p>
          </table:table-cell>
          <table:table-cell table:number-columns-repeated="245"/>
        </table:table-row>
        <table:table-row table:style-name="ro1">
          <table:table-cell office:value-type="float" office:value="16">
            <text:p>16</text:p>
          </table:table-cell>
          <table:table-cell/>
          <table:table-cell/>
          <table:table-cell office:value-type="float" office:value="46">
            <text:p>46</text:p>
          </table:table-cell>
          <table:table-cell office:value-type="string">
            <text:p>French </text:p>
          </table:table-cell>
          <table:table-cell office:value-type="string">
            <text:p>fra</text:p>
          </table:table-cell>
          <table:table-cell office:value-type="string">
            <text:p>France </text:p>
          </table:table-cell>
          <table:table-cell office:value-type="float" office:value="60">
            <text:p>60</text:p>
          </table:table-cell>
          <table:table-cell office:value-type="float" office:value="67.8">
            <text:p>67,80</text:p>
          </table:table-cell>
          <table:table-cell table:formula="oooc:=[.J38]+IF([.A39];[.I39];0)" office:value-type="float" office:value="3734.6">
            <text:p>3734,60</text:p>
          </table:table-cell>
          <table:table-cell table:style-name="ce5" table:formula="oooc:=[.K38]+IF([.C39];0;[.I39])" office:value-type="float" office:value="2835.4">
            <text:p>2835,40</text:p>
          </table:table-cell>
          <table:table-cell table:number-columns-repeated="245"/>
        </table:table-row>
        <table:table-row table:style-name="ro1">
          <table:table-cell office:value-type="float" office:value="17">
            <text:p>17</text:p>
          </table:table-cell>
          <table:table-cell/>
          <table:table-cell/>
          <table:table-cell office:value-type="float" office:value="47">
            <text:p>47</text:p>
          </table:table-cell>
          <table:table-cell office:value-type="string">
            <text:p>Korean </text:p>
          </table:table-cell>
          <table:table-cell office:value-type="string">
            <text:p>kor</text:p>
          </table:table-cell>
          <table:table-cell office:value-type="string">
            <text:p>Korea, South </text:p>
          </table:table-cell>
          <table:table-cell office:value-type="float" office:value="33">
            <text:p>33</text:p>
          </table:table-cell>
          <table:table-cell office:value-type="float" office:value="66.3">
            <text:p>66,30</text:p>
          </table:table-cell>
          <table:table-cell table:formula="oooc:=[.J39]+IF([.A40];[.I40];0)" office:value-type="float" office:value="3800.9">
            <text:p>3800,90</text:p>
          </table:table-cell>
          <table:table-cell table:style-name="ce5" table:formula="oooc:=[.K39]+IF([.C40];0;[.I40])" office:value-type="float" office:value="2901.7">
            <text:p>2901,70</text:p>
          </table:table-cell>
          <table:table-cell table:number-columns-repeated="245"/>
        </table:table-row>
        <table:table-row table:style-name="ro1">
          <table:table-cell office:value-type="float" office:value="18">
            <text:p>18</text:p>
          </table:table-cell>
          <table:table-cell/>
          <table:table-cell/>
          <table:table-cell office:value-type="float" office:value="48">
            <text:p>48</text:p>
          </table:table-cell>
          <table:table-cell office:value-type="string">
            <text:p>Tamil </text:p>
          </table:table-cell>
          <table:table-cell office:value-type="string">
            <text:p>tam</text:p>
          </table:table-cell>
          <table:table-cell office:value-type="string">
            <text:p>India </text:p>
          </table:table-cell>
          <table:table-cell office:value-type="float" office:value="17">
            <text:p>17</text:p>
          </table:table-cell>
          <table:table-cell office:value-type="float" office:value="65.7">
            <text:p>65,70</text:p>
          </table:table-cell>
          <table:table-cell table:formula="oooc:=[.J40]+IF([.A41];[.I41];0)" office:value-type="float" office:value="3866.6">
            <text:p>3866,60</text:p>
          </table:table-cell>
          <table:table-cell table:style-name="ce5" table:formula="oooc:=[.K40]+IF([.C41];0;[.I41])" office:value-type="float" office:value="2967.4">
            <text:p>2967,4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12">
            <text:p>12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Panjabi, Western </text:p>
          </table:table-cell>
          <table:table-cell office:value-type="string">
            <text:p>pnb</text:p>
          </table:table-cell>
          <table:table-cell office:value-type="string">
            <text:p>Pakistan </text:p>
          </table:table-cell>
          <table:table-cell office:value-type="float" office:value="7">
            <text:p>7</text:p>
          </table:table-cell>
          <table:table-cell office:value-type="float" office:value="62.6">
            <text:p>62,60</text:p>
          </table:table-cell>
          <table:table-cell table:formula="oooc:=[.J41]+IF([.A42];[.I42];0)" office:value-type="float" office:value="3866.6">
            <text:p>3866,60</text:p>
          </table:table-cell>
          <table:table-cell table:style-name="ce5" table:formula="oooc:=[.K41]+IF([.C42];0;[.I42])" office:value-type="float" office:value="3030">
            <text:p>3030,00</text:p>
          </table:table-cell>
          <table:table-cell table:number-columns-repeated="245"/>
        </table:table-row>
        <table:table-row table:style-name="ro1">
          <table:table-cell office:value-type="float" office:value="19">
            <text:p>19</text:p>
          </table:table-cell>
          <table:table-cell/>
          <table:table-cell/>
          <table:table-cell office:value-type="float" office:value="49">
            <text:p>49</text:p>
          </table:table-cell>
          <table:table-cell office:value-type="string">
            <text:p>Italian </text:p>
          </table:table-cell>
          <table:table-cell office:value-type="string">
            <text:p>ita</text:p>
          </table:table-cell>
          <table:table-cell office:value-type="string">
            <text:p>Italy </text:p>
          </table:table-cell>
          <table:table-cell office:value-type="float" office:value="34">
            <text:p>34</text:p>
          </table:table-cell>
          <table:table-cell office:value-type="float" office:value="61.7">
            <text:p>61,70</text:p>
          </table:table-cell>
          <table:table-cell table:formula="oooc:=[.J42]+IF([.A43];[.I43];0)" office:value-type="float" office:value="3928.3">
            <text:p>3928,30</text:p>
          </table:table-cell>
          <table:table-cell table:style-name="ce5" table:formula="oooc:=[.K42]+IF([.C43];0;[.I43])" office:value-type="float" office:value="3091.7">
            <text:p>3091,70</text:p>
          </table:table-cell>
          <table:table-cell table:number-columns-repeated="245"/>
        </table:table-row>
        <table:table-row table:style-name="ro1">
          <table:table-cell office:value-type="float" office:value="20">
            <text:p>20</text:p>
          </table:table-cell>
          <table:table-cell/>
          <table:table-cell/>
          <table:table-cell office:value-type="float" office:value="50">
            <text:p>50</text:p>
          </table:table-cell>
          <table:table-cell office:value-type="string">
            <text:p>Urdu </text:p>
          </table:table-cell>
          <table:table-cell office:value-type="string">
            <text:p>urd</text:p>
          </table:table-cell>
          <table:table-cell office:value-type="string">
            <text:p>Pakistan </text:p>
          </table:table-cell>
          <table:table-cell office:value-type="float" office:value="23">
            <text:p>23</text:p>
          </table:table-cell>
          <table:table-cell office:value-type="float" office:value="60.6">
            <text:p>60,60</text:p>
          </table:table-cell>
          <table:table-cell table:formula="oooc:=[.J43]+IF([.A44];[.I44];0)" office:value-type="float" office:value="3988.9">
            <text:p>3988,90</text:p>
          </table:table-cell>
          <table:table-cell table:style-name="ce5" table:formula="oooc:=[.K43]+IF([.C44];0;[.I44])" office:value-type="float" office:value="3152.3">
            <text:p>3152,3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Chinese, Yue </text:p>
          </table:table-cell>
          <table:table-cell office:value-type="string">
            <text:p>yue</text:p>
          </table:table-cell>
          <table:table-cell office:value-type="string">
            <text:p>China </text:p>
          </table:table-cell>
          <table:table-cell office:value-type="float" office:value="20">
            <text:p>20</text:p>
          </table:table-cell>
          <table:table-cell office:value-type="float" office:value="55.5">
            <text:p>55,50</text:p>
          </table:table-cell>
          <table:table-cell table:formula="oooc:=[.J44]+IF([.A45];[.I45];0)" office:value-type="float" office:value="3988.9">
            <text:p>3988,90</text:p>
          </table:table-cell>
          <table:table-cell table:style-name="ce5" table:formula="oooc:=[.K44]+IF([.C45];0;[.I45])" office:value-type="float" office:value="3207.8">
            <text:p>3207,8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4">
            <text:p>4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Arabic, Egyptian Spoken </text:p>
          </table:table-cell>
          <table:table-cell office:value-type="string">
            <text:p>arz</text:p>
          </table:table-cell>
          <table:table-cell office:value-type="string">
            <text:p>Egypt </text:p>
          </table:table-cell>
          <table:table-cell office:value-type="float" office:value="10">
            <text:p>10</text:p>
          </table:table-cell>
          <table:table-cell office:value-type="float" office:value="54">
            <text:p>54,00</text:p>
          </table:table-cell>
          <table:table-cell table:formula="oooc:=[.J45]+IF([.A46];[.I46];0)" office:value-type="float" office:value="3988.9">
            <text:p>3988,90</text:p>
          </table:table-cell>
          <table:table-cell table:style-name="ce5" table:formula="oooc:=[.K45]+IF([.C46];0;[.I46])" office:value-type="float" office:value="3261.8">
            <text:p>3261,80</text:p>
          </table:table-cell>
          <table:table-cell table:number-columns-repeated="245"/>
        </table:table-row>
        <table:table-row table:style-name="ro1">
          <table:table-cell office:value-type="float" office:value="21">
            <text:p>21</text:p>
          </table:table-cell>
          <table:table-cell/>
          <table:table-cell/>
          <table:table-cell office:value-type="float" office:value="51">
            <text:p>51</text:p>
          </table:table-cell>
          <table:table-cell office:value-type="string">
            <text:p>Turkish </text:p>
          </table:table-cell>
          <table:table-cell office:value-type="string">
            <text:p>tur</text:p>
          </table:table-cell>
          <table:table-cell office:value-type="string">
            <text:p>Turkey </text:p>
          </table:table-cell>
          <table:table-cell office:value-type="float" office:value="36">
            <text:p>36</text:p>
          </table:table-cell>
          <table:table-cell office:value-type="float" office:value="50.8">
            <text:p>50,80</text:p>
          </table:table-cell>
          <table:table-cell table:formula="oooc:=[.J46]+IF([.A47];[.I47];0)" office:value-type="float" office:value="4039.7">
            <text:p>4039,70</text:p>
          </table:table-cell>
          <table:table-cell table:style-name="ce5" table:formula="oooc:=[.K46]+IF([.C47];0;[.I47])" office:value-type="float" office:value="3312.6">
            <text:p>3312,6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string">
            <text:p>Chinese, Min Nan </text:p>
          </table:table-cell>
          <table:table-cell office:value-type="string">
            <text:p>nan</text:p>
          </table:table-cell>
          <table:table-cell office:value-type="string">
            <text:p>China </text:p>
          </table:table-cell>
          <table:table-cell office:value-type="float" office:value="10">
            <text:p>10</text:p>
          </table:table-cell>
          <table:table-cell office:value-type="float" office:value="47.3">
            <text:p>47,30</text:p>
          </table:table-cell>
          <table:table-cell table:formula="oooc:=[.J47]+IF([.A48];[.I48];0)" office:value-type="float" office:value="4039.7">
            <text:p>4039,70</text:p>
          </table:table-cell>
          <table:table-cell table:style-name="ce5" table:formula="oooc:=[.K47]+IF([.C48];0;[.I48])" office:value-type="float" office:value="3359.9">
            <text:p>3359,90</text:p>
          </table:table-cell>
          <table:table-cell table:number-columns-repeated="245"/>
        </table:table-row>
        <table:table-row table:style-name="ro1">
          <table:table-cell office:value-type="float" office:value="22">
            <text:p>22</text:p>
          </table:table-cell>
          <table:table-cell/>
          <table:table-cell/>
          <table:table-cell office:value-type="float" office:value="52">
            <text:p>52</text:p>
          </table:table-cell>
          <table:table-cell office:value-type="string">
            <text:p>Gujarati </text:p>
          </table:table-cell>
          <table:table-cell office:value-type="string">
            <text:p>guj</text:p>
          </table:table-cell>
          <table:table-cell office:value-type="string">
            <text:p>India </text:p>
          </table:table-cell>
          <table:table-cell office:value-type="float" office:value="20">
            <text:p>20</text:p>
          </table:table-cell>
          <table:table-cell office:value-type="float" office:value="46.5">
            <text:p>46,50</text:p>
          </table:table-cell>
          <table:table-cell table:formula="oooc:=[.J48]+IF([.A49];[.I49];0)" office:value-type="float" office:value="4086.2">
            <text:p>4086,20</text:p>
          </table:table-cell>
          <table:table-cell table:style-name="ce5" table:formula="oooc:=[.K48]+IF([.C49];0;[.I49])" office:value-type="float" office:value="3406.4">
            <text:p>3406,4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string">
            <text:p>Chinese, Jinyu </text:p>
          </table:table-cell>
          <table:table-cell office:value-type="string">
            <text:p>cjy</text:p>
          </table:table-cell>
          <table:table-cell office:value-type="string">
            <text:p>China </text:p>
          </table:table-cell>
          <table:table-cell office:value-type="float" office:value="1">
            <text:p>1</text:p>
          </table:table-cell>
          <table:table-cell office:value-type="float" office:value="45">
            <text:p>45,00</text:p>
          </table:table-cell>
          <table:table-cell table:formula="oooc:=[.J49]+IF([.A50];[.I50];0)" office:value-type="float" office:value="4086.2">
            <text:p>4086,20</text:p>
          </table:table-cell>
          <table:table-cell table:style-name="ce5" table:formula="oooc:=[.K49]+IF([.C50];0;[.I50])" office:value-type="float" office:value="3451.4">
            <text:p>3451,40</text:p>
          </table:table-cell>
          <table:table-cell table:number-columns-repeated="245"/>
        </table:table-row>
        <table:table-row table:style-name="ro1">
          <table:table-cell office:value-type="float" office:value="23">
            <text:p>23</text:p>
          </table:table-cell>
          <table:table-cell/>
          <table:table-cell/>
          <table:table-cell office:value-type="float" office:value="53">
            <text:p>53</text:p>
          </table:table-cell>
          <table:table-cell office:value-type="string">
            <text:p>Polish </text:p>
          </table:table-cell>
          <table:table-cell office:value-type="string">
            <text:p>pol</text:p>
          </table:table-cell>
          <table:table-cell office:value-type="string">
            <text:p>Poland </text:p>
          </table:table-cell>
          <table:table-cell office:value-type="float" office:value="23">
            <text:p>23</text:p>
          </table:table-cell>
          <table:table-cell office:value-type="float" office:value="40">
            <text:p>40,00</text:p>
          </table:table-cell>
          <table:table-cell table:formula="oooc:=[.J50]+IF([.A51];[.I51];0)" office:value-type="float" office:value="4126.2">
            <text:p>4126,20</text:p>
          </table:table-cell>
          <table:table-cell table:style-name="ce5" table:formula="oooc:=[.K50]+IF([.C51];0;[.I51])" office:value-type="float" office:value="3491.4">
            <text:p>3491,40</text:p>
          </table:table-cell>
          <table:table-cell table:number-columns-repeated="245"/>
        </table:table-row>
        <table:table-row table:style-name="ro1">
          <table:table-cell office:value-type="float" office:value="25">
            <text:p>25</text:p>
          </table:table-cell>
          <table:table-cell/>
          <table:table-cell/>
          <table:table-cell office:value-type="float" office:value="56">
            <text:p>56</text:p>
          </table:table-cell>
          <table:table-cell office:value-type="string">
            <text:p>Bhojpuri </text:p>
          </table:table-cell>
          <table:table-cell office:value-type="string">
            <text:p>bho</text:p>
          </table:table-cell>
          <table:table-cell office:value-type="string">
            <text:p>India </text:p>
          </table:table-cell>
          <table:table-cell office:value-type="float" office:value="3">
            <text:p>3</text:p>
          </table:table-cell>
          <table:table-cell office:value-type="float" office:value="38.5">
            <text:p>38,50</text:p>
          </table:table-cell>
          <table:table-cell table:formula="oooc:=[.J51]+IF([.A52];[.I52];0)" office:value-type="float" office:value="4164.7">
            <text:p>4164,70</text:p>
          </table:table-cell>
          <table:table-cell table:style-name="ce5" table:formula="oooc:=[.K51]+IF([.C52];0;[.I52])" office:value-type="float" office:value="3529.9">
            <text:p>3529,90</text:p>
          </table:table-cell>
          <table:table-cell table:number-columns-repeated="245"/>
        </table:table-row>
        <table:table-row table:style-name="ro1">
          <table:table-cell office:value-type="float" office:value="26">
            <text:p>26</text:p>
          </table:table-cell>
          <table:table-cell/>
          <table:table-cell/>
          <table:table-cell office:value-type="float" office:value="57">
            <text:p>57</text:p>
          </table:table-cell>
          <table:table-cell office:value-type="string">
            <text:p>Awadhi </text:p>
          </table:table-cell>
          <table:table-cell office:value-type="string">
            <text:p>awa</text:p>
          </table:table-cell>
          <table:table-cell office:value-type="string">
            <text:p>India </text:p>
          </table:table-cell>
          <table:table-cell office:value-type="float" office:value="2">
            <text:p>2</text:p>
          </table:table-cell>
          <table:table-cell office:value-type="float" office:value="38.3">
            <text:p>38,30</text:p>
          </table:table-cell>
          <table:table-cell table:formula="oooc:=[.J52]+IF([.A53];[.I53];0)" office:value-type="float" office:value="4203">
            <text:p>4203,00</text:p>
          </table:table-cell>
          <table:table-cell table:style-name="ce5" table:formula="oooc:=[.K52]+IF([.C53];0;[.I53])" office:value-type="float" office:value="3568.2">
            <text:p>3568,20</text:p>
          </table:table-cell>
          <table:table-cell table:number-columns-repeated="245"/>
        </table:table-row>
        <table:table-row table:style-name="ro1">
          <table:table-cell office:value-type="float" office:value="27">
            <text:p>27</text:p>
          </table:table-cell>
          <table:table-cell/>
          <table:table-cell/>
          <table:table-cell office:value-type="float" office:value="58">
            <text:p>58</text:p>
          </table:table-cell>
          <table:table-cell office:value-type="string">
            <text:p>Ukrainian </text:p>
          </table:table-cell>
          <table:table-cell office:value-type="string">
            <text:p>ukr</text:p>
          </table:table-cell>
          <table:table-cell office:value-type="string">
            <text:p>Ukraine </text:p>
          </table:table-cell>
          <table:table-cell office:value-type="float" office:value="27">
            <text:p>27</text:p>
          </table:table-cell>
          <table:table-cell office:value-type="float" office:value="37">
            <text:p>37,00</text:p>
          </table:table-cell>
          <table:table-cell table:formula="oooc:=[.J53]+IF([.A54];[.I54];0)" office:value-type="float" office:value="4240">
            <text:p>4240,00</text:p>
          </table:table-cell>
          <table:table-cell table:style-name="ce5" table:formula="oooc:=[.K53]+IF([.C54];0;[.I54])" office:value-type="float" office:value="3605.2">
            <text:p>3605,2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Chinese, Xiang </text:p>
          </table:table-cell>
          <table:table-cell office:value-type="string">
            <text:p>hsn</text:p>
          </table:table-cell>
          <table:table-cell office:value-type="string">
            <text:p>China </text:p>
          </table:table-cell>
          <table:table-cell office:value-type="float" office:value="2">
            <text:p>2</text:p>
          </table:table-cell>
          <table:table-cell office:value-type="float" office:value="36">
            <text:p>36,00</text:p>
          </table:table-cell>
          <table:table-cell table:formula="oooc:=[.J54]+IF([.A55];[.I55];0)" office:value-type="float" office:value="4240">
            <text:p>4240,00</text:p>
          </table:table-cell>
          <table:table-cell table:style-name="ce5" table:formula="oooc:=[.K54]+IF([.C55];0;[.I55])" office:value-type="float" office:value="3641.2">
            <text:p>3641,20</text:p>
          </table:table-cell>
          <table:table-cell table:number-columns-repeated="245"/>
        </table:table-row>
        <table:table-row table:style-name="ro1">
          <table:table-cell office:value-type="float" office:value="28">
            <text:p>28</text:p>
          </table:table-cell>
          <table:table-cell/>
          <table:table-cell/>
          <table:table-cell office:value-type="float" office:value="59">
            <text:p>59</text:p>
          </table:table-cell>
          <table:table-cell office:value-type="string">
            <text:p>Malayalam </text:p>
          </table:table-cell>
          <table:table-cell office:value-type="string">
            <text:p>mal</text:p>
          </table:table-cell>
          <table:table-cell office:value-type="string">
            <text:p>India </text:p>
          </table:table-cell>
          <table:table-cell office:value-type="float" office:value="11">
            <text:p>11</text:p>
          </table:table-cell>
          <table:table-cell office:value-type="float" office:value="35.9">
            <text:p>35,90</text:p>
          </table:table-cell>
          <table:table-cell table:formula="oooc:=[.J55]+IF([.A56];[.I56];0)" office:value-type="float" office:value="4275.9">
            <text:p>4275,90</text:p>
          </table:table-cell>
          <table:table-cell table:style-name="ce5" table:formula="oooc:=[.K55]+IF([.C56];0;[.I56])" office:value-type="float" office:value="3677.1">
            <text:p>3677,10</text:p>
          </table:table-cell>
          <table:table-cell table:number-columns-repeated="245"/>
        </table:table-row>
        <table:table-row table:style-name="ro1">
          <table:table-cell office:value-type="float" office:value="29">
            <text:p>29</text:p>
          </table:table-cell>
          <table:table-cell/>
          <table:table-cell/>
          <table:table-cell office:value-type="float" office:value="60">
            <text:p>60</text:p>
          </table:table-cell>
          <table:table-cell office:value-type="string">
            <text:p>Kannada </text:p>
          </table:table-cell>
          <table:table-cell office:value-type="string">
            <text:p>kan</text:p>
          </table:table-cell>
          <table:table-cell office:value-type="string">
            <text:p>India </text:p>
          </table:table-cell>
          <table:table-cell office:value-type="float" office:value="3">
            <text:p>3</text:p>
          </table:table-cell>
          <table:table-cell office:value-type="float" office:value="35.3">
            <text:p>35,30</text:p>
          </table:table-cell>
          <table:table-cell table:formula="oooc:=[.J56]+IF([.A57];[.I57];0)" office:value-type="float" office:value="4311.2">
            <text:p>4311,20</text:p>
          </table:table-cell>
          <table:table-cell table:style-name="ce5" table:formula="oooc:=[.K56]+IF([.C57];0;[.I57])" office:value-type="float" office:value="3712.4">
            <text:p>3712,40</text:p>
          </table:table-cell>
          <table:table-cell table:number-columns-repeated="245"/>
        </table:table-row>
        <table:table-row table:style-name="ro1">
          <table:table-cell office:value-type="float" office:value="30">
            <text:p>30</text:p>
          </table:table-cell>
          <table:table-cell/>
          <table:table-cell/>
          <table:table-cell office:value-type="float" office:value="61">
            <text:p>61</text:p>
          </table:table-cell>
          <table:table-cell office:value-type="string">
            <text:p>Maithili </text:p>
          </table:table-cell>
          <table:table-cell office:value-type="string">
            <text:p>mai</text:p>
          </table:table-cell>
          <table:table-cell office:value-type="string">
            <text:p>India </text:p>
          </table:table-cell>
          <table:table-cell office:value-type="float" office:value="2">
            <text:p>2</text:p>
          </table:table-cell>
          <table:table-cell office:value-type="float" office:value="34.7">
            <text:p>34,70</text:p>
          </table:table-cell>
          <table:table-cell table:formula="oooc:=[.J57]+IF([.A58];[.I58];0)" office:value-type="float" office:value="4345.9">
            <text:p>4345,90</text:p>
          </table:table-cell>
          <table:table-cell table:style-name="ce5" table:formula="oooc:=[.K57]+IF([.C58];0;[.I58])" office:value-type="float" office:value="3747.1">
            <text:p>3747,10</text:p>
          </table:table-cell>
          <table:table-cell table:number-columns-repeated="245"/>
        </table:table-row>
        <table:table-row table:style-name="ro1">
          <table:table-cell office:value-type="float" office:value="31">
            <text:p>31</text:p>
          </table:table-cell>
          <table:table-cell/>
          <table:table-cell/>
          <table:table-cell office:value-type="float" office:value="62">
            <text:p>62</text:p>
          </table:table-cell>
          <table:table-cell office:value-type="string">
            <text:p>Sunda </text:p>
          </table:table-cell>
          <table:table-cell office:value-type="string">
            <text:p>sun</text:p>
          </table:table-cell>
          <table:table-cell office:value-type="string">
            <text:p>Indonesia </text:p>
          </table:table-cell>
          <table:table-cell office:value-type="float" office:value="1">
            <text:p>1</text:p>
          </table:table-cell>
          <table:table-cell office:value-type="float" office:value="34">
            <text:p>34,00</text:p>
          </table:table-cell>
          <table:table-cell table:formula="oooc:=[.J58]+IF([.A59];[.I59];0)" office:value-type="float" office:value="4379.9">
            <text:p>4379,90</text:p>
          </table:table-cell>
          <table:table-cell table:style-name="ce5" table:formula="oooc:=[.K58]+IF([.C59];0;[.I59])" office:value-type="float" office:value="3781.1">
            <text:p>3781,10</text:p>
          </table:table-cell>
          <table:table-cell table:number-columns-repeated="245"/>
        </table:table-row>
        <table:table-row table:style-name="ro1">
          <table:table-cell office:value-type="float" office:value="32">
            <text:p>32</text:p>
          </table:table-cell>
          <table:table-cell/>
          <table:table-cell/>
          <table:table-cell office:value-type="float" office:value="63">
            <text:p>63</text:p>
          </table:table-cell>
          <table:table-cell office:value-type="string">
            <text:p>Burmese </text:p>
          </table:table-cell>
          <table:table-cell office:value-type="string">
            <text:p>mya</text:p>
          </table:table-cell>
          <table:table-cell office:value-type="string">
            <text:p>Myanmar </text:p>
          </table:table-cell>
          <table:table-cell office:value-type="float" office:value="5">
            <text:p>5</text:p>
          </table:table-cell>
          <table:table-cell office:value-type="float" office:value="32.3">
            <text:p>32,30</text:p>
          </table:table-cell>
          <table:table-cell table:formula="oooc:=[.J59]+IF([.A60];[.I60];0)" office:value-type="float" office:value="4412.2">
            <text:p>4412,20</text:p>
          </table:table-cell>
          <table:table-cell table:style-name="ce5" table:formula="oooc:=[.K59]+IF([.C60];0;[.I60])" office:value-type="float" office:value="3813.4">
            <text:p>3813,40</text:p>
          </table:table-cell>
          <table:table-cell table:number-columns-repeated="245"/>
        </table:table-row>
        <table:table-row table:style-name="ro1">
          <table:table-cell office:value-type="float" office:value="33">
            <text:p>33</text:p>
          </table:table-cell>
          <table:table-cell/>
          <table:table-cell/>
          <table:table-cell office:value-type="float" office:value="64">
            <text:p>64</text:p>
          </table:table-cell>
          <table:table-cell office:value-type="string">
            <text:p>Oriya </text:p>
          </table:table-cell>
          <table:table-cell office:value-type="string">
            <text:p>ori</text:p>
          </table:table-cell>
          <table:table-cell office:value-type="string">
            <text:p>India </text:p>
          </table:table-cell>
          <table:table-cell office:value-type="float" office:value="2">
            <text:p>2</text:p>
          </table:table-cell>
          <table:table-cell office:value-type="float" office:value="31.7">
            <text:p>31,70</text:p>
          </table:table-cell>
          <table:table-cell table:formula="oooc:=[.J60]+IF([.A61];[.I61];0)" office:value-type="float" office:value="4443.9">
            <text:p>4443,90</text:p>
          </table:table-cell>
          <table:table-cell table:style-name="ce5" table:formula="oooc:=[.K60]+IF([.C61];0;[.I61])" office:value-type="float" office:value="3845.1">
            <text:p>3845,1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hinese, Hakka </text:p>
          </table:table-cell>
          <table:table-cell office:value-type="string">
            <text:p>hak</text:p>
          </table:table-cell>
          <table:table-cell office:value-type="string">
            <text:p>China </text:p>
          </table:table-cell>
          <table:table-cell office:value-type="float" office:value="17">
            <text:p>17</text:p>
          </table:table-cell>
          <table:table-cell office:value-type="float" office:value="30">
            <text:p>30,00</text:p>
          </table:table-cell>
          <table:table-cell table:formula="oooc:=[.J61]+IF([.A62];[.I62];0)" office:value-type="float" office:value="4443.9">
            <text:p>4443,90</text:p>
          </table:table-cell>
          <table:table-cell table:style-name="ce5" table:formula="oooc:=[.K61]+IF([.C62];0;[.I62])" office:value-type="float" office:value="3875.1">
            <text:p>3875,10</text:p>
          </table:table-cell>
          <table:table-cell table:number-columns-repeated="245"/>
        </table:table-row>
        <table:table-row table:style-name="ro1">
          <table:table-cell office:value-type="float" office:value="36">
            <text:p>36</text:p>
          </table:table-cell>
          <table:table-cell/>
          <table:table-cell/>
          <table:table-cell office:value-type="float" office:value="73">
            <text:p>73</text:p>
          </table:table-cell>
          <table:table-cell office:value-type="string">
            <text:p>Panjabi, Eastern </text:p>
          </table:table-cell>
          <table:table-cell office:value-type="string">
            <text:p>pan</text:p>
          </table:table-cell>
          <table:table-cell office:value-type="string">
            <text:p>India </text:p>
          </table:table-cell>
          <table:table-cell office:value-type="float" office:value="12">
            <text:p>12</text:p>
          </table:table-cell>
          <table:table-cell office:value-type="float" office:value="28.2">
            <text:p>28,20</text:p>
          </table:table-cell>
          <table:table-cell table:formula="oooc:=[.J62]+IF([.A63];[.I63];0)" office:value-type="float" office:value="4472.1">
            <text:p>4472,10</text:p>
          </table:table-cell>
          <table:table-cell table:style-name="ce5" table:formula="oooc:=[.K62]+IF([.C63];0;[.I63])" office:value-type="float" office:value="3903.3">
            <text:p>3903,30</text:p>
          </table:table-cell>
          <table:table-cell table:number-columns-repeated="245"/>
        </table:table-row>
        <table:table-row table:style-name="ro1">
          <table:table-cell office:value-type="float" office:value="38">
            <text:p>38</text:p>
          </table:table-cell>
          <table:table-cell/>
          <table:table-cell/>
          <table:table-cell office:value-type="float" office:value="75">
            <text:p>75</text:p>
          </table:table-cell>
          <table:table-cell office:value-type="string">
            <text:p>Hausa </text:p>
          </table:table-cell>
          <table:table-cell office:value-type="string">
            <text:p>hau</text:p>
          </table:table-cell>
          <table:table-cell office:value-type="string">
            <text:p>Nigeria </text:p>
          </table:table-cell>
          <table:table-cell office:value-type="float" office:value="13">
            <text:p>13</text:p>
          </table:table-cell>
          <table:table-cell office:value-type="float" office:value="25">
            <text:p>25,00</text:p>
          </table:table-cell>
          <table:table-cell table:formula="oooc:=[.J63]+IF([.A64];[.I64];0)" office:value-type="float" office:value="4497.1">
            <text:p>4497,10</text:p>
          </table:table-cell>
          <table:table-cell table:style-name="ce5" table:formula="oooc:=[.K63]+IF([.C64];0;[.I64])" office:value-type="float" office:value="3928.3">
            <text:p>3928,30</text:p>
          </table:table-cell>
          <table:table-cell table:number-columns-repeated="245"/>
        </table:table-row>
        <table:table-row table:style-name="ro1">
          <table:table-cell office:value-type="float" office:value="37">
            <text:p>37</text:p>
          </table:table-cell>
          <table:table-cell/>
          <table:table-cell/>
          <table:table-cell office:value-type="float" office:value="74">
            <text:p>74</text:p>
          </table:table-cell>
          <table:table-cell office:value-type="string">
            <text:p>Filipino </text:p>
          </table:table-cell>
          <table:table-cell office:value-type="string">
            <text:p>fil</text:p>
          </table:table-cell>
          <table:table-cell office:value-type="string">
            <text:p>Philippines </text:p>
          </table:table-cell>
          <table:table-cell office:value-type="float" office:value="1">
            <text:p>1</text:p>
          </table:table-cell>
          <table:table-cell office:value-type="float" office:value="25">
            <text:p>25,00</text:p>
          </table:table-cell>
          <table:table-cell table:formula="oooc:=[.J64]+IF([.A65];[.I65];0)" office:value-type="float" office:value="4522.1">
            <text:p>4522,10</text:p>
          </table:table-cell>
          <table:table-cell table:style-name="ce5" table:formula="oooc:=[.K64]+IF([.C65];0;[.I65])" office:value-type="float" office:value="3953.3">
            <text:p>3953,30</text:p>
          </table:table-cell>
          <table:table-cell table:number-columns-repeated="245"/>
        </table:table-row>
        <table:table-row table:style-name="ro1">
          <table:table-cell office:value-type="float" office:value="39">
            <text:p>39</text:p>
          </table:table-cell>
          <table:table-cell/>
          <table:table-cell/>
          <table:table-cell office:value-type="float" office:value="76">
            <text:p>76</text:p>
          </table:table-cell>
          <table:table-cell office:value-type="string">
            <text:p>Tagalog </text:p>
          </table:table-cell>
          <table:table-cell office:value-type="string">
            <text:p>tgl</text:p>
          </table:table-cell>
          <table:table-cell office:value-type="string">
            <text:p>Philippines </text:p>
          </table:table-cell>
          <table:table-cell office:value-type="float" office:value="8">
            <text:p>8</text:p>
          </table:table-cell>
          <table:table-cell office:value-type="float" office:value="23.9">
            <text:p>23,90</text:p>
          </table:table-cell>
          <table:table-cell table:formula="oooc:=[.J65]+IF([.A66];[.I66];0)" office:value-type="float" office:value="4546">
            <text:p>4546,00</text:p>
          </table:table-cell>
          <table:table-cell table:style-name="ce5" table:formula="oooc:=[.K65]+IF([.C66];0;[.I66])" office:value-type="float" office:value="3977.2">
            <text:p>3977,2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34">
            <text:p>34</text:p>
          </table:table-cell>
          <table:table-cell/>
          <table:table-cell office:value-type="float" office:value="67">
            <text:p>67</text:p>
          </table:table-cell>
          <table:table-cell office:value-type="string">
            <text:p>Farsi, Western </text:p>
          </table:table-cell>
          <table:table-cell office:value-type="string">
            <text:p>pes</text:p>
          </table:table-cell>
          <table:table-cell office:value-type="string">
            <text:p>Iran </text:p>
          </table:table-cell>
          <table:table-cell office:value-type="float" office:value="27">
            <text:p>27</text:p>
          </table:table-cell>
          <table:table-cell office:value-type="float" office:value="23.9">
            <text:p>23,90</text:p>
          </table:table-cell>
          <table:table-cell table:formula="oooc:=[.J66]+IF([.A67];[.I67];0)" office:value-type="float" office:value="4546">
            <text:p>4546,00</text:p>
          </table:table-cell>
          <table:table-cell table:style-name="ce5" table:formula="oooc:=[.K66]+IF([.C67];0;[.I67])" office:value-type="float" office:value="4001.1">
            <text:p>4001,10</text:p>
          </table:table-cell>
          <table:table-cell table:number-columns-repeated="245"/>
        </table:table-row>
        <table:table-row table:style-name="ro1">
          <table:table-cell office:value-type="float" office:value="40">
            <text:p>40</text:p>
          </table:table-cell>
          <table:table-cell/>
          <table:table-cell/>
          <table:table-cell office:value-type="float" office:value="77">
            <text:p>77</text:p>
          </table:table-cell>
          <table:table-cell office:value-type="string">
            <text:p>Romanian </text:p>
          </table:table-cell>
          <table:table-cell office:value-type="string">
            <text:p>ron</text:p>
          </table:table-cell>
          <table:table-cell office:value-type="string">
            <text:p>Romania </text:p>
          </table:table-cell>
          <table:table-cell office:value-type="float" office:value="20">
            <text:p>20</text:p>
          </table:table-cell>
          <table:table-cell office:value-type="float" office:value="23.4">
            <text:p>23,40</text:p>
          </table:table-cell>
          <table:table-cell table:formula="oooc:=[.J67]+IF([.A68];[.I68];0)" office:value-type="float" office:value="4569.4">
            <text:p>4569,40</text:p>
          </table:table-cell>
          <table:table-cell table:style-name="ce5" table:formula="oooc:=[.K67]+IF([.C68];0;[.I68])" office:value-type="float" office:value="4024.5">
            <text:p>4024,50</text:p>
          </table:table-cell>
          <table:table-cell table:number-columns-repeated="245"/>
        </table:table-row>
        <table:table-row table:style-name="ro1">
          <table:table-cell office:value-type="float" office:value="41">
            <text:p>41</text:p>
          </table:table-cell>
          <table:table-cell/>
          <table:table-cell/>
          <table:table-cell office:value-type="float" office:value="78">
            <text:p>78</text:p>
          </table:table-cell>
          <table:table-cell office:value-type="string">
            <text:p>Indonesian </text:p>
          </table:table-cell>
          <table:table-cell office:value-type="string">
            <text:p>ind</text:p>
          </table:table-cell>
          <table:table-cell office:value-type="string">
            <text:p>Indonesia </text:p>
          </table:table-cell>
          <table:table-cell office:value-type="float" office:value="6">
            <text:p>6</text:p>
          </table:table-cell>
          <table:table-cell office:value-type="float" office:value="23.2">
            <text:p>23,20</text:p>
          </table:table-cell>
          <table:table-cell table:formula="oooc:=[.J68]+IF([.A69];[.I69];0)" office:value-type="float" office:value="4592.6">
            <text:p>4592,60</text:p>
          </table:table-cell>
          <table:table-cell table:style-name="ce5" table:formula="oooc:=[.K68]+IF([.C69];0;[.I69])" office:value-type="float" office:value="4047.7">
            <text:p>4047,7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4">
            <text:p>4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Arabic, Algerian Spoken </text:p>
          </table:table-cell>
          <table:table-cell office:value-type="string">
            <text:p>arq</text:p>
          </table:table-cell>
          <table:table-cell office:value-type="string">
            <text:p>Algeria </text:p>
          </table:table-cell>
          <table:table-cell office:value-type="float" office:value="6">
            <text:p>6</text:p>
          </table:table-cell>
          <table:table-cell office:value-type="float" office:value="22.4">
            <text:p>22,40</text:p>
          </table:table-cell>
          <table:table-cell table:formula="oooc:=[.J69]+IF([.A70];[.I70];0)" office:value-type="float" office:value="4592.6">
            <text:p>4592,60</text:p>
          </table:table-cell>
          <table:table-cell table:style-name="ce5" table:formula="oooc:=[.K69]+IF([.C70];0;[.I70])" office:value-type="float" office:value="4070.1">
            <text:p>4070,10</text:p>
          </table:table-cell>
          <table:table-cell table:number-columns-repeated="245"/>
        </table:table-row>
        <table:table-row table:style-name="ro1">
          <table:table-cell office:value-type="float" office:value="42">
            <text:p>42</text:p>
          </table:table-cell>
          <table:table-cell/>
          <table:table-cell/>
          <table:table-cell office:value-type="float" office:value="79">
            <text:p>79</text:p>
          </table:table-cell>
          <table:table-cell office:value-type="string">
            <text:p>Dutch </text:p>
          </table:table-cell>
          <table:table-cell office:value-type="string">
            <text:p>nld</text:p>
          </table:table-cell>
          <table:table-cell office:value-type="string">
            <text:p>Netherlands </text:p>
          </table:table-cell>
          <table:table-cell office:value-type="float" office:value="12">
            <text:p>12</text:p>
          </table:table-cell>
          <table:table-cell office:value-type="float" office:value="21.7">
            <text:p>21,70</text:p>
          </table:table-cell>
          <table:table-cell table:formula="oooc:=[.J70]+IF([.A71];[.I71];0)" office:value-type="float" office:value="4614.3">
            <text:p>4614,30</text:p>
          </table:table-cell>
          <table:table-cell table:style-name="ce5" table:formula="oooc:=[.K70]+IF([.C71];0;[.I71])" office:value-type="float" office:value="4091.8">
            <text:p>4091,80</text:p>
          </table:table-cell>
          <table:table-cell table:number-columns-repeated="245"/>
        </table:table-row>
        <table:table-row table:style-name="ro1">
          <table:table-cell office:value-type="float" office:value="43">
            <text:p>43</text:p>
          </table:table-cell>
          <table:table-cell/>
          <table:table-cell/>
          <table:table-cell office:value-type="float" office:value="80">
            <text:p>80</text:p>
          </table:table-cell>
          <table:table-cell office:value-type="string">
            <text:p>Sindhi </text:p>
          </table:table-cell>
          <table:table-cell office:value-type="string">
            <text:p>snd</text:p>
          </table:table-cell>
          <table:table-cell office:value-type="string">
            <text:p>Pakistan </text:p>
          </table:table-cell>
          <table:table-cell office:value-type="float" office:value="8">
            <text:p>8</text:p>
          </table:table-cell>
          <table:table-cell office:value-type="float" office:value="21.4">
            <text:p>21,40</text:p>
          </table:table-cell>
          <table:table-cell table:formula="oooc:=[.J71]+IF([.A72];[.I72];0)" office:value-type="float" office:value="4635.7">
            <text:p>4635,70</text:p>
          </table:table-cell>
          <table:table-cell table:style-name="ce5" table:formula="oooc:=[.K71]+IF([.C72];0;[.I72])" office:value-type="float" office:value="4113.2">
            <text:p>4113,2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4">
            <text:p>4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Arabic, Moroccan Spoken </text:p>
          </table:table-cell>
          <table:table-cell office:value-type="string">
            <text:p>ary</text:p>
          </table:table-cell>
          <table:table-cell office:value-type="string">
            <text:p>Morocco </text:p>
          </table:table-cell>
          <table:table-cell office:value-type="float" office:value="10">
            <text:p>10</text:p>
          </table:table-cell>
          <table:table-cell office:value-type="float" office:value="21">
            <text:p>21,00</text:p>
          </table:table-cell>
          <table:table-cell table:formula="oooc:=[.J72]+IF([.A73];[.I73];0)" office:value-type="float" office:value="4635.7">
            <text:p>4635,70</text:p>
          </table:table-cell>
          <table:table-cell table:style-name="ce5" table:formula="oooc:=[.K72]+IF([.C73];0;[.I73])" office:value-type="float" office:value="4134.2">
            <text:p>4134,2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hinese, Gan </text:p>
          </table:table-cell>
          <table:table-cell office:value-type="string">
            <text:p>gan</text:p>
          </table:table-cell>
          <table:table-cell office:value-type="string">
            <text:p>China </text:p>
          </table:table-cell>
          <table:table-cell office:value-type="float" office:value="1">
            <text:p>1</text:p>
          </table:table-cell>
          <table:table-cell office:value-type="float" office:value="20.6">
            <text:p>20,60</text:p>
          </table:table-cell>
          <table:table-cell table:formula="oooc:=[.J73]+IF([.A74];[.I74];0)" office:value-type="float" office:value="4635.7">
            <text:p>4635,70</text:p>
          </table:table-cell>
          <table:table-cell table:style-name="ce5" table:formula="oooc:=[.K73]+IF([.C74];0;[.I74])" office:value-type="float" office:value="4154.8">
            <text:p>4154,80</text:p>
          </table:table-cell>
          <table:table-cell table:number-columns-repeated="245"/>
        </table:table-row>
        <table:table-row table:style-name="ro1">
          <table:table-cell office:value-type="float" office:value="44">
            <text:p>44</text:p>
          </table:table-cell>
          <table:table-cell/>
          <table:table-cell/>
          <table:table-cell office:value-type="float" office:value="81">
            <text:p>81</text:p>
          </table:table-cell>
          <table:table-cell office:value-type="string">
            <text:p>Thai </text:p>
          </table:table-cell>
          <table:table-cell office:value-type="string">
            <text:p>tha</text:p>
          </table:table-cell>
          <table:table-cell office:value-type="string">
            <text:p>Thailand </text:p>
          </table:table-cell>
          <table:table-cell office:value-type="float" office:value="5">
            <text:p>5</text:p>
          </table:table-cell>
          <table:table-cell office:value-type="float" office:value="20.4">
            <text:p>20,40</text:p>
          </table:table-cell>
          <table:table-cell table:formula="oooc:=[.J74]+IF([.A75];[.I75];0)" office:value-type="float" office:value="4656.1">
            <text:p>4656,10</text:p>
          </table:table-cell>
          <table:table-cell table:style-name="ce5" table:formula="oooc:=[.K74]+IF([.C75];0;[.I75])" office:value-type="float" office:value="4175.2">
            <text:p>4175,20</text:p>
          </table:table-cell>
          <table:table-cell table:number-columns-repeated="245"/>
        </table:table-row>
        <table:table-row table:style-name="ro1">
          <table:table-cell office:value-type="float" office:value="48">
            <text:p>48</text:p>
          </table:table-cell>
          <table:table-cell/>
          <table:table-cell/>
          <table:table-cell office:value-type="float" office:value="90">
            <text:p>90</text:p>
          </table:table-cell>
          <table:table-cell office:value-type="string">
            <text:p>Yoruba </text:p>
          </table:table-cell>
          <table:table-cell office:value-type="string">
            <text:p>yor</text:p>
          </table:table-cell>
          <table:table-cell office:value-type="string">
            <text:p>Nigeria </text:p>
          </table:table-cell>
          <table:table-cell office:value-type="float" office:value="6">
            <text:p>6</text:p>
          </table:table-cell>
          <table:table-cell office:value-type="float" office:value="19.4">
            <text:p>19,40</text:p>
          </table:table-cell>
          <table:table-cell table:formula="oooc:=[.J75]+IF([.A76];[.I76];0)" office:value-type="float" office:value="4675.5">
            <text:p>4675,50</text:p>
          </table:table-cell>
          <table:table-cell table:style-name="ce5" table:formula="oooc:=[.K75]+IF([.C76];0;[.I76])" office:value-type="float" office:value="4194.6">
            <text:p>4194,6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4">
            <text:p>4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Arabic, Sa'idi Spoken </text:p>
          </table:table-cell>
          <table:table-cell office:value-type="string">
            <text:p>aec</text:p>
          </table:table-cell>
          <table:table-cell office:value-type="string">
            <text:p>Egypt </text:p>
          </table:table-cell>
          <table:table-cell office:value-type="float" office:value="1">
            <text:p>1</text:p>
          </table:table-cell>
          <table:table-cell office:value-type="float" office:value="19">
            <text:p>19,00</text:p>
          </table:table-cell>
          <table:table-cell table:formula="oooc:=[.J76]+IF([.A77];[.I77];0)" office:value-type="float" office:value="4675.5">
            <text:p>4675,50</text:p>
          </table:table-cell>
          <table:table-cell table:style-name="ce5" table:formula="oooc:=[.K76]+IF([.C77];0;[.I77])" office:value-type="float" office:value="4213.6">
            <text:p>4213,6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46">
            <text:p>46</text:p>
          </table:table-cell>
          <table:table-cell/>
          <table:table-cell office:value-type="float" office:value="86">
            <text:p>86</text:p>
          </table:table-cell>
          <table:table-cell office:value-type="string">
            <text:p>Uzbek, Northern </text:p>
          </table:table-cell>
          <table:table-cell office:value-type="string">
            <text:p>uzn</text:p>
          </table:table-cell>
          <table:table-cell office:value-type="string">
            <text:p>Uzbekistan </text:p>
          </table:table-cell>
          <table:table-cell office:value-type="float" office:value="12">
            <text:p>12</text:p>
          </table:table-cell>
          <table:table-cell office:value-type="float" office:value="18.8">
            <text:p>18,80</text:p>
          </table:table-cell>
          <table:table-cell table:formula="oooc:=[.J77]+IF([.A78];[.I78];0)" office:value-type="float" office:value="4675.5">
            <text:p>4675,50</text:p>
          </table:table-cell>
          <table:table-cell table:style-name="ce5" table:formula="oooc:=[.K77]+IF([.C78];0;[.I78])" office:value-type="float" office:value="4232.4">
            <text:p>4232,40</text:p>
          </table:table-cell>
          <table:table-cell table:number-columns-repeated="245"/>
        </table:table-row>
        <table:table-row table:style-name="ro1">
          <table:table-cell office:value-type="float" office:value="50">
            <text:p>50</text:p>
          </table:table-cell>
          <table:table-cell/>
          <table:table-cell/>
          <table:table-cell office:value-type="float" office:value="94">
            <text:p>94</text:p>
          </table:table-cell>
          <table:table-cell office:value-type="string">
            <text:p>Igbo </text:p>
          </table:table-cell>
          <table:table-cell office:value-type="string">
            <text:p>ibo</text:p>
          </table:table-cell>
          <table:table-cell office:value-type="string">
            <text:p>Nigeria </text:p>
          </table:table-cell>
          <table:table-cell office:value-type="float" office:value="1">
            <text:p>1</text:p>
          </table:table-cell>
          <table:table-cell office:value-type="float" office:value="18">
            <text:p>18,00</text:p>
          </table:table-cell>
          <table:table-cell table:formula="oooc:=[.J78]+IF([.A79];[.I79];0)" office:value-type="float" office:value="4693.5">
            <text:p>4693,50</text:p>
          </table:table-cell>
          <table:table-cell table:style-name="ce5" table:formula="oooc:=[.K78]+IF([.C79];0;[.I79])" office:value-type="float" office:value="4250.4">
            <text:p>4250,40</text:p>
          </table:table-cell>
          <table:table-cell table:number-columns-repeated="245"/>
        </table:table-row>
        <table:table-row table:style-name="ro1">
          <table:table-cell office:value-type="float" office:value="52">
            <text:p>52</text:p>
          </table:table-cell>
          <table:table-cell/>
          <table:table-cell/>
          <table:table-cell office:value-type="float" office:value="96">
            <text:p>96</text:p>
          </table:table-cell>
          <table:table-cell office:value-type="string">
            <text:p>Chhattisgarhi </text:p>
          </table:table-cell>
          <table:table-cell office:value-type="string">
            <text:p>hne</text:p>
          </table:table-cell>
          <table:table-cell office:value-type="string">
            <text:p>India </text:p>
          </table:table-cell>
          <table:table-cell office:value-type="float" office:value="1">
            <text:p>1</text:p>
          </table:table-cell>
          <table:table-cell office:value-type="float" office:value="17.5">
            <text:p>17,50</text:p>
          </table:table-cell>
          <table:table-cell table:formula="oooc:=[.J79]+IF([.A80];[.I80];0)" office:value-type="float" office:value="4711">
            <text:p>4711,00</text:p>
          </table:table-cell>
          <table:table-cell table:style-name="ce5" table:formula="oooc:=[.K79]+IF([.C80];0;[.I80])" office:value-type="float" office:value="4267.9">
            <text:p>4267,90</text:p>
          </table:table-cell>
          <table:table-cell table:number-columns-repeated="245"/>
        </table:table-row>
        <table:table-row table:style-name="ro1">
          <table:table-cell office:value-type="float" office:value="51">
            <text:p>51</text:p>
          </table:table-cell>
          <table:table-cell/>
          <table:table-cell/>
          <table:table-cell office:value-type="float" office:value="95">
            <text:p>95</text:p>
          </table:table-cell>
          <table:table-cell office:value-type="string">
            <text:p>Amharic </text:p>
          </table:table-cell>
          <table:table-cell office:value-type="string">
            <text:p>amh</text:p>
          </table:table-cell>
          <table:table-cell office:value-type="string">
            <text:p>Ethiopia </text:p>
          </table:table-cell>
          <table:table-cell office:value-type="float" office:value="6">
            <text:p>6</text:p>
          </table:table-cell>
          <table:table-cell office:value-type="float" office:value="17.5">
            <text:p>17,50</text:p>
          </table:table-cell>
          <table:table-cell table:formula="oooc:=[.J80]+IF([.A81];[.I81];0)" office:value-type="float" office:value="4728.5">
            <text:p>4728,50</text:p>
          </table:table-cell>
          <table:table-cell table:style-name="ce5" table:formula="oooc:=[.K80]+IF([.C81];0;[.I81])" office:value-type="float" office:value="4285.4">
            <text:p>4285,40</text:p>
          </table:table-cell>
          <table:table-cell table:number-columns-repeated="245"/>
        </table:table-row>
        <table:table-row table:style-name="ro1">
          <table:table-cell office:value-type="float" office:value="54">
            <text:p>54</text:p>
          </table:table-cell>
          <table:table-cell/>
          <table:table-cell/>
          <table:table-cell office:value-type="float" office:value="101">
            <text:p>101</text:p>
          </table:table-cell>
          <table:table-cell office:value-type="string">
            <text:p>Assamese </text:p>
          </table:table-cell>
          <table:table-cell office:value-type="string">
            <text:p>asm</text:p>
          </table:table-cell>
          <table:table-cell office:value-type="string">
            <text:p>India </text:p>
          </table:table-cell>
          <table:table-cell office:value-type="float" office:value="4">
            <text:p>4</text:p>
          </table:table-cell>
          <table:table-cell office:value-type="float" office:value="16.8">
            <text:p>16,80</text:p>
          </table:table-cell>
          <table:table-cell table:formula="oooc:=[.J81]+IF([.A82];[.I82];0)" office:value-type="float" office:value="4745.3">
            <text:p>4745,30</text:p>
          </table:table-cell>
          <table:table-cell table:style-name="ce5" table:formula="oooc:=[.K81]+IF([.C82];0;[.I82])" office:value-type="float" office:value="4302.2">
            <text:p>4302,2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Arabic, Sudanese Spoken </text:p>
          </table:table-cell>
          <table:table-cell office:value-type="string">
            <text:p>apd</text:p>
          </table:table-cell>
          <table:table-cell office:value-type="string">
            <text:p>Sudan </text:p>
          </table:table-cell>
          <table:table-cell office:value-type="float" office:value="6">
            <text:p>6</text:p>
          </table:table-cell>
          <table:table-cell office:value-type="float" office:value="16.8">
            <text:p>16,80</text:p>
          </table:table-cell>
          <table:table-cell table:formula="oooc:=[.J82]+IF([.A83];[.I83];0)" office:value-type="float" office:value="4745.3">
            <text:p>4745,30</text:p>
          </table:table-cell>
          <table:table-cell table:style-name="ce5" table:formula="oooc:=[.K82]+IF([.C83];0;[.I83])" office:value-type="float" office:value="4319">
            <text:p>4319,00</text:p>
          </table:table-cell>
          <table:table-cell table:number-columns-repeated="245"/>
        </table:table-row>
        <table:table-row table:style-name="ro1">
          <table:table-cell office:value-type="float" office:value="57">
            <text:p>57</text:p>
          </table:table-cell>
          <table:table-cell/>
          <table:table-cell/>
          <table:table-cell office:value-type="float" office:value="109">
            <text:p>109</text:p>
          </table:table-cell>
          <table:table-cell office:value-type="string">
            <text:p>Cebuano </text:p>
          </table:table-cell>
          <table:table-cell office:value-type="string">
            <text:p>ceb</text:p>
          </table:table-cell>
          <table:table-cell office:value-type="string">
            <text:p>Philippines </text:p>
          </table:table-cell>
          <table:table-cell office:value-type="float" office:value="2">
            <text:p>2</text:p>
          </table:table-cell>
          <table:table-cell office:value-type="float" office:value="15.8">
            <text:p>15,80</text:p>
          </table:table-cell>
          <table:table-cell table:formula="oooc:=[.J83]+IF([.A84];[.I84];0)" office:value-type="float" office:value="4761.1">
            <text:p>4761,10</text:p>
          </table:table-cell>
          <table:table-cell table:style-name="ce5" table:formula="oooc:=[.K83]+IF([.C84];0;[.I84])" office:value-type="float" office:value="4334.8">
            <text:p>4334,80</text:p>
          </table:table-cell>
          <table:table-cell table:number-columns-repeated="245"/>
        </table:table-row>
        <table:table-row table:style-name="ro1">
          <table:table-cell office:value-type="float" office:value="58">
            <text:p>58</text:p>
          </table:table-cell>
          <table:table-cell/>
          <table:table-cell/>
          <table:table-cell office:value-type="float" office:value="110">
            <text:p>110</text:p>
          </table:table-cell>
          <table:table-cell office:value-type="string">
            <text:p>Sinhala </text:p>
          </table:table-cell>
          <table:table-cell office:value-type="string">
            <text:p>sin</text:p>
          </table:table-cell>
          <table:table-cell office:value-type="string">
            <text:p>Sri Lanka </text:p>
          </table:table-cell>
          <table:table-cell office:value-type="float" office:value="8">
            <text:p>8</text:p>
          </table:table-cell>
          <table:table-cell office:value-type="float" office:value="15.6">
            <text:p>15,60</text:p>
          </table:table-cell>
          <table:table-cell table:formula="oooc:=[.J84]+IF([.A85];[.I85];0)" office:value-type="float" office:value="4776.7">
            <text:p>4776,70</text:p>
          </table:table-cell>
          <table:table-cell table:style-name="ce5" table:formula="oooc:=[.K84]+IF([.C85];0;[.I85])" office:value-type="float" office:value="4350.4">
            <text:p>4350,4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4">
            <text:p>4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Arabic, Mesopotamian Spoken </text:p>
          </table:table-cell>
          <table:table-cell office:value-type="string">
            <text:p>acm</text:p>
          </table:table-cell>
          <table:table-cell office:value-type="string">
            <text:p>Iraq </text:p>
          </table:table-cell>
          <table:table-cell office:value-type="float" office:value="5">
            <text:p>5</text:p>
          </table:table-cell>
          <table:table-cell office:value-type="float" office:value="15.1">
            <text:p>15,10</text:p>
          </table:table-cell>
          <table:table-cell table:formula="oooc:=[.J85]+IF([.A86];[.I86];0)" office:value-type="float" office:value="4776.7">
            <text:p>4776,70</text:p>
          </table:table-cell>
          <table:table-cell table:style-name="ce5" table:formula="oooc:=[.K85]+IF([.C86];0;[.I86])" office:value-type="float" office:value="4365.5">
            <text:p>4365,50</text:p>
          </table:table-cell>
          <table:table-cell table:number-columns-repeated="245"/>
        </table:table-row>
        <table:table-row table:style-name="ro1">
          <table:table-cell office:value-type="float" office:value="60">
            <text:p>60</text:p>
          </table:table-cell>
          <table:table-cell/>
          <table:table-cell/>
          <table:table-cell office:value-type="float" office:value="112">
            <text:p>112</text:p>
          </table:table-cell>
          <table:table-cell office:value-type="string">
            <text:p>Thai, Northeastern </text:p>
          </table:table-cell>
          <table:table-cell office:value-type="string">
            <text:p>tts</text:p>
          </table:table-cell>
          <table:table-cell office:value-type="string">
            <text:p>Thailand </text:p>
          </table:table-cell>
          <table:table-cell office:value-type="float" office:value="1">
            <text:p>1</text:p>
          </table:table-cell>
          <table:table-cell office:value-type="float" office:value="15">
            <text:p>15,00</text:p>
          </table:table-cell>
          <table:table-cell table:formula="oooc:=[.J86]+IF([.A87];[.I87];0)" office:value-type="float" office:value="4791.7">
            <text:p>4791,70</text:p>
          </table:table-cell>
          <table:table-cell table:style-name="ce5" table:formula="oooc:=[.K86]+IF([.C87];0;[.I87])" office:value-type="float" office:value="4380.5">
            <text:p>4380,50</text:p>
          </table:table-cell>
          <table:table-cell table:number-columns-repeated="245"/>
        </table:table-row>
        <table:table-row table:style-name="ro1">
          <table:table-cell office:value-type="float" office:value="59">
            <text:p>59</text:p>
          </table:table-cell>
          <table:table-cell/>
          <table:table-cell/>
          <table:table-cell office:value-type="float" office:value="111">
            <text:p>111</text:p>
          </table:table-cell>
          <table:table-cell office:value-type="string">
            <text:p>Rangpuri </text:p>
          </table:table-cell>
          <table:table-cell office:value-type="string">
            <text:p>rkt</text:p>
          </table:table-cell>
          <table:table-cell office:value-type="string">
            <text:p>Bangladesh </text:p>
          </table:table-cell>
          <table:table-cell office:value-type="float" office:value="2">
            <text:p>2</text:p>
          </table:table-cell>
          <table:table-cell office:value-type="float" office:value="15">
            <text:p>15,00</text:p>
          </table:table-cell>
          <table:table-cell table:formula="oooc:=[.J87]+IF([.A88];[.I88];0)" office:value-type="float" office:value="4806.7">
            <text:p>4806,70</text:p>
          </table:table-cell>
          <table:table-cell table:style-name="ce5" table:formula="oooc:=[.K87]+IF([.C88];0;[.I88])" office:value-type="float" office:value="4395.5">
            <text:p>4395,50</text:p>
          </table:table-cell>
          <table:table-cell table:number-columns-repeated="245"/>
        </table:table-row>
        <table:table-row table:style-name="ro1">
          <table:table-cell office:value-type="float" office:value="61">
            <text:p>61</text:p>
          </table:table-cell>
          <table:table-cell/>
          <table:table-cell/>
          <table:table-cell office:value-type="float" office:value="113">
            <text:p>113</text:p>
          </table:table-cell>
          <table:table-cell office:value-type="string">
            <text:p>Zhuang </text:p>
          </table:table-cell>
          <table:table-cell office:value-type="string">
            <text:p>zha</text:p>
          </table:table-cell>
          <table:table-cell office:value-type="string">
            <text:p>China </text:p>
          </table:table-cell>
          <table:table-cell office:value-type="float" office:value="2">
            <text:p>2</text:p>
          </table:table-cell>
          <table:table-cell office:value-type="float" office:value="14.9">
            <text:p>14,90</text:p>
          </table:table-cell>
          <table:table-cell table:formula="oooc:=[.J88]+IF([.A89];[.I89];0)" office:value-type="float" office:value="4821.6">
            <text:p>4821,60</text:p>
          </table:table-cell>
          <table:table-cell table:style-name="ce5" table:formula="oooc:=[.K88]+IF([.C89];0;[.I89])" office:value-type="float" office:value="4410.4">
            <text:p>4410,4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4">
            <text:p>4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Arabic, North Levantine Spoken </text:p>
          </table:table-cell>
          <table:table-cell office:value-type="string">
            <text:p>apc</text:p>
          </table:table-cell>
          <table:table-cell office:value-type="string">
            <text:p>Syria </text:p>
          </table:table-cell>
          <table:table-cell office:value-type="float" office:value="16">
            <text:p>16</text:p>
          </table:table-cell>
          <table:table-cell office:value-type="float" office:value="14.4">
            <text:p>14,40</text:p>
          </table:table-cell>
          <table:table-cell table:formula="oooc:=[.J89]+IF([.A90];[.I90];0)" office:value-type="float" office:value="4821.6">
            <text:p>4821,60</text:p>
          </table:table-cell>
          <table:table-cell table:style-name="ce5" table:formula="oooc:=[.K89]+IF([.C90];0;[.I90])" office:value-type="float" office:value="4424.8">
            <text:p>4424,80</text:p>
          </table:table-cell>
          <table:table-cell table:number-columns-repeated="245"/>
        </table:table-row>
        <table:table-row table:style-name="ro1">
          <table:table-cell office:value-type="float" office:value="63">
            <text:p>63</text:p>
          </table:table-cell>
          <table:table-cell/>
          <table:table-cell/>
          <table:table-cell office:value-type="float" office:value="116">
            <text:p>116</text:p>
          </table:table-cell>
          <table:table-cell office:value-type="string">
            <text:p>Nepali </text:p>
          </table:table-cell>
          <table:table-cell office:value-type="string">
            <text:p>nep</text:p>
          </table:table-cell>
          <table:table-cell office:value-type="string">
            <text:p>Nepal </text:p>
          </table:table-cell>
          <table:table-cell office:value-type="float" office:value="5">
            <text:p>5</text:p>
          </table:table-cell>
          <table:table-cell office:value-type="float" office:value="13.9">
            <text:p>13,90</text:p>
          </table:table-cell>
          <table:table-cell table:formula="oooc:=[.J90]+IF([.A91];[.I91];0)" office:value-type="float" office:value="4835.5">
            <text:p>4835,50</text:p>
          </table:table-cell>
          <table:table-cell table:style-name="ce5" table:formula="oooc:=[.K90]+IF([.C91];0;[.I91])" office:value-type="float" office:value="4438.7">
            <text:p>4438,70</text:p>
          </table:table-cell>
          <table:table-cell table:number-columns-repeated="245"/>
        </table:table-row>
        <table:table-row table:style-name="ro1">
          <table:table-cell office:value-type="float" office:value="64">
            <text:p>64</text:p>
          </table:table-cell>
          <table:table-cell/>
          <table:table-cell/>
          <table:table-cell office:value-type="float" office:value="117">
            <text:p>117</text:p>
          </table:table-cell>
          <table:table-cell office:value-type="string">
            <text:p>Somali </text:p>
          </table:table-cell>
          <table:table-cell office:value-type="string">
            <text:p>som</text:p>
          </table:table-cell>
          <table:table-cell office:value-type="string">
            <text:p>Somalia </text:p>
          </table:table-cell>
          <table:table-cell office:value-type="float" office:value="13">
            <text:p>13</text:p>
          </table:table-cell>
          <table:table-cell office:value-type="float" office:value="13.9">
            <text:p>13,90</text:p>
          </table:table-cell>
          <table:table-cell table:formula="oooc:=[.J91]+IF([.A92];[.I92];0)" office:value-type="float" office:value="4849.4">
            <text:p>4849,40</text:p>
          </table:table-cell>
          <table:table-cell table:style-name="ce5" table:formula="oooc:=[.K91]+IF([.C92];0;[.I92])" office:value-type="float" office:value="4452.6">
            <text:p>4452,6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12">
            <text:p>12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Seraiki </text:p>
          </table:table-cell>
          <table:table-cell office:value-type="string">
            <text:p>skr</text:p>
          </table:table-cell>
          <table:table-cell office:value-type="string">
            <text:p>Pakistan </text:p>
          </table:table-cell>
          <table:table-cell office:value-type="float" office:value="3">
            <text:p>3</text:p>
          </table:table-cell>
          <table:table-cell office:value-type="float" office:value="13.8">
            <text:p>13,80</text:p>
          </table:table-cell>
          <table:table-cell table:formula="oooc:=[.J92]+IF([.A93];[.I93];0)" office:value-type="float" office:value="4849.4">
            <text:p>4849,40</text:p>
          </table:table-cell>
          <table:table-cell table:style-name="ce5" table:formula="oooc:=[.K92]+IF([.C93];0;[.I93])" office:value-type="float" office:value="4466.4">
            <text:p>4466,40</text:p>
          </table:table-cell>
          <table:table-cell table:number-columns-repeated="245"/>
        </table:table-row>
        <table:table-row table:style-name="ro1">
          <table:table-cell office:value-type="float" office:value="66">
            <text:p>66</text:p>
          </table:table-cell>
          <table:table-cell/>
          <table:table-cell/>
          <table:table-cell office:value-type="float" office:value="119">
            <text:p>119</text:p>
          </table:table-cell>
          <table:table-cell office:value-type="string">
            <text:p>Madura </text:p>
          </table:table-cell>
          <table:table-cell office:value-type="string">
            <text:p>mad</text:p>
          </table:table-cell>
          <table:table-cell office:value-type="string">
            <text:p>Indonesia </text:p>
          </table:table-cell>
          <table:table-cell office:value-type="float" office:value="2">
            <text:p>2</text:p>
          </table:table-cell>
          <table:table-cell office:value-type="float" office:value="13.6">
            <text:p>13,60</text:p>
          </table:table-cell>
          <table:table-cell table:formula="oooc:=[.J93]+IF([.A94];[.I94];0)" office:value-type="float" office:value="4863">
            <text:p>4863,00</text:p>
          </table:table-cell>
          <table:table-cell table:style-name="ce5" table:formula="oooc:=[.K93]+IF([.C94];0;[.I94])" office:value-type="float" office:value="4480">
            <text:p>4480,00</text:p>
          </table:table-cell>
          <table:table-cell table:number-columns-repeated="245"/>
        </table:table-row>
        <table:table-row table:style-name="ro1">
          <table:table-cell office:value-type="float" office:value="65">
            <text:p>65</text:p>
          </table:table-cell>
          <table:table-cell/>
          <table:table-cell/>
          <table:table-cell office:value-type="float" office:value="118">
            <text:p>118</text:p>
          </table:table-cell>
          <table:table-cell office:value-type="string">
            <text:p>Khmer, Central </text:p>
          </table:table-cell>
          <table:table-cell office:value-type="string">
            <text:p>khm</text:p>
          </table:table-cell>
          <table:table-cell office:value-type="string">
            <text:p>Cambodia </text:p>
          </table:table-cell>
          <table:table-cell office:value-type="float" office:value="7">
            <text:p>7</text:p>
          </table:table-cell>
          <table:table-cell office:value-type="float" office:value="13.6">
            <text:p>13,60</text:p>
          </table:table-cell>
          <table:table-cell table:formula="oooc:=[.J94]+IF([.A95];[.I95];0)" office:value-type="float" office:value="4876.6">
            <text:p>4876,60</text:p>
          </table:table-cell>
          <table:table-cell table:style-name="ce5" table:formula="oooc:=[.K94]+IF([.C95];0;[.I95])" office:value-type="float" office:value="4493.6">
            <text:p>4493,60</text:p>
          </table:table-cell>
          <table:table-cell table:number-columns-repeated="245"/>
        </table:table-row>
        <table:table-row table:style-name="ro1">
          <table:table-cell office:value-type="float" office:value="67">
            <text:p>67</text:p>
          </table:table-cell>
          <table:table-cell/>
          <table:table-cell/>
          <table:table-cell office:value-type="float" office:value="120">
            <text:p>120</text:p>
          </table:table-cell>
          <table:table-cell office:value-type="string">
            <text:p>Bavarian </text:p>
          </table:table-cell>
          <table:table-cell office:value-type="string">
            <text:p>bar</text:p>
          </table:table-cell>
          <table:table-cell office:value-type="string">
            <text:p>Austria </text:p>
          </table:table-cell>
          <table:table-cell office:value-type="float" office:value="4">
            <text:p>4</text:p>
          </table:table-cell>
          <table:table-cell office:value-type="float" office:value="13.3">
            <text:p>13,30</text:p>
          </table:table-cell>
          <table:table-cell table:formula="oooc:=[.J95]+IF([.A96];[.I96];0)" office:value-type="float" office:value="4889.9">
            <text:p>4889,90</text:p>
          </table:table-cell>
          <table:table-cell table:style-name="ce5" table:formula="oooc:=[.K95]+IF([.C96];0;[.I96])" office:value-type="float" office:value="4506.9">
            <text:p>4506,90</text:p>
          </table:table-cell>
          <table:table-cell table:number-columns-repeated="245"/>
        </table:table-row>
        <table:table-row table:style-name="ro1">
          <table:table-cell office:value-type="float" office:value="68">
            <text:p>68</text:p>
          </table:table-cell>
          <table:table-cell/>
          <table:table-cell/>
          <table:table-cell office:value-type="float" office:value="121">
            <text:p>121</text:p>
          </table:table-cell>
          <table:table-cell office:value-type="string">
            <text:p>Greek </text:p>
          </table:table-cell>
          <table:table-cell office:value-type="string">
            <text:p>ell</text:p>
          </table:table-cell>
          <table:table-cell office:value-type="string">
            <text:p>Greece </text:p>
          </table:table-cell>
          <table:table-cell office:value-type="float" office:value="38">
            <text:p>38</text:p>
          </table:table-cell>
          <table:table-cell office:value-type="float" office:value="13.1">
            <text:p>13,10</text:p>
          </table:table-cell>
          <table:table-cell table:formula="oooc:=[.J96]+IF([.A97];[.I97];0)" office:value-type="float" office:value="4903">
            <text:p>4903,00</text:p>
          </table:table-cell>
          <table:table-cell table:style-name="ce5" table:formula="oooc:=[.K96]+IF([.C97];0;[.I97])" office:value-type="float" office:value="4520">
            <text:p>4520,00</text:p>
          </table:table-cell>
          <table:table-cell table:number-columns-repeated="245"/>
        </table:table-row>
        <table:table-row table:style-name="ro1">
          <table:table-cell office:value-type="float" office:value="70">
            <text:p>70</text:p>
          </table:table-cell>
          <table:table-cell/>
          <table:table-cell/>
          <table:table-cell office:value-type="float" office:value="123">
            <text:p>123</text:p>
          </table:table-cell>
          <table:table-cell office:value-type="string">
            <text:p>Haryanvi </text:p>
          </table:table-cell>
          <table:table-cell office:value-type="string">
            <text:p>bgc</text:p>
          </table:table-cell>
          <table:table-cell office:value-type="string">
            <text:p>India </text:p>
          </table:table-cell>
          <table:table-cell office:value-type="float" office:value="1">
            <text:p>1</text:p>
          </table:table-cell>
          <table:table-cell office:value-type="float" office:value="13">
            <text:p>13,00</text:p>
          </table:table-cell>
          <table:table-cell table:formula="oooc:=[.J97]+IF([.A98];[.I98];0)" office:value-type="float" office:value="4916">
            <text:p>4916,00</text:p>
          </table:table-cell>
          <table:table-cell table:style-name="ce5" table:formula="oooc:=[.K97]+IF([.C98];0;[.I98])" office:value-type="float" office:value="4533">
            <text:p>4533,00</text:p>
          </table:table-cell>
          <table:table-cell table:number-columns-repeated="245"/>
        </table:table-row>
        <table:table-row table:style-name="ro1">
          <table:table-cell office:value-type="float" office:value="69">
            <text:p>69</text:p>
          </table:table-cell>
          <table:table-cell/>
          <table:table-cell/>
          <table:table-cell office:value-type="float" office:value="122">
            <text:p>122</text:p>
          </table:table-cell>
          <table:table-cell office:value-type="string">
            <text:p>Chittagonian </text:p>
          </table:table-cell>
          <table:table-cell office:value-type="string">
            <text:p>ctg</text:p>
          </table:table-cell>
          <table:table-cell office:value-type="string">
            <text:p>Bangladesh </text:p>
          </table:table-cell>
          <table:table-cell office:value-type="float" office:value="1">
            <text:p>1</text:p>
          </table:table-cell>
          <table:table-cell office:value-type="float" office:value="13">
            <text:p>13,00</text:p>
          </table:table-cell>
          <table:table-cell table:formula="oooc:=[.J98]+IF([.A99];[.I99];0)" office:value-type="float" office:value="4929">
            <text:p>4929,00</text:p>
          </table:table-cell>
          <table:table-cell table:style-name="ce5" table:formula="oooc:=[.K98]+IF([.C99];0;[.I99])" office:value-type="float" office:value="4546">
            <text:p>4546,00</text:p>
          </table:table-cell>
          <table:table-cell table:number-columns-repeated="245"/>
        </table:table-row>
        <table:table-row table:style-name="ro1">
          <table:table-cell office:value-type="float" office:value="71">
            <text:p>71</text:p>
          </table:table-cell>
          <table:table-cell/>
          <table:table-cell/>
          <table:table-cell office:value-type="float" office:value="124">
            <text:p>124</text:p>
          </table:table-cell>
          <table:table-cell office:value-type="string">
            <text:p>Magahi </text:p>
          </table:table-cell>
          <table:table-cell office:value-type="string">
            <text:p>mag</text:p>
          </table:table-cell>
          <table:table-cell office:value-type="string">
            <text:p>India </text:p>
          </table:table-cell>
          <table:table-cell office:value-type="float" office:value="1">
            <text:p>1</text:p>
          </table:table-cell>
          <table:table-cell office:value-type="float" office:value="13">
            <text:p>13,00</text:p>
          </table:table-cell>
          <table:table-cell table:formula="oooc:=[.J99]+IF([.A100];[.I100];0)" office:value-type="float" office:value="4942">
            <text:p>4942,00</text:p>
          </table:table-cell>
          <table:table-cell table:style-name="ce5" table:formula="oooc:=[.K99]+IF([.C100];0;[.I100])" office:value-type="float" office:value="4559">
            <text:p>4559,00</text:p>
          </table:table-cell>
          <table:table-cell table:number-columns-repeated="245"/>
        </table:table-row>
        <table:table-row table:style-name="ro1">
          <table:table-cell office:value-type="float" office:value="72">
            <text:p>72</text:p>
          </table:table-cell>
          <table:table-cell/>
          <table:table-cell/>
          <table:table-cell office:value-type="float" office:value="125">
            <text:p>125</text:p>
          </table:table-cell>
          <table:table-cell office:value-type="string">
            <text:p>Deccan </text:p>
          </table:table-cell>
          <table:table-cell office:value-type="string">
            <text:p>dcc</text:p>
          </table:table-cell>
          <table:table-cell office:value-type="string">
            <text:p>India </text:p>
          </table:table-cell>
          <table:table-cell office:value-type="float" office:value="1">
            <text:p>1</text:p>
          </table:table-cell>
          <table:table-cell office:value-type="float" office:value="12.8">
            <text:p>12,80</text:p>
          </table:table-cell>
          <table:table-cell table:formula="oooc:=[.J100]+IF([.A101];[.I101];0)" office:value-type="float" office:value="4954.8">
            <text:p>4954,80</text:p>
          </table:table-cell>
          <table:table-cell table:style-name="ce5" table:formula="oooc:=[.K100]+IF([.C101];0;[.I101])" office:value-type="float" office:value="4571.8">
            <text:p>4571,8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49">
            <text:p>49</text:p>
          </table:table-cell>
          <table:table-cell/>
          <table:table-cell office:value-type="float" office:value="93">
            <text:p>93</text:p>
          </table:table-cell>
          <table:table-cell office:value-type="string">
            <text:p>Azerbaijani, South </text:p>
          </table:table-cell>
          <table:table-cell office:value-type="string">
            <text:p>azb</text:p>
          </table:table-cell>
          <table:table-cell office:value-type="string">
            <text:p>Iran </text:p>
          </table:table-cell>
          <table:table-cell office:value-type="float" office:value="8">
            <text:p>8</text:p>
          </table:table-cell>
          <table:table-cell office:value-type="float" office:value="12.6">
            <text:p>12,60</text:p>
          </table:table-cell>
          <table:table-cell table:formula="oooc:=[.J101]+IF([.A102];[.I102];0)" office:value-type="float" office:value="4954.8">
            <text:p>4954,80</text:p>
          </table:table-cell>
          <table:table-cell table:style-name="ce5" table:formula="oooc:=[.K101]+IF([.C102];0;[.I102])" office:value-type="float" office:value="4584.4">
            <text:p>4584,40</text:p>
          </table:table-cell>
          <table:table-cell table:number-columns-repeated="245"/>
        </table:table-row>
        <table:table-row table:style-name="ro1">
          <table:table-cell office:value-type="float" office:value="73">
            <text:p>73</text:p>
          </table:table-cell>
          <table:table-cell/>
          <table:table-cell/>
          <table:table-cell office:value-type="float" office:value="126">
            <text:p>126</text:p>
          </table:table-cell>
          <table:table-cell office:value-type="string">
            <text:p>Hungarian </text:p>
          </table:table-cell>
          <table:table-cell office:value-type="string">
            <text:p>hun</text:p>
          </table:table-cell>
          <table:table-cell office:value-type="string">
            <text:p>Hungary </text:p>
          </table:table-cell>
          <table:table-cell office:value-type="float" office:value="14">
            <text:p>14</text:p>
          </table:table-cell>
          <table:table-cell office:value-type="float" office:value="12.5">
            <text:p>12,50</text:p>
          </table:table-cell>
          <table:table-cell table:formula="oooc:=[.J102]+IF([.A103];[.I103];0)" office:value-type="float" office:value="4967.3">
            <text:p>4967,30</text:p>
          </table:table-cell>
          <table:table-cell table:style-name="ce5" table:formula="oooc:=[.K102]+IF([.C103];0;[.I103])" office:value-type="float" office:value="4596.9">
            <text:p>4596,90</text:p>
          </table:table-cell>
          <table:table-cell table:number-columns-repeated="245"/>
        </table:table-row>
        <table:table-row table:style-name="ro1">
          <table:table-cell office:value-type="float" office:value="75">
            <text:p>75</text:p>
          </table:table-cell>
          <table:table-cell/>
          <table:table-cell/>
          <table:table-cell office:value-type="float" office:value="129">
            <text:p>129</text:p>
          </table:table-cell>
          <table:table-cell office:value-type="string">
            <text:p>Catalan-Valencian-Balear </text:p>
          </table:table-cell>
          <table:table-cell office:value-type="string">
            <text:p>cat</text:p>
          </table:table-cell>
          <table:table-cell office:value-type="string">
            <text:p>Spain </text:p>
          </table:table-cell>
          <table:table-cell office:value-type="float" office:value="18">
            <text:p>18</text:p>
          </table:table-cell>
          <table:table-cell office:value-type="float" office:value="11.5">
            <text:p>11,50</text:p>
          </table:table-cell>
          <table:table-cell table:formula="oooc:=[.J103]+IF([.A104];[.I104];0)" office:value-type="float" office:value="4978.8">
            <text:p>4978,80</text:p>
          </table:table-cell>
          <table:table-cell table:style-name="ce5" table:formula="oooc:=[.K103]+IF([.C104];0;[.I104])" office:value-type="float" office:value="4608.4">
            <text:p>4608,40</text:p>
          </table:table-cell>
          <table:table-cell table:number-columns-repeated="245"/>
        </table:table-row>
        <table:table-row table:style-name="ro1">
          <table:table-cell office:value-type="float" office:value="76">
            <text:p>76</text:p>
          </table:table-cell>
          <table:table-cell/>
          <table:table-cell/>
          <table:table-cell office:value-type="float" office:value="130">
            <text:p>130</text:p>
          </table:table-cell>
          <table:table-cell office:value-type="string">
            <text:p>Shona </text:p>
          </table:table-cell>
          <table:table-cell office:value-type="string">
            <text:p>sna</text:p>
          </table:table-cell>
          <table:table-cell office:value-type="string">
            <text:p>Zimbabwe </text:p>
          </table:table-cell>
          <table:table-cell office:value-type="float" office:value="5">
            <text:p>5</text:p>
          </table:table-cell>
          <table:table-cell office:value-type="float" office:value="10.8">
            <text:p>10,80</text:p>
          </table:table-cell>
          <table:table-cell table:formula="oooc:=[.J104]+IF([.A105];[.I105];0)" office:value-type="float" office:value="4989.6">
            <text:p>4989,60</text:p>
          </table:table-cell>
          <table:table-cell table:style-name="ce5" table:formula="oooc:=[.K104]+IF([.C105];0;[.I105])" office:value-type="float" office:value="4619.2">
            <text:p>4619,2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47">
            <text:p>47</text:p>
          </table:table-cell>
          <table:table-cell/>
          <table:table-cell office:value-type="float" office:value="89">
            <text:p>89</text:p>
          </table:table-cell>
          <table:table-cell office:value-type="string">
            <text:p>Malvi </text:p>
          </table:table-cell>
          <table:table-cell office:value-type="string">
            <text:p>mup</text:p>
          </table:table-cell>
          <table:table-cell office:value-type="string">
            <text:p>India </text:p>
          </table:table-cell>
          <table:table-cell office:value-type="float" office:value="1">
            <text:p>1</text:p>
          </table:table-cell>
          <table:table-cell office:value-type="float" office:value="10.4">
            <text:p>10,40</text:p>
          </table:table-cell>
          <table:table-cell table:formula="oooc:=[.J105]+IF([.A106];[.I106];0)" office:value-type="float" office:value="4989.6">
            <text:p>4989,60</text:p>
          </table:table-cell>
          <table:table-cell table:style-name="ce5" table:formula="oooc:=[.K105]+IF([.C106];0;[.I106])" office:value-type="float" office:value="4629.6">
            <text:p>4629,60</text:p>
          </table:table-cell>
          <table:table-cell table:number-columns-repeated="245"/>
        </table:table-row>
        <table:table-row table:style-name="ro1">
          <table:table-cell office:value-type="float" office:value="77">
            <text:p>77</text:p>
          </table:table-cell>
          <table:table-cell/>
          <table:table-cell/>
          <table:table-cell office:value-type="float" office:value="131">
            <text:p>131</text:p>
          </table:table-cell>
          <table:table-cell office:value-type="string">
            <text:p>Zulu </text:p>
          </table:table-cell>
          <table:table-cell office:value-type="string">
            <text:p>zul</text:p>
          </table:table-cell>
          <table:table-cell office:value-type="string">
            <text:p>South Africa </text:p>
          </table:table-cell>
          <table:table-cell office:value-type="float" office:value="6">
            <text:p>6</text:p>
          </table:table-cell>
          <table:table-cell office:value-type="float" office:value="10.3">
            <text:p>10,30</text:p>
          </table:table-cell>
          <table:table-cell table:formula="oooc:=[.J106]+IF([.A107];[.I107];0)" office:value-type="float" office:value="4999.9">
            <text:p>4999,90</text:p>
          </table:table-cell>
          <table:table-cell table:style-name="ce5" table:formula="oooc:=[.K106]+IF([.C107];0;[.I107])" office:value-type="float" office:value="4639.9">
            <text:p>4639,9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string">
            <text:p>Chinese, Min Bei </text:p>
          </table:table-cell>
          <table:table-cell office:value-type="string">
            <text:p>mnp</text:p>
          </table:table-cell>
          <table:table-cell office:value-type="string">
            <text:p>China </text:p>
          </table:table-cell>
          <table:table-cell office:value-type="float" office:value="2">
            <text:p>2</text:p>
          </table:table-cell>
          <table:table-cell office:value-type="float" office:value="10.3">
            <text:p>10,30</text:p>
          </table:table-cell>
          <table:table-cell table:formula="oooc:=[.J107]+IF([.A108];[.I108];0)" office:value-type="float" office:value="4999.9">
            <text:p>4999,90</text:p>
          </table:table-cell>
          <table:table-cell table:style-name="ce5" table:formula="oooc:=[.K107]+IF([.C108];0;[.I108])" office:value-type="float" office:value="4650.2">
            <text:p>4650,20</text:p>
          </table:table-cell>
          <table:table-cell table:number-columns-repeated="245"/>
        </table:table-row>
        <table:table-row table:style-name="ro1">
          <table:table-cell office:value-type="float" office:value="78">
            <text:p>78</text:p>
          </table:table-cell>
          <table:table-cell/>
          <table:table-cell/>
          <table:table-cell office:value-type="float" office:value="132">
            <text:p>132</text:p>
          </table:table-cell>
          <table:table-cell office:value-type="string">
            <text:p>Sylheti </text:p>
          </table:table-cell>
          <table:table-cell office:value-type="string">
            <text:p>syl</text:p>
          </table:table-cell>
          <table:table-cell office:value-type="string">
            <text:p>Bangladesh </text:p>
          </table:table-cell>
          <table:table-cell office:value-type="float" office:value="10">
            <text:p>10</text:p>
          </table:table-cell>
          <table:table-cell office:value-type="float" office:value="10.3">
            <text:p>10,30</text:p>
          </table:table-cell>
          <table:table-cell table:formula="oooc:=[.J108]+IF([.A109];[.I109];0)" office:value-type="float" office:value="5010.2">
            <text:p>5010,20</text:p>
          </table:table-cell>
          <table:table-cell table:style-name="ce5" table:formula="oooc:=[.K108]+IF([.C109];0;[.I109])" office:value-type="float" office:value="4660.5">
            <text:p>4660,5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24">
            <text:p>24</text:p>
          </table:table-cell>
          <table:table-cell/>
          <table:table-cell office:value-type="float" office:value="55">
            <text:p>55</text:p>
          </table:table-cell>
          <table:table-cell office:value-type="string">
            <text:p>Malay </text:p>
          </table:table-cell>
          <table:table-cell office:value-type="string">
            <text:p>zlm</text:p>
          </table:table-cell>
          <table:table-cell office:value-type="string">
            <text:p>Malaysia </text:p>
          </table:table-cell>
          <table:table-cell office:value-type="float" office:value="7">
            <text:p>7</text:p>
          </table:table-cell>
          <table:table-cell office:value-type="float" office:value="10.3">
            <text:p>10,30</text:p>
          </table:table-cell>
          <table:table-cell table:formula="oooc:=[.J109]+IF([.A110];[.I110];0)" office:value-type="float" office:value="5010.2">
            <text:p>5010,20</text:p>
          </table:table-cell>
          <table:table-cell table:style-name="ce5" table:formula="oooc:=[.K109]+IF([.C110];0;[.I110])" office:value-type="float" office:value="4670.8">
            <text:p>4670,8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4">
            <text:p>4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Arabic, Najdi Spoken </text:p>
          </table:table-cell>
          <table:table-cell office:value-type="string">
            <text:p>ars</text:p>
          </table:table-cell>
          <table:table-cell office:value-type="string">
            <text:p>Saudi Arabia </text:p>
          </table:table-cell>
          <table:table-cell office:value-type="float" office:value="7">
            <text:p>7</text:p>
          </table:table-cell>
          <table:table-cell office:value-type="float" office:value="10">
            <text:p>10,00</text:p>
          </table:table-cell>
          <table:table-cell table:formula="oooc:=[.J110]+IF([.A111];[.I111];0)" office:value-type="float" office:value="5010.2">
            <text:p>5010,20</text:p>
          </table:table-cell>
          <table:table-cell table:style-name="ce5" table:formula="oooc:=[.K110]+IF([.C111];0;[.I111])" office:value-type="float" office:value="4680.8">
            <text:p>4680,8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45">
            <text:p>45</text:p>
          </table:table-cell>
          <table:table-cell/>
          <table:table-cell office:value-type="float" office:value="84">
            <text:p>84</text:p>
          </table:table-cell>
          <table:table-cell office:value-type="string">
            <text:p>Pashto, Northern </text:p>
          </table:table-cell>
          <table:table-cell office:value-type="string">
            <text:p>pbu</text:p>
          </table:table-cell>
          <table:table-cell office:value-type="string">
            <text:p>Pakistan </text:p>
          </table:table-cell>
          <table:table-cell office:value-type="float" office:value="7">
            <text:p>7</text:p>
          </table:table-cell>
          <table:table-cell office:value-type="float" office:value="9.7">
            <text:p>9,70</text:p>
          </table:table-cell>
          <table:table-cell table:formula="oooc:=[.J111]+IF([.A112];[.I112];0)" office:value-type="float" office:value="5010.2">
            <text:p>5010,20</text:p>
          </table:table-cell>
          <table:table-cell table:style-name="ce5" table:formula="oooc:=[.K111]+IF([.C112];0;[.I112])" office:value-type="float" office:value="4690.5">
            <text:p>4690,50</text:p>
          </table:table-cell>
          <table:table-cell table:number-columns-repeated="245"/>
        </table:table-row>
        <table:table-row table:style-name="ro1">
          <table:table-cell office:value-type="float" office:value="81">
            <text:p>81</text:p>
          </table:table-cell>
          <table:table-cell/>
          <table:table-cell/>
          <table:table-cell office:value-type="float" office:value="136">
            <text:p>136</text:p>
          </table:table-cell>
          <table:table-cell office:value-type="string">
            <text:p>Czech </text:p>
          </table:table-cell>
          <table:table-cell office:value-type="string">
            <text:p>ces</text:p>
          </table:table-cell>
          <table:table-cell office:value-type="string">
            <text:p>Czech Republic </text:p>
          </table:table-cell>
          <table:table-cell office:value-type="float" office:value="12">
            <text:p>12</text:p>
          </table:table-cell>
          <table:table-cell office:value-type="float" office:value="9.5">
            <text:p>9,50</text:p>
          </table:table-cell>
          <table:table-cell table:formula="oooc:=[.J112]+IF([.A113];[.I113];0)" office:value-type="float" office:value="5019.7">
            <text:p>5019,70</text:p>
          </table:table-cell>
          <table:table-cell table:style-name="ce5" table:formula="oooc:=[.K112]+IF([.C113];0;[.I113])" office:value-type="float" office:value="4700">
            <text:p>4700,00</text:p>
          </table:table-cell>
          <table:table-cell table:number-columns-repeated="245"/>
        </table:table-row>
        <table:table-row table:style-name="ro1">
          <table:table-cell office:value-type="float" office:value="80">
            <text:p>80</text:p>
          </table:table-cell>
          <table:table-cell/>
          <table:table-cell/>
          <table:table-cell office:value-type="float" office:value="135">
            <text:p>135</text:p>
          </table:table-cell>
          <table:table-cell office:value-type="string">
            <text:p>Kanauji </text:p>
          </table:table-cell>
          <table:table-cell office:value-type="string">
            <text:p>bjj</text:p>
          </table:table-cell>
          <table:table-cell office:value-type="string">
            <text:p>India </text:p>
          </table:table-cell>
          <table:table-cell office:value-type="float" office:value="1">
            <text:p>1</text:p>
          </table:table-cell>
          <table:table-cell office:value-type="float" office:value="9.5">
            <text:p>9,50</text:p>
          </table:table-cell>
          <table:table-cell table:formula="oooc:=[.J113]+IF([.A114];[.I114];0)" office:value-type="float" office:value="5029.2">
            <text:p>5029,20</text:p>
          </table:table-cell>
          <table:table-cell table:style-name="ce5" table:formula="oooc:=[.K113]+IF([.C114];0;[.I114])" office:value-type="float" office:value="4709.5">
            <text:p>4709,5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4">
            <text:p>4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Arabic, Tunisian Spoken </text:p>
          </table:table-cell>
          <table:table-cell office:value-type="string">
            <text:p>aeb</text:p>
          </table:table-cell>
          <table:table-cell office:value-type="string">
            <text:p>Tunisia </text:p>
          </table:table-cell>
          <table:table-cell office:value-type="float" office:value="5">
            <text:p>5</text:p>
          </table:table-cell>
          <table:table-cell office:value-type="float" office:value="9.4">
            <text:p>9,40</text:p>
          </table:table-cell>
          <table:table-cell table:formula="oooc:=[.J114]+IF([.A115];[.I115];0)" office:value-type="float" office:value="5029.2">
            <text:p>5029,20</text:p>
          </table:table-cell>
          <table:table-cell table:style-name="ce5" table:formula="oooc:=[.K114]+IF([.C115];0;[.I115])" office:value-type="float" office:value="4718.9">
            <text:p>4718,9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56">
            <text:p>56</text:p>
          </table:table-cell>
          <table:table-cell/>
          <table:table-cell office:value-type="float" office:value="107">
            <text:p>107</text:p>
          </table:table-cell>
          <table:table-cell office:value-type="string">
            <text:p>Kurdish, Northern </text:p>
          </table:table-cell>
          <table:table-cell office:value-type="string">
            <text:p>kmr</text:p>
          </table:table-cell>
          <table:table-cell office:value-type="string">
            <text:p>Turkey </text:p>
          </table:table-cell>
          <table:table-cell office:value-type="float" office:value="32">
            <text:p>32</text:p>
          </table:table-cell>
          <table:table-cell office:value-type="float" office:value="9.3">
            <text:p>9,30</text:p>
          </table:table-cell>
          <table:table-cell table:formula="oooc:=[.J115]+IF([.A116];[.I116];0)" office:value-type="float" office:value="5029.2">
            <text:p>5029,20</text:p>
          </table:table-cell>
          <table:table-cell table:style-name="ce5" table:formula="oooc:=[.K115]+IF([.C116];0;[.I116])" office:value-type="float" office:value="4728.2">
            <text:p>4728,2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string">
            <text:p>Chinese, Min Dong </text:p>
          </table:table-cell>
          <table:table-cell office:value-type="string">
            <text:p>cdo</text:p>
          </table:table-cell>
          <table:table-cell office:value-type="string">
            <text:p>China </text:p>
          </table:table-cell>
          <table:table-cell office:value-type="float" office:value="7">
            <text:p>7</text:p>
          </table:table-cell>
          <table:table-cell office:value-type="float" office:value="9.1">
            <text:p>9,10</text:p>
          </table:table-cell>
          <table:table-cell table:formula="oooc:=[.J116]+IF([.A117];[.I117];0)" office:value-type="float" office:value="5029.2">
            <text:p>5029,20</text:p>
          </table:table-cell>
          <table:table-cell table:style-name="ce5" table:formula="oooc:=[.K116]+IF([.C117];0;[.I117])" office:value-type="float" office:value="4737.3">
            <text:p>4737,30</text:p>
          </table:table-cell>
          <table:table-cell table:number-columns-repeated="245"/>
        </table:table-row>
        <table:table-row table:style-name="ro1">
          <table:table-cell office:value-type="float" office:value="83">
            <text:p>83</text:p>
          </table:table-cell>
          <table:table-cell/>
          <table:table-cell/>
          <table:table-cell office:value-type="float" office:value="138">
            <text:p>138</text:p>
          </table:table-cell>
          <table:table-cell office:value-type="string">
            <text:p>Bulgarian </text:p>
          </table:table-cell>
          <table:table-cell office:value-type="string">
            <text:p>bul</text:p>
          </table:table-cell>
          <table:table-cell office:value-type="string">
            <text:p>Bulgaria </text:p>
          </table:table-cell>
          <table:table-cell office:value-type="float" office:value="16">
            <text:p>16</text:p>
          </table:table-cell>
          <table:table-cell office:value-type="float" office:value="9.1">
            <text:p>9,10</text:p>
          </table:table-cell>
          <table:table-cell table:formula="oooc:=[.J117]+IF([.A118];[.I118];0)" office:value-type="float" office:value="5038.3">
            <text:p>5038,30</text:p>
          </table:table-cell>
          <table:table-cell table:style-name="ce5" table:formula="oooc:=[.K117]+IF([.C118];0;[.I118])" office:value-type="float" office:value="4746.4">
            <text:p>4746,40</text:p>
          </table:table-cell>
          <table:table-cell table:number-columns-repeated="245"/>
        </table:table-row>
        <table:table-row table:style-name="ro1">
          <table:table-cell office:value-type="float" office:value="82">
            <text:p>82</text:p>
          </table:table-cell>
          <table:table-cell/>
          <table:table-cell/>
          <table:table-cell office:value-type="float" office:value="137">
            <text:p>137</text:p>
          </table:table-cell>
          <table:table-cell office:value-type="string">
            <text:p>Lombard </text:p>
          </table:table-cell>
          <table:table-cell office:value-type="string">
            <text:p>lmo</text:p>
          </table:table-cell>
          <table:table-cell office:value-type="string">
            <text:p>Italy </text:p>
          </table:table-cell>
          <table:table-cell office:value-type="float" office:value="3">
            <text:p>3</text:p>
          </table:table-cell>
          <table:table-cell office:value-type="float" office:value="9.1">
            <text:p>9,10</text:p>
          </table:table-cell>
          <table:table-cell table:formula="oooc:=[.J118]+IF([.A119];[.I119];0)" office:value-type="float" office:value="5047.4">
            <text:p>5047,40</text:p>
          </table:table-cell>
          <table:table-cell table:style-name="ce5" table:formula="oooc:=[.K118]+IF([.C119];0;[.I119])" office:value-type="float" office:value="4755.5">
            <text:p>4755,5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35">
            <text:p>35</text:p>
          </table:table-cell>
          <table:table-cell/>
          <table:table-cell office:value-type="float" office:value="69">
            <text:p>69</text:p>
          </table:table-cell>
          <table:table-cell office:value-type="string">
            <text:p>Dhundari </text:p>
          </table:table-cell>
          <table:table-cell office:value-type="string">
            <text:p>dhd</text:p>
          </table:table-cell>
          <table:table-cell office:value-type="string">
            <text:p>India </text:p>
          </table:table-cell>
          <table:table-cell office:value-type="float" office:value="1">
            <text:p>1</text:p>
          </table:table-cell>
          <table:table-cell office:value-type="float" office:value="9">
            <text:p>9,00</text:p>
          </table:table-cell>
          <table:table-cell table:formula="oooc:=[.J119]+IF([.A120];[.I120];0)" office:value-type="float" office:value="5047.4">
            <text:p>5047,40</text:p>
          </table:table-cell>
          <table:table-cell table:style-name="ce5" table:formula="oooc:=[.K119]+IF([.C120];0;[.I120])" office:value-type="float" office:value="4764.5">
            <text:p>4764,5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53">
            <text:p>53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Oromo, West Central </text:p>
          </table:table-cell>
          <table:table-cell office:value-type="string">
            <text:p>gaz</text:p>
          </table:table-cell>
          <table:table-cell office:value-type="string">
            <text:p>Ethiopia </text:p>
          </table:table-cell>
          <table:table-cell office:value-type="float" office:value="2">
            <text:p>2</text:p>
          </table:table-cell>
          <table:table-cell office:value-type="float" office:value="8.9">
            <text:p>8,90</text:p>
          </table:table-cell>
          <table:table-cell table:formula="oooc:=[.J120]+IF([.A121];[.I121];0)" office:value-type="float" office:value="5047.4">
            <text:p>5047,40</text:p>
          </table:table-cell>
          <table:table-cell table:style-name="ce5" table:formula="oooc:=[.K120]+IF([.C121];0;[.I121])" office:value-type="float" office:value="4773.4">
            <text:p>4773,40</text:p>
          </table:table-cell>
          <table:table-cell table:number-columns-repeated="245"/>
        </table:table-row>
        <table:table-row table:style-name="ro1">
          <table:table-cell office:value-type="float" office:value="84">
            <text:p>84</text:p>
          </table:table-cell>
          <table:table-cell/>
          <table:table-cell/>
          <table:table-cell office:value-type="float" office:value="139">
            <text:p>139</text:p>
          </table:table-cell>
          <table:table-cell office:value-type="string">
            <text:p>Uyghur </text:p>
          </table:table-cell>
          <table:table-cell office:value-type="string">
            <text:p>uig</text:p>
          </table:table-cell>
          <table:table-cell office:value-type="string">
            <text:p>China </text:p>
          </table:table-cell>
          <table:table-cell office:value-type="float" office:value="15">
            <text:p>15</text:p>
          </table:table-cell>
          <table:table-cell office:value-type="float" office:value="8.8">
            <text:p>8,80</text:p>
          </table:table-cell>
          <table:table-cell table:formula="oooc:=[.J121]+IF([.A122];[.I122];0)" office:value-type="float" office:value="5056.2">
            <text:p>5056,20</text:p>
          </table:table-cell>
          <table:table-cell table:style-name="ce5" table:formula="oooc:=[.K121]+IF([.C122];0;[.I122])" office:value-type="float" office:value="4782.2">
            <text:p>4782,20</text:p>
          </table:table-cell>
          <table:table-cell table:number-columns-repeated="245"/>
        </table:table-row>
        <table:table-row table:style-name="ro1">
          <table:table-cell office:value-type="float" office:value="85">
            <text:p>85</text:p>
          </table:table-cell>
          <table:table-cell/>
          <table:table-cell/>
          <table:table-cell office:value-type="float" office:value="140">
            <text:p>140</text:p>
          </table:table-cell>
          <table:table-cell office:value-type="string">
            <text:p>Nyanja </text:p>
          </table:table-cell>
          <table:table-cell office:value-type="string">
            <text:p>nya</text:p>
          </table:table-cell>
          <table:table-cell office:value-type="string">
            <text:p>Malawi </text:p>
          </table:table-cell>
          <table:table-cell office:value-type="float" office:value="6">
            <text:p>6</text:p>
          </table:table-cell>
          <table:table-cell office:value-type="float" office:value="8.7">
            <text:p>8,70</text:p>
          </table:table-cell>
          <table:table-cell table:formula="oooc:=[.J122]+IF([.A123];[.I123];0)" office:value-type="float" office:value="5064.9">
            <text:p>5064,90</text:p>
          </table:table-cell>
          <table:table-cell table:style-name="ce5" table:formula="oooc:=[.K122]+IF([.C123];0;[.I123])" office:value-type="float" office:value="4790.9">
            <text:p>4790,90</text:p>
          </table:table-cell>
          <table:table-cell table:number-columns-repeated="245"/>
        </table:table-row>
        <table:table-row table:style-name="ro1">
          <table:table-cell office:value-type="float" office:value="86">
            <text:p>86</text:p>
          </table:table-cell>
          <table:table-cell/>
          <table:table-cell/>
          <table:table-cell office:value-type="float" office:value="141">
            <text:p>141</text:p>
          </table:table-cell>
          <table:table-cell office:value-type="string">
            <text:p>Belarusan </text:p>
          </table:table-cell>
          <table:table-cell office:value-type="string">
            <text:p>bel</text:p>
          </table:table-cell>
          <table:table-cell office:value-type="string">
            <text:p>Belarus </text:p>
          </table:table-cell>
          <table:table-cell office:value-type="float" office:value="16">
            <text:p>16</text:p>
          </table:table-cell>
          <table:table-cell office:value-type="float" office:value="8.6">
            <text:p>8,60</text:p>
          </table:table-cell>
          <table:table-cell table:formula="oooc:=[.J123]+IF([.A124];[.I124];0)" office:value-type="float" office:value="5073.5">
            <text:p>5073,50</text:p>
          </table:table-cell>
          <table:table-cell table:style-name="ce5" table:formula="oooc:=[.K123]+IF([.C124];0;[.I124])" office:value-type="float" office:value="4799.5">
            <text:p>4799,50</text:p>
          </table:table-cell>
          <table:table-cell table:number-columns-repeated="245"/>
        </table:table-row>
        <table:table-row table:style-name="ro1">
          <table:table-cell office:value-type="float" office:value="88">
            <text:p>88</text:p>
          </table:table-cell>
          <table:table-cell/>
          <table:table-cell/>
          <table:table-cell office:value-type="float" office:value="143">
            <text:p>143</text:p>
          </table:table-cell>
          <table:table-cell office:value-type="string">
            <text:p>Swedish </text:p>
          </table:table-cell>
          <table:table-cell office:value-type="string">
            <text:p>swe</text:p>
          </table:table-cell>
          <table:table-cell office:value-type="string">
            <text:p>Sweden </text:p>
          </table:table-cell>
          <table:table-cell office:value-type="float" office:value="8">
            <text:p>8</text:p>
          </table:table-cell>
          <table:table-cell office:value-type="float" office:value="8.3">
            <text:p>8,30</text:p>
          </table:table-cell>
          <table:table-cell table:formula="oooc:=[.J124]+IF([.A125];[.I125];0)" office:value-type="float" office:value="5081.8">
            <text:p>5081,80</text:p>
          </table:table-cell>
          <table:table-cell table:style-name="ce5" table:formula="oooc:=[.K124]+IF([.C125];0;[.I125])" office:value-type="float" office:value="4807.8">
            <text:p>4807,80</text:p>
          </table:table-cell>
          <table:table-cell table:number-columns-repeated="245"/>
        </table:table-row>
        <table:table-row table:style-name="ro1">
          <table:table-cell office:value-type="float" office:value="89">
            <text:p>89</text:p>
          </table:table-cell>
          <table:table-cell/>
          <table:table-cell/>
          <table:table-cell office:value-type="float" office:value="144">
            <text:p>144</text:p>
          </table:table-cell>
          <table:table-cell office:value-type="string">
            <text:p>Akan </text:p>
          </table:table-cell>
          <table:table-cell office:value-type="string">
            <text:p>aka</text:p>
          </table:table-cell>
          <table:table-cell office:value-type="string">
            <text:p>Ghana </text:p>
          </table:table-cell>
          <table:table-cell office:value-type="float" office:value="1">
            <text:p>1</text:p>
          </table:table-cell>
          <table:table-cell office:value-type="float" office:value="8.3">
            <text:p>8,30</text:p>
          </table:table-cell>
          <table:table-cell table:formula="oooc:=[.J125]+IF([.A126];[.I126];0)" office:value-type="float" office:value="5090.1">
            <text:p>5090,10</text:p>
          </table:table-cell>
          <table:table-cell table:style-name="ce5" table:formula="oooc:=[.K125]+IF([.C126];0;[.I126])" office:value-type="float" office:value="4816.1">
            <text:p>4816,10</text:p>
          </table:table-cell>
          <table:table-cell table:number-columns-repeated="245"/>
        </table:table-row>
        <table:table-row table:style-name="ro1">
          <table:table-cell office:value-type="float" office:value="87">
            <text:p>87</text:p>
          </table:table-cell>
          <table:table-cell/>
          <table:table-cell/>
          <table:table-cell office:value-type="float" office:value="142">
            <text:p>142</text:p>
          </table:table-cell>
          <table:table-cell office:value-type="string">
            <text:p>Kazakh </text:p>
          </table:table-cell>
          <table:table-cell office:value-type="string">
            <text:p>kaz</text:p>
          </table:table-cell>
          <table:table-cell office:value-type="string">
            <text:p>Kazakhstan </text:p>
          </table:table-cell>
          <table:table-cell office:value-type="float" office:value="14">
            <text:p>14</text:p>
          </table:table-cell>
          <table:table-cell office:value-type="float" office:value="8.3">
            <text:p>8,30</text:p>
          </table:table-cell>
          <table:table-cell table:formula="oooc:=[.J126]+IF([.A127];[.I127];0)" office:value-type="float" office:value="5098.4">
            <text:p>5098,40</text:p>
          </table:table-cell>
          <table:table-cell table:style-name="ce5" table:formula="oooc:=[.K126]+IF([.C127];0;[.I127])" office:value-type="float" office:value="4824.4">
            <text:p>4824,4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45">
            <text:p>45</text:p>
          </table:table-cell>
          <table:table-cell/>
          <table:table-cell office:value-type="float" office:value="83">
            <text:p>83</text:p>
          </table:table-cell>
          <table:table-cell office:value-type="string">
            <text:p>Pashto, Central </text:p>
          </table:table-cell>
          <table:table-cell office:value-type="string">
            <text:p>pst</text:p>
          </table:table-cell>
          <table:table-cell office:value-type="string">
            <text:p>Pakistan </text:p>
          </table:table-cell>
          <table:table-cell office:value-type="float" office:value="1">
            <text:p>1</text:p>
          </table:table-cell>
          <table:table-cell office:value-type="float" office:value="7.9">
            <text:p>7,90</text:p>
          </table:table-cell>
          <table:table-cell table:formula="oooc:=[.J127]+IF([.A128];[.I128];0)" office:value-type="float" office:value="5098.4">
            <text:p>5098,40</text:p>
          </table:table-cell>
          <table:table-cell table:style-name="ce5" table:formula="oooc:=[.K127]+IF([.C128];0;[.I128])" office:value-type="float" office:value="4832.3">
            <text:p>4832,30</text:p>
          </table:table-cell>
          <table:table-cell table:number-columns-repeated="245"/>
        </table:table-row>
        <table:table-row table:style-name="ro1">
          <table:table-cell office:value-type="float" office:value="91">
            <text:p>91</text:p>
          </table:table-cell>
          <table:table-cell/>
          <table:table-cell/>
          <table:table-cell office:value-type="float" office:value="146">
            <text:p>146</text:p>
          </table:table-cell>
          <table:table-cell office:value-type="string">
            <text:p>Bagheli </text:p>
          </table:table-cell>
          <table:table-cell office:value-type="string">
            <text:p>bfy</text:p>
          </table:table-cell>
          <table:table-cell office:value-type="string">
            <text:p>India </text:p>
          </table:table-cell>
          <table:table-cell office:value-type="float" office:value="2">
            <text:p>2</text:p>
          </table:table-cell>
          <table:table-cell office:value-type="float" office:value="7.8">
            <text:p>7,80</text:p>
          </table:table-cell>
          <table:table-cell table:formula="oooc:=[.J128]+IF([.A129];[.I129];0)" office:value-type="float" office:value="5106.2">
            <text:p>5106,20</text:p>
          </table:table-cell>
          <table:table-cell table:style-name="ce5" table:formula="oooc:=[.K128]+IF([.C129];0;[.I129])" office:value-type="float" office:value="4840.1">
            <text:p>4840,10</text:p>
          </table:table-cell>
          <table:table-cell table:number-columns-repeated="245"/>
        </table:table-row>
        <table:table-row table:style-name="ro1">
          <table:table-cell office:value-type="float" office:value="90">
            <text:p>90</text:p>
          </table:table-cell>
          <table:table-cell/>
          <table:table-cell/>
          <table:table-cell office:value-type="float" office:value="145">
            <text:p>145</text:p>
          </table:table-cell>
          <table:table-cell office:value-type="string">
            <text:p>Xhosa </text:p>
          </table:table-cell>
          <table:table-cell office:value-type="string">
            <text:p>xho</text:p>
          </table:table-cell>
          <table:table-cell office:value-type="string">
            <text:p>South Africa </text:p>
          </table:table-cell>
          <table:table-cell office:value-type="float" office:value="3">
            <text:p>3</text:p>
          </table:table-cell>
          <table:table-cell office:value-type="float" office:value="7.8">
            <text:p>7,80</text:p>
          </table:table-cell>
          <table:table-cell table:formula="oooc:=[.J129]+IF([.A130];[.I130];0)" office:value-type="float" office:value="5114">
            <text:p>5114,00</text:p>
          </table:table-cell>
          <table:table-cell table:style-name="ce5" table:formula="oooc:=[.K129]+IF([.C130];0;[.I130])" office:value-type="float" office:value="4847.9">
            <text:p>4847,90</text:p>
          </table:table-cell>
          <table:table-cell table:number-columns-repeated="245"/>
        </table:table-row>
        <table:table-row table:style-name="ro1">
          <table:table-cell office:value-type="float" office:value="92">
            <text:p>92</text:p>
          </table:table-cell>
          <table:table-cell/>
          <table:table-cell/>
          <table:table-cell office:value-type="float" office:value="147">
            <text:p>147</text:p>
          </table:table-cell>
          <table:table-cell office:value-type="string">
            <text:p>Haitian </text:p>
          </table:table-cell>
          <table:table-cell office:value-type="string">
            <text:p>hat</text:p>
          </table:table-cell>
          <table:table-cell office:value-type="string">
            <text:p>Haiti </text:p>
          </table:table-cell>
          <table:table-cell office:value-type="float" office:value="10">
            <text:p>10</text:p>
          </table:table-cell>
          <table:table-cell office:value-type="float" office:value="7.7">
            <text:p>7,70</text:p>
          </table:table-cell>
          <table:table-cell table:formula="oooc:=[.J130]+IF([.A131];[.I131];0)" office:value-type="float" office:value="5121.7">
            <text:p>5121,70</text:p>
          </table:table-cell>
          <table:table-cell table:style-name="ce5" table:formula="oooc:=[.K130]+IF([.C131];0;[.I131])" office:value-type="float" office:value="4855.6">
            <text:p>4855,6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34">
            <text:p>34</text:p>
          </table:table-cell>
          <table:table-cell/>
          <table:table-cell office:value-type="float" office:value="66">
            <text:p>66</text:p>
          </table:table-cell>
          <table:table-cell office:value-type="string">
            <text:p>Farsi, Eastern </text:p>
          </table:table-cell>
          <table:table-cell office:value-type="string">
            <text:p>prs</text:p>
          </table:table-cell>
          <table:table-cell office:value-type="string">
            <text:p>Afghanistan </text:p>
          </table:table-cell>
          <table:table-cell office:value-type="float" office:value="3">
            <text:p>3</text:p>
          </table:table-cell>
          <table:table-cell office:value-type="float" office:value="7.6">
            <text:p>7,60</text:p>
          </table:table-cell>
          <table:table-cell table:formula="oooc:=[.J131]+IF([.A132];[.I132];0)" office:value-type="float" office:value="5121.7">
            <text:p>5121,70</text:p>
          </table:table-cell>
          <table:table-cell table:style-name="ce5" table:formula="oooc:=[.K131]+IF([.C132];0;[.I132])" office:value-type="float" office:value="4863.2">
            <text:p>4863,2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4">
            <text:p>4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Arabic, Sanaani Spoken </text:p>
          </table:table-cell>
          <table:table-cell office:value-type="string">
            <text:p>ayn</text:p>
          </table:table-cell>
          <table:table-cell office:value-type="string">
            <text:p>Yemen </text:p>
          </table:table-cell>
          <table:table-cell office:value-type="float" office:value="1">
            <text:p>1</text:p>
          </table:table-cell>
          <table:table-cell office:value-type="float" office:value="7.6">
            <text:p>7,60</text:p>
          </table:table-cell>
          <table:table-cell table:formula="oooc:=[.J132]+IF([.A133];[.I133];0)" office:value-type="float" office:value="5121.7">
            <text:p>5121,70</text:p>
          </table:table-cell>
          <table:table-cell table:style-name="ce5" table:formula="oooc:=[.K132]+IF([.C133];0;[.I133])" office:value-type="float" office:value="4870.8">
            <text:p>4870,8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49">
            <text:p>49</text:p>
          </table:table-cell>
          <table:table-cell/>
          <table:table-cell office:value-type="float" office:value="92">
            <text:p>92</text:p>
          </table:table-cell>
          <table:table-cell office:value-type="string">
            <text:p>Azerbaijani, North </text:p>
          </table:table-cell>
          <table:table-cell office:value-type="string">
            <text:p>azj</text:p>
          </table:table-cell>
          <table:table-cell office:value-type="string">
            <text:p>Azerbaijan </text:p>
          </table:table-cell>
          <table:table-cell office:value-type="float" office:value="10">
            <text:p>10</text:p>
          </table:table-cell>
          <table:table-cell office:value-type="float" office:value="7.5">
            <text:p>7,50</text:p>
          </table:table-cell>
          <table:table-cell table:formula="oooc:=[.J133]+IF([.A134];[.I134];0)" office:value-type="float" office:value="5121.7">
            <text:p>5121,70</text:p>
          </table:table-cell>
          <table:table-cell table:style-name="ce5" table:formula="oooc:=[.K133]+IF([.C134];0;[.I134])" office:value-type="float" office:value="4878.3">
            <text:p>4878,3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62">
            <text:p>62</text:p>
          </table:table-cell>
          <table:table-cell/>
          <table:table-cell office:value-type="float" office:value="115">
            <text:p>115</text:p>
          </table:table-cell>
          <table:table-cell office:value-type="string">
            <text:p>Malagasy, Plateau </text:p>
          </table:table-cell>
          <table:table-cell office:value-type="string">
            <text:p>plt</text:p>
          </table:table-cell>
          <table:table-cell office:value-type="string">
            <text:p>Madagascar </text:p>
          </table:table-cell>
          <table:table-cell office:value-type="float" office:value="4">
            <text:p>4</text:p>
          </table:table-cell>
          <table:table-cell office:value-type="float" office:value="7.5">
            <text:p>7,50</text:p>
          </table:table-cell>
          <table:table-cell table:formula="oooc:=[.J134]+IF([.A135];[.I135];0)" office:value-type="float" office:value="5121.7">
            <text:p>5121,70</text:p>
          </table:table-cell>
          <table:table-cell table:style-name="ce5" table:formula="oooc:=[.K134]+IF([.C135];0;[.I135])" office:value-type="float" office:value="4885.8">
            <text:p>4885,80</text:p>
          </table:table-cell>
          <table:table-cell table:number-columns-repeated="245"/>
        </table:table-row>
        <table:table-row table:style-name="ro1">
          <table:table-cell office:value-type="float" office:value="94">
            <text:p>94</text:p>
          </table:table-cell>
          <table:table-cell/>
          <table:table-cell/>
          <table:table-cell office:value-type="float" office:value="151">
            <text:p>151</text:p>
          </table:table-cell>
          <table:table-cell office:value-type="string">
            <text:p>Rwanda </text:p>
          </table:table-cell>
          <table:table-cell office:value-type="string">
            <text:p>kin</text:p>
          </table:table-cell>
          <table:table-cell office:value-type="string">
            <text:p>Rwanda </text:p>
          </table:table-cell>
          <table:table-cell office:value-type="float" office:value="4">
            <text:p>4</text:p>
          </table:table-cell>
          <table:table-cell office:value-type="float" office:value="7.5">
            <text:p>7,50</text:p>
          </table:table-cell>
          <table:table-cell table:formula="oooc:=[.J135]+IF([.A136];[.I136];0)" office:value-type="float" office:value="5129.2">
            <text:p>5129,20</text:p>
          </table:table-cell>
          <table:table-cell table:style-name="ce5" table:formula="oooc:=[.K135]+IF([.C136];0;[.I136])" office:value-type="float" office:value="4893.3">
            <text:p>4893,30</text:p>
          </table:table-cell>
          <table:table-cell table:number-columns-repeated="245"/>
        </table:table-row>
        <table:table-row table:style-name="ro1">
          <table:table-cell office:value-type="float" office:value="95">
            <text:p>95</text:p>
          </table:table-cell>
          <table:table-cell/>
          <table:table-cell/>
          <table:table-cell office:value-type="float" office:value="152">
            <text:p>152</text:p>
          </table:table-cell>
          <table:table-cell office:value-type="string">
            <text:p>Gikuyu </text:p>
          </table:table-cell>
          <table:table-cell office:value-type="string">
            <text:p>kik</text:p>
          </table:table-cell>
          <table:table-cell office:value-type="string">
            <text:p>Kenya </text:p>
          </table:table-cell>
          <table:table-cell office:value-type="float" office:value="1">
            <text:p>1</text:p>
          </table:table-cell>
          <table:table-cell office:value-type="float" office:value="7.2">
            <text:p>7,20</text:p>
          </table:table-cell>
          <table:table-cell table:formula="oooc:=[.J136]+IF([.A137];[.I137];0)" office:value-type="float" office:value="5136.4">
            <text:p>5136,40</text:p>
          </table:table-cell>
          <table:table-cell table:style-name="ce5" table:formula="oooc:=[.K136]+IF([.C137];0;[.I137])" office:value-type="float" office:value="4900.5">
            <text:p>4900,5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4">
            <text:p>4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Arabic, Ta'izzi-Adeni Spoken </text:p>
          </table:table-cell>
          <table:table-cell office:value-type="string">
            <text:p>acq</text:p>
          </table:table-cell>
          <table:table-cell office:value-type="string">
            <text:p>Yemen </text:p>
          </table:table-cell>
          <table:table-cell office:value-type="float" office:value="8">
            <text:p>8</text:p>
          </table:table-cell>
          <table:table-cell office:value-type="float" office:value="7.1">
            <text:p>7,10</text:p>
          </table:table-cell>
          <table:table-cell table:formula="oooc:=[.J137]+IF([.A138];[.I138];0)" office:value-type="float" office:value="5136.4">
            <text:p>5136,40</text:p>
          </table:table-cell>
          <table:table-cell table:style-name="ce5" table:formula="oooc:=[.K137]+IF([.C138];0;[.I138])" office:value-type="float" office:value="4907.6">
            <text:p>4907,6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55">
            <text:p>55</text:p>
          </table:table-cell>
          <table:table-cell/>
          <table:table-cell office:value-type="float" office:value="104">
            <text:p>104</text:p>
          </table:table-cell>
          <table:table-cell office:value-type="string">
            <text:p>Serbian </text:p>
          </table:table-cell>
          <table:table-cell office:value-type="string">
            <text:p>srp</text:p>
          </table:table-cell>
          <table:table-cell office:value-type="string">
            <text:p>Serbia </text:p>
          </table:table-cell>
          <table:table-cell office:value-type="float" office:value="22">
            <text:p>22</text:p>
          </table:table-cell>
          <table:table-cell office:value-type="float" office:value="7">
            <text:p>7,00</text:p>
          </table:table-cell>
          <table:table-cell table:formula="oooc:=[.J138]+IF([.A139];[.I139];0)" office:value-type="float" office:value="5136.4">
            <text:p>5136,40</text:p>
          </table:table-cell>
          <table:table-cell table:style-name="ce5" table:formula="oooc:=[.K138]+IF([.C139];0;[.I139])" office:value-type="float" office:value="4914.6">
            <text:p>4914,60</text:p>
          </table:table-cell>
          <table:table-cell table:number-columns-repeated="245"/>
        </table:table-row>
        <table:table-row table:style-name="ro1">
          <table:table-cell office:value-type="float" office:value="96">
            <text:p>96</text:p>
          </table:table-cell>
          <table:table-cell/>
          <table:table-cell/>
          <table:table-cell office:value-type="float" office:value="153">
            <text:p>153</text:p>
          </table:table-cell>
          <table:table-cell office:value-type="string">
            <text:p>Napoletano-Calabrese </text:p>
          </table:table-cell>
          <table:table-cell office:value-type="string">
            <text:p>nap</text:p>
          </table:table-cell>
          <table:table-cell office:value-type="string">
            <text:p>Italy </text:p>
          </table:table-cell>
          <table:table-cell office:value-type="float" office:value="1">
            <text:p>1</text:p>
          </table:table-cell>
          <table:table-cell office:value-type="float" office:value="7">
            <text:p>7,00</text:p>
          </table:table-cell>
          <table:table-cell table:formula="oooc:=[.J139]+IF([.A140];[.I140];0)" office:value-type="float" office:value="5143.4">
            <text:p>5143,40</text:p>
          </table:table-cell>
          <table:table-cell table:style-name="ce5" table:formula="oooc:=[.K139]+IF([.C140];0;[.I140])" office:value-type="float" office:value="4921.6">
            <text:p>4921,60</text:p>
          </table:table-cell>
          <table:table-cell table:number-columns-repeated="245"/>
        </table:table-row>
        <table:table-row table:style-name="ro1">
          <table:table-cell office:value-type="float" office:value="99">
            <text:p>99</text:p>
          </table:table-cell>
          <table:table-cell/>
          <table:table-cell/>
          <table:table-cell office:value-type="float" office:value="157">
            <text:p>157</text:p>
          </table:table-cell>
          <table:table-cell office:value-type="string">
            <text:p>Varhadi-Nagpuri </text:p>
          </table:table-cell>
          <table:table-cell office:value-type="string">
            <text:p>vah</text:p>
          </table:table-cell>
          <table:table-cell office:value-type="string">
            <text:p>India </text:p>
          </table:table-cell>
          <table:table-cell office:value-type="float" office:value="1">
            <text:p>1</text:p>
          </table:table-cell>
          <table:table-cell office:value-type="float" office:value="7">
            <text:p>7,00</text:p>
          </table:table-cell>
          <table:table-cell table:formula="oooc:=[.J140]+IF([.A141];[.I141];0)" office:value-type="float" office:value="5150.4">
            <text:p>5150,40</text:p>
          </table:table-cell>
          <table:table-cell table:style-name="ce5" table:formula="oooc:=[.K140]+IF([.C141];0;[.I141])" office:value-type="float" office:value="4928.6">
            <text:p>4928,60</text:p>
          </table:table-cell>
          <table:table-cell table:number-columns-repeated="245"/>
        </table:table-row>
        <table:table-row table:style-name="ro1">
          <table:table-cell office:value-type="float" office:value="98">
            <text:p>98</text:p>
          </table:table-cell>
          <table:table-cell/>
          <table:table-cell/>
          <table:table-cell office:value-type="float" office:value="156">
            <text:p>156</text:p>
          </table:table-cell>
          <table:table-cell office:value-type="string">
            <text:p>Ilocano </text:p>
          </table:table-cell>
          <table:table-cell office:value-type="string">
            <text:p>ilo</text:p>
          </table:table-cell>
          <table:table-cell office:value-type="string">
            <text:p>Philippines </text:p>
          </table:table-cell>
          <table:table-cell office:value-type="float" office:value="2">
            <text:p>2</text:p>
          </table:table-cell>
          <table:table-cell office:value-type="float" office:value="7">
            <text:p>7,00</text:p>
          </table:table-cell>
          <table:table-cell table:formula="oooc:=[.J141]+IF([.A142];[.I142];0)" office:value-type="float" office:value="5157.4">
            <text:p>5157,40</text:p>
          </table:table-cell>
          <table:table-cell table:style-name="ce5" table:formula="oooc:=[.K141]+IF([.C142];0;[.I142])" office:value-type="float" office:value="4935.6">
            <text:p>4935,60</text:p>
          </table:table-cell>
          <table:table-cell table:number-columns-repeated="245"/>
        </table:table-row>
        <table:table-row table:style-name="ro1">
          <table:table-cell office:value-type="float" office:value="100">
            <text:p>100</text:p>
          </table:table-cell>
          <table:table-cell/>
          <table:table-cell/>
          <table:table-cell office:value-type="float" office:value="158">
            <text:p>158</text:p>
          </table:table-cell>
          <table:table-cell office:value-type="string">
            <text:p>Turkmen </text:p>
          </table:table-cell>
          <table:table-cell office:value-type="string">
            <text:p>tuk</text:p>
          </table:table-cell>
          <table:table-cell office:value-type="string">
            <text:p>Turkmenistan </text:p>
          </table:table-cell>
          <table:table-cell office:value-type="float" office:value="14">
            <text:p>14</text:p>
          </table:table-cell>
          <table:table-cell office:value-type="float" office:value="6.6">
            <text:p>6,60</text:p>
          </table:table-cell>
          <table:table-cell table:formula="oooc:=[.J142]+IF([.A143];[.I143];0)" office:value-type="float" office:value="5164">
            <text:p>5164,00</text:p>
          </table:table-cell>
          <table:table-cell table:style-name="ce5" table:formula="oooc:=[.K142]+IF([.C143];0;[.I143])" office:value-type="float" office:value="4942.2">
            <text:p>4942,20</text:p>
          </table:table-cell>
          <table:table-cell table:number-columns-repeated="245"/>
        </table:table-row>
        <table:table-row table:style-name="ro1">
          <table:table-cell office:value-type="float" office:value="102">
            <text:p>102</text:p>
          </table:table-cell>
          <table:table-cell/>
          <table:table-cell/>
          <table:table-cell office:value-type="float" office:value="160">
            <text:p>160</text:p>
          </table:table-cell>
          <table:table-cell office:value-type="string">
            <text:p>German, Swiss </text:p>
          </table:table-cell>
          <table:table-cell office:value-type="string">
            <text:p>gsw</text:p>
          </table:table-cell>
          <table:table-cell office:value-type="string">
            <text:p>Switzerland </text:p>
          </table:table-cell>
          <table:table-cell office:value-type="float" office:value="5">
            <text:p>5</text:p>
          </table:table-cell>
          <table:table-cell office:value-type="float" office:value="6.5">
            <text:p>6,50</text:p>
          </table:table-cell>
          <table:table-cell table:formula="oooc:=[.J143]+IF([.A144];[.I144];0)" office:value-type="float" office:value="5170.5">
            <text:p>5170,50</text:p>
          </table:table-cell>
          <table:table-cell table:style-name="ce5" table:formula="oooc:=[.K143]+IF([.C144];0;[.I144])" office:value-type="float" office:value="4948.7">
            <text:p>4948,70</text:p>
          </table:table-cell>
          <table:table-cell table:number-columns-repeated="245"/>
        </table:table-row>
        <table:table-row table:style-name="ro1">
          <table:table-cell office:value-type="float" office:value="101">
            <text:p>101</text:p>
          </table:table-cell>
          <table:table-cell/>
          <table:table-cell/>
          <table:table-cell office:value-type="float" office:value="159">
            <text:p>159</text:p>
          </table:table-cell>
          <table:table-cell office:value-type="string">
            <text:p>Tatar </text:p>
          </table:table-cell>
          <table:table-cell office:value-type="string">
            <text:p>tat</text:p>
          </table:table-cell>
          <table:table-cell office:value-type="string">
            <text:p>Russian Federation </text:p>
          </table:table-cell>
          <table:table-cell office:value-type="float" office:value="19">
            <text:p>19</text:p>
          </table:table-cell>
          <table:table-cell office:value-type="float" office:value="6.5">
            <text:p>6,50</text:p>
          </table:table-cell>
          <table:table-cell table:formula="oooc:=[.J144]+IF([.A145];[.I145];0)" office:value-type="float" office:value="5177">
            <text:p>5177,00</text:p>
          </table:table-cell>
          <table:table-cell table:style-name="ce5" table:formula="oooc:=[.K144]+IF([.C145];0;[.I145])" office:value-type="float" office:value="4955.2">
            <text:p>4955,20</text:p>
          </table:table-cell>
          <table:table-cell table:number-columns-repeated="245"/>
        </table:table-row>
        <table:table-row table:style-name="ro1">
          <table:table-cell office:value-type="float" office:value="103">
            <text:p>103</text:p>
          </table:table-cell>
          <table:table-cell/>
          <table:table-cell/>
          <table:table-cell office:value-type="float" office:value="161">
            <text:p>161</text:p>
          </table:table-cell>
          <table:table-cell office:value-type="string">
            <text:p>Hmong </text:p>
          </table:table-cell>
          <table:table-cell office:value-type="string">
            <text:p>hmn</text:p>
          </table:table-cell>
          <table:table-cell office:value-type="string">
            <text:p>China </text:p>
          </table:table-cell>
          <table:table-cell office:value-type="float" office:value="10">
            <text:p>10</text:p>
          </table:table-cell>
          <table:table-cell office:value-type="float" office:value="6.5">
            <text:p>6,50</text:p>
          </table:table-cell>
          <table:table-cell table:formula="oooc:=[.J145]+IF([.A146];[.I146];0)" office:value-type="float" office:value="5183.5">
            <text:p>5183,50</text:p>
          </table:table-cell>
          <table:table-cell table:style-name="ce5" table:formula="oooc:=[.K145]+IF([.C146];0;[.I146])" office:value-type="float" office:value="4961.7">
            <text:p>4961,70</text:p>
          </table:table-cell>
          <table:table-cell table:number-columns-repeated="245"/>
        </table:table-row>
        <table:table-row table:style-name="ro1">
          <table:table-cell office:value-type="float" office:value="104">
            <text:p>104</text:p>
          </table:table-cell>
          <table:table-cell/>
          <table:table-cell/>
          <table:table-cell office:value-type="float" office:value="162">
            <text:p>162</text:p>
          </table:table-cell>
          <table:table-cell office:value-type="string">
            <text:p>Armenian </text:p>
          </table:table-cell>
          <table:table-cell office:value-type="string">
            <text:p>hye</text:p>
          </table:table-cell>
          <table:table-cell office:value-type="string">
            <text:p>Armenia </text:p>
          </table:table-cell>
          <table:table-cell office:value-type="float" office:value="30">
            <text:p>30</text:p>
          </table:table-cell>
          <table:table-cell office:value-type="float" office:value="6.4">
            <text:p>6,40</text:p>
          </table:table-cell>
          <table:table-cell table:formula="oooc:=[.J146]+IF([.A147];[.I147];0)" office:value-type="float" office:value="5189.9">
            <text:p>5189,90</text:p>
          </table:table-cell>
          <table:table-cell table:style-name="ce5" table:formula="oooc:=[.K146]+IF([.C147];0;[.I147])" office:value-type="float" office:value="4968.1">
            <text:p>4968,1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4">
            <text:p>4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Arabic, North Mesopotamian Spoken </text:p>
          </table:table-cell>
          <table:table-cell office:value-type="string">
            <text:p>ayp</text:p>
          </table:table-cell>
          <table:table-cell office:value-type="string">
            <text:p>Iraq </text:p>
          </table:table-cell>
          <table:table-cell office:value-type="float" office:value="4">
            <text:p>4</text:p>
          </table:table-cell>
          <table:table-cell office:value-type="float" office:value="6.3">
            <text:p>6,30</text:p>
          </table:table-cell>
          <table:table-cell table:formula="oooc:=[.J147]+IF([.A148];[.I148];0)" office:value-type="float" office:value="5189.9">
            <text:p>5189,90</text:p>
          </table:table-cell>
          <table:table-cell table:style-name="ce5" table:formula="oooc:=[.K147]+IF([.C148];0;[.I148])" office:value-type="float" office:value="4974.4">
            <text:p>4974,40</text:p>
          </table:table-cell>
          <table:table-cell table:number-columns-repeated="245"/>
        </table:table-row>
        <table:table-row table:style-name="ro1">
          <table:table-cell office:value-type="float" office:value="105">
            <text:p>105</text:p>
          </table:table-cell>
          <table:table-cell/>
          <table:table-cell/>
          <table:table-cell office:value-type="float" office:value="163">
            <text:p>163</text:p>
          </table:table-cell>
          <table:table-cell office:value-type="string">
            <text:p>Luba-Kasai </text:p>
          </table:table-cell>
          <table:table-cell office:value-type="string">
            <text:p>lua</text:p>
          </table:table-cell>
          <table:table-cell office:value-type="string">
            <text:p>Democratic Republic of the Congo </text:p>
          </table:table-cell>
          <table:table-cell office:value-type="float" office:value="1">
            <text:p>1</text:p>
          </table:table-cell>
          <table:table-cell office:value-type="float" office:value="6.3">
            <text:p>6,30</text:p>
          </table:table-cell>
          <table:table-cell table:formula="oooc:=[.J148]+IF([.A149];[.I149];0)" office:value-type="float" office:value="5196.2">
            <text:p>5196,20</text:p>
          </table:table-cell>
          <table:table-cell table:style-name="ce5" table:formula="oooc:=[.K148]+IF([.C149];0;[.I149])" office:value-type="float" office:value="4980.7">
            <text:p>4980,70</text:p>
          </table:table-cell>
          <table:table-cell table:number-columns-repeated="245"/>
        </table:table-row>
        <table:table-row table:style-name="ro1">
          <table:table-cell office:value-type="float" office:value="106">
            <text:p>106</text:p>
          </table:table-cell>
          <table:table-cell/>
          <table:table-cell/>
          <table:table-cell office:value-type="float" office:value="164">
            <text:p>164</text:p>
          </table:table-cell>
          <table:table-cell office:value-type="string">
            <text:p>Venetian </text:p>
          </table:table-cell>
          <table:table-cell office:value-type="string">
            <text:p>vec</text:p>
          </table:table-cell>
          <table:table-cell office:value-type="string">
            <text:p>Italy </text:p>
          </table:table-cell>
          <table:table-cell office:value-type="float" office:value="4">
            <text:p>4</text:p>
          </table:table-cell>
          <table:table-cell office:value-type="float" office:value="6.2">
            <text:p>6,20</text:p>
          </table:table-cell>
          <table:table-cell table:formula="oooc:=[.J149]+IF([.A150];[.I150];0)" office:value-type="float" office:value="5202.4">
            <text:p>5202,40</text:p>
          </table:table-cell>
          <table:table-cell table:style-name="ce5" table:formula="oooc:=[.K149]+IF([.C150];0;[.I150])" office:value-type="float" office:value="4986.9">
            <text:p>4986,90</text:p>
          </table:table-cell>
          <table:table-cell table:number-columns-repeated="245"/>
        </table:table-row>
        <table:table-row table:style-name="ro1">
          <table:table-cell office:value-type="float" office:value="107">
            <text:p>107</text:p>
          </table:table-cell>
          <table:table-cell/>
          <table:table-cell/>
          <table:table-cell office:value-type="float" office:value="165">
            <text:p>165</text:p>
          </table:table-cell>
          <table:table-cell office:value-type="string">
            <text:p>Santali </text:p>
          </table:table-cell>
          <table:table-cell office:value-type="string">
            <text:p>sat</text:p>
          </table:table-cell>
          <table:table-cell office:value-type="string">
            <text:p>India </text:p>
          </table:table-cell>
          <table:table-cell office:value-type="float" office:value="4">
            <text:p>4</text:p>
          </table:table-cell>
          <table:table-cell office:value-type="float" office:value="6.2">
            <text:p>6,20</text:p>
          </table:table-cell>
          <table:table-cell table:formula="oooc:=[.J150]+IF([.A151];[.I151];0)" office:value-type="float" office:value="5208.6">
            <text:p>5208,60</text:p>
          </table:table-cell>
          <table:table-cell table:style-name="ce5" table:formula="oooc:=[.K150]+IF([.C151];0;[.I151])" office:value-type="float" office:value="4993.1">
            <text:p>4993,1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4">
            <text:p>4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Arabic, South Levantine Spoken </text:p>
          </table:table-cell>
          <table:table-cell office:value-type="string">
            <text:p>ajp</text:p>
          </table:table-cell>
          <table:table-cell office:value-type="string">
            <text:p>Jordan </text:p>
          </table:table-cell>
          <table:table-cell office:value-type="float" office:value="9">
            <text:p>9</text:p>
          </table:table-cell>
          <table:table-cell office:value-type="float" office:value="6.2">
            <text:p>6,20</text:p>
          </table:table-cell>
          <table:table-cell table:formula="oooc:=[.J151]+IF([.A152];[.I152];0)" office:value-type="float" office:value="5208.6">
            <text:p>5208,60</text:p>
          </table:table-cell>
          <table:table-cell table:style-name="ce5" table:formula="oooc:=[.K151]+IF([.C152];0;[.I152])" office:value-type="float" office:value="4999.3">
            <text:p>4999,30</text:p>
          </table:table-cell>
          <table:table-cell table:number-columns-repeated="245"/>
        </table:table-row>
        <table:table-row table:style-name="ro1">
          <table:table-cell office:value-type="float" office:value="108">
            <text:p>108</text:p>
          </table:table-cell>
          <table:table-cell/>
          <table:table-cell/>
          <table:table-cell office:value-type="float" office:value="166">
            <text:p>166</text:p>
          </table:table-cell>
          <table:table-cell office:value-type="string">
            <text:p>Vlaams </text:p>
          </table:table-cell>
          <table:table-cell office:value-type="string">
            <text:p>vls</text:p>
          </table:table-cell>
          <table:table-cell office:value-type="string">
            <text:p>Belgium </text:p>
          </table:table-cell>
          <table:table-cell office:value-type="float" office:value="5">
            <text:p>5</text:p>
          </table:table-cell>
          <table:table-cell office:value-type="float" office:value="6.1">
            <text:p>6,10</text:p>
          </table:table-cell>
          <table:table-cell table:formula="oooc:=[.J152]+IF([.A153];[.I153];0)" office:value-type="float" office:value="5214.7">
            <text:p>5214,70</text:p>
          </table:table-cell>
          <table:table-cell table:style-name="ce5" table:formula="oooc:=[.K152]+IF([.C153];0;[.I153])" office:value-type="float" office:value="5005.4">
            <text:p>5005,4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Arabic, Hijazi Spoken </text:p>
          </table:table-cell>
          <table:table-cell office:value-type="string">
            <text:p>acw</text:p>
          </table:table-cell>
          <table:table-cell office:value-type="string">
            <text:p>Saudi Arabia </text:p>
          </table:table-cell>
          <table:table-cell office:value-type="float" office:value="2">
            <text:p>2</text:p>
          </table:table-cell>
          <table:table-cell office:value-type="float" office:value="6">
            <text:p>6,00</text:p>
          </table:table-cell>
          <table:table-cell table:formula="oooc:=[.J153]+IF([.A154];[.I154];0)" office:value-type="float" office:value="5214.7">
            <text:p>5214,70</text:p>
          </table:table-cell>
          <table:table-cell table:style-name="ce5" table:formula="oooc:=[.K153]+IF([.C154];0;[.I154])" office:value-type="float" office:value="5011.4">
            <text:p>5011,40</text:p>
          </table:table-cell>
          <table:table-cell table:number-columns-repeated="245"/>
        </table:table-row>
        <table:table-row table:style-name="ro1">
          <table:table-cell office:value-type="float" office:value="111">
            <text:p>111</text:p>
          </table:table-cell>
          <table:table-cell/>
          <table:table-cell/>
          <table:table-cell office:value-type="float" office:value="169">
            <text:p>169</text:p>
          </table:table-cell>
          <table:table-cell office:value-type="string">
            <text:p>Lambadi </text:p>
          </table:table-cell>
          <table:table-cell office:value-type="string">
            <text:p>lmn</text:p>
          </table:table-cell>
          <table:table-cell office:value-type="string">
            <text:p>India </text:p>
          </table:table-cell>
          <table:table-cell office:value-type="float" office:value="1">
            <text:p>1</text:p>
          </table:table-cell>
          <table:table-cell office:value-type="float" office:value="6">
            <text:p>6,00</text:p>
          </table:table-cell>
          <table:table-cell table:formula="oooc:=[.J154]+IF([.A155];[.I155];0)" office:value-type="float" office:value="5220.7">
            <text:p>5220,70</text:p>
          </table:table-cell>
          <table:table-cell table:style-name="ce5" table:formula="oooc:=[.K154]+IF([.C155];0;[.I155])" office:value-type="float" office:value="5017.4">
            <text:p>5017,40</text:p>
          </table:table-cell>
          <table:table-cell table:number-columns-repeated="245"/>
        </table:table-row>
        <table:table-row table:style-name="ro1">
          <table:table-cell office:value-type="float" office:value="110">
            <text:p>110</text:p>
          </table:table-cell>
          <table:table-cell/>
          <table:table-cell/>
          <table:table-cell office:value-type="float" office:value="168">
            <text:p>168</text:p>
          </table:table-cell>
          <table:table-cell office:value-type="string">
            <text:p>Thai, Northern </text:p>
          </table:table-cell>
          <table:table-cell office:value-type="string">
            <text:p>nod</text:p>
          </table:table-cell>
          <table:table-cell office:value-type="string">
            <text:p>Thailand </text:p>
          </table:table-cell>
          <table:table-cell office:value-type="float" office:value="2">
            <text:p>2</text:p>
          </table:table-cell>
          <table:table-cell office:value-type="float" office:value="6">
            <text:p>6,00</text:p>
          </table:table-cell>
          <table:table-cell table:formula="oooc:=[.J155]+IF([.A156];[.I156];0)" office:value-type="float" office:value="5226.7">
            <text:p>5226,70</text:p>
          </table:table-cell>
          <table:table-cell table:style-name="ce5" table:formula="oooc:=[.K155]+IF([.C156];0;[.I156])" office:value-type="float" office:value="5023.4">
            <text:p>5023,40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/>
          <table:table-cell/>
          <table:table-cell office:value-type="float" office:value="167">
            <text:p>167</text:p>
          </table:table-cell>
          <table:table-cell office:value-type="string">
            <text:p>Sotho, Southern </text:p>
          </table:table-cell>
          <table:table-cell office:value-type="string">
            <text:p>sot</text:p>
          </table:table-cell>
          <table:table-cell office:value-type="string">
            <text:p>Lesotho </text:p>
          </table:table-cell>
          <table:table-cell office:value-type="float" office:value="4">
            <text:p>4</text:p>
          </table:table-cell>
          <table:table-cell office:value-type="float" office:value="6">
            <text:p>6,00</text:p>
          </table:table-cell>
          <table:table-cell table:formula="oooc:=[.J156]+IF([.A157];[.I157];0)" office:value-type="float" office:value="5232.7">
            <text:p>5232,70</text:p>
          </table:table-cell>
          <table:table-cell table:style-name="ce5" table:formula="oooc:=[.K156]+IF([.C157];0;[.I157])" office:value-type="float" office:value="5029.4">
            <text:p>5029,40</text:p>
          </table:table-cell>
          <table:table-cell table:number-columns-repeated="245"/>
        </table:table-row>
        <table:table-row table:style-name="ro1">
          <table:table-cell office:value-type="float" office:value="115">
            <text:p>115</text:p>
          </table:table-cell>
          <table:table-cell/>
          <table:table-cell/>
          <table:table-cell office:value-type="float" office:value="176">
            <text:p>176</text:p>
          </table:table-cell>
          <table:table-cell office:value-type="string">
            <text:p>Hiligaynon </text:p>
          </table:table-cell>
          <table:table-cell office:value-type="string">
            <text:p>hil</text:p>
          </table:table-cell>
          <table:table-cell office:value-type="string">
            <text:p>Philippines </text:p>
          </table:table-cell>
          <table:table-cell office:value-type="float" office:value="2">
            <text:p>2</text:p>
          </table:table-cell>
          <table:table-cell office:value-type="float" office:value="5.8">
            <text:p>5,80</text:p>
          </table:table-cell>
          <table:table-cell table:formula="oooc:=[.J157]+IF([.A158];[.I158];0)" office:value-type="float" office:value="5238.5">
            <text:p>5238,50</text:p>
          </table:table-cell>
          <table:table-cell table:style-name="ce5" table:formula="oooc:=[.K157]+IF([.C158];0;[.I158])" office:value-type="float" office:value="5035.2">
            <text:p>5035,20</text:p>
          </table:table-cell>
          <table:table-cell table:number-columns-repeated="245"/>
        </table:table-row>
        <table:table-row table:style-name="ro1">
          <table:table-cell office:value-type="float" office:value="114">
            <text:p>114</text:p>
          </table:table-cell>
          <table:table-cell/>
          <table:table-cell/>
          <table:table-cell office:value-type="float" office:value="175">
            <text:p>175</text:p>
          </table:table-cell>
          <table:table-cell office:value-type="string">
            <text:p>Tigrigna </text:p>
          </table:table-cell>
          <table:table-cell office:value-type="string">
            <text:p>tir</text:p>
          </table:table-cell>
          <table:table-cell office:value-type="string">
            <text:p>Ethiopia </text:p>
          </table:table-cell>
          <table:table-cell office:value-type="float" office:value="6">
            <text:p>6</text:p>
          </table:table-cell>
          <table:table-cell office:value-type="float" office:value="5.8">
            <text:p>5,80</text:p>
          </table:table-cell>
          <table:table-cell table:formula="oooc:=[.J158]+IF([.A159];[.I159];0)" office:value-type="float" office:value="5244.3">
            <text:p>5244,30</text:p>
          </table:table-cell>
          <table:table-cell table:style-name="ce5" table:formula="oooc:=[.K158]+IF([.C159];0;[.I159])" office:value-type="float" office:value="5041">
            <text:p>5041,00</text:p>
          </table:table-cell>
          <table:table-cell table:number-columns-repeated="245"/>
        </table:table-row>
        <table:table-row table:style-name="ro1">
          <table:table-cell office:value-type="float" office:value="118">
            <text:p>118</text:p>
          </table:table-cell>
          <table:table-cell/>
          <table:table-cell/>
          <table:table-cell office:value-type="float" office:value="180">
            <text:p>180</text:p>
          </table:table-cell>
          <table:table-cell office:value-type="string">
            <text:p>Danish </text:p>
          </table:table-cell>
          <table:table-cell office:value-type="string">
            <text:p>dan</text:p>
          </table:table-cell>
          <table:table-cell office:value-type="string">
            <text:p>Denmark </text:p>
          </table:table-cell>
          <table:table-cell office:value-type="float" office:value="8">
            <text:p>8</text:p>
          </table:table-cell>
          <table:table-cell office:value-type="float" office:value="5.6">
            <text:p>5,60</text:p>
          </table:table-cell>
          <table:table-cell table:formula="oooc:=[.J159]+IF([.A160];[.I160];0)" office:value-type="float" office:value="5249.9">
            <text:p>5249,90</text:p>
          </table:table-cell>
          <table:table-cell table:style-name="ce5" table:formula="oooc:=[.K159]+IF([.C160];0;[.I160])" office:value-type="float" office:value="5046.6">
            <text:p>5046,6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35">
            <text:p>35</text:p>
          </table:table-cell>
          <table:table-cell/>
          <table:table-cell office:value-type="float" office:value="70">
            <text:p>70</text:p>
          </table:table-cell>
          <table:table-cell office:value-type="string">
            <text:p>Marwari </text:p>
          </table:table-cell>
          <table:table-cell office:value-type="string">
            <text:p>rwr</text:p>
          </table:table-cell>
          <table:table-cell office:value-type="string">
            <text:p>India </text:p>
          </table:table-cell>
          <table:table-cell office:value-type="float" office:value="3">
            <text:p>3</text:p>
          </table:table-cell>
          <table:table-cell office:value-type="float" office:value="5.6">
            <text:p>5,60</text:p>
          </table:table-cell>
          <table:table-cell table:formula="oooc:=[.J160]+IF([.A161];[.I161];0)" office:value-type="float" office:value="5249.9">
            <text:p>5249,90</text:p>
          </table:table-cell>
          <table:table-cell table:style-name="ce5" table:formula="oooc:=[.K160]+IF([.C161];0;[.I161])" office:value-type="float" office:value="5052.20000000001">
            <text:p>5052,20</text:p>
          </table:table-cell>
          <table:table-cell table:number-columns-repeated="245"/>
        </table:table-row>
        <table:table-row table:style-name="ro1">
          <table:table-cell office:value-type="float" office:value="117">
            <text:p>117</text:p>
          </table:table-cell>
          <table:table-cell/>
          <table:table-cell/>
          <table:table-cell office:value-type="float" office:value="179">
            <text:p>179</text:p>
          </table:table-cell>
          <table:table-cell office:value-type="string">
            <text:p>Kashmiri </text:p>
          </table:table-cell>
          <table:table-cell office:value-type="string">
            <text:p>kas</text:p>
          </table:table-cell>
          <table:table-cell office:value-type="string">
            <text:p>India </text:p>
          </table:table-cell>
          <table:table-cell office:value-type="float" office:value="4">
            <text:p>4</text:p>
          </table:table-cell>
          <table:table-cell office:value-type="float" office:value="5.6">
            <text:p>5,60</text:p>
          </table:table-cell>
          <table:table-cell table:formula="oooc:=[.J161]+IF([.A162];[.I162];0)" office:value-type="float" office:value="5255.5">
            <text:p>5255,50</text:p>
          </table:table-cell>
          <table:table-cell table:style-name="ce5" table:formula="oooc:=[.K161]+IF([.C162];0;[.I162])" office:value-type="float" office:value="5057.80000000001">
            <text:p>5057,8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55">
            <text:p>55</text:p>
          </table:table-cell>
          <table:table-cell/>
          <table:table-cell office:value-type="float" office:value="103">
            <text:p>103</text:p>
          </table:table-cell>
          <table:table-cell office:value-type="string">
            <text:p>Croatian </text:p>
          </table:table-cell>
          <table:table-cell office:value-type="string">
            <text:p>hrv</text:p>
          </table:table-cell>
          <table:table-cell office:value-type="string">
            <text:p>Croatia </text:p>
          </table:table-cell>
          <table:table-cell office:value-type="float" office:value="14">
            <text:p>14</text:p>
          </table:table-cell>
          <table:table-cell office:value-type="float" office:value="5.5">
            <text:p>5,50</text:p>
          </table:table-cell>
          <table:table-cell table:formula="oooc:=[.J162]+IF([.A163];[.I163];0)" office:value-type="float" office:value="5255.5">
            <text:p>5255,50</text:p>
          </table:table-cell>
          <table:table-cell table:style-name="ce5" table:formula="oooc:=[.K162]+IF([.C163];0;[.I163])" office:value-type="float" office:value="5063.30000000001">
            <text:p>5063,30</text:p>
          </table:table-cell>
          <table:table-cell table:number-columns-repeated="245"/>
        </table:table-row>
        <table:table-row table:style-name="ro1">
          <table:table-cell office:value-type="float" office:value="119">
            <text:p>119</text:p>
          </table:table-cell>
          <table:table-cell/>
          <table:table-cell/>
          <table:table-cell office:value-type="float" office:value="181">
            <text:p>181</text:p>
          </table:table-cell>
          <table:table-cell office:value-type="string">
            <text:p>Minangkabau </text:p>
          </table:table-cell>
          <table:table-cell office:value-type="string">
            <text:p>min</text:p>
          </table:table-cell>
          <table:table-cell office:value-type="string">
            <text:p>Indonesia </text:p>
          </table:table-cell>
          <table:table-cell office:value-type="float" office:value="1">
            <text:p>1</text:p>
          </table:table-cell>
          <table:table-cell office:value-type="float" office:value="5.5">
            <text:p>5,50</text:p>
          </table:table-cell>
          <table:table-cell table:formula="oooc:=[.J163]+IF([.A164];[.I164];0)" office:value-type="float" office:value="5261">
            <text:p>5261,00</text:p>
          </table:table-cell>
          <table:table-cell table:style-name="ce5" table:formula="oooc:=[.K163]+IF([.C164];0;[.I164])" office:value-type="float" office:value="5068.80000000001">
            <text:p>5068,80</text:p>
          </table:table-cell>
          <table:table-cell table:number-columns-repeated="245"/>
        </table:table-row>
        <table:table-row table:style-name="ro1">
          <table:table-cell office:value-type="float" office:value="120">
            <text:p>120</text:p>
          </table:table-cell>
          <table:table-cell/>
          <table:table-cell/>
          <table:table-cell office:value-type="float" office:value="182">
            <text:p>182</text:p>
          </table:table-cell>
          <table:table-cell office:value-type="string">
            <text:p>Sukuma </text:p>
          </table:table-cell>
          <table:table-cell office:value-type="string">
            <text:p>suk</text:p>
          </table:table-cell>
          <table:table-cell office:value-type="string">
            <text:p>Tanzania </text:p>
          </table:table-cell>
          <table:table-cell office:value-type="float" office:value="1">
            <text:p>1</text:p>
          </table:table-cell>
          <table:table-cell office:value-type="float" office:value="5.4">
            <text:p>5,40</text:p>
          </table:table-cell>
          <table:table-cell table:formula="oooc:=[.J164]+IF([.A165];[.I165];0)" office:value-type="float" office:value="5266.4">
            <text:p>5266,40</text:p>
          </table:table-cell>
          <table:table-cell table:style-name="ce5" table:formula="oooc:=[.K164]+IF([.C165];0;[.I165])" office:value-type="float" office:value="5074.20000000001">
            <text:p>5074,20</text:p>
          </table:table-cell>
          <table:table-cell table:number-columns-repeated="245"/>
        </table:table-row>
        <table:table-row table:style-name="ro1">
          <table:table-cell office:value-type="float" office:value="121">
            <text:p>121</text:p>
          </table:table-cell>
          <table:table-cell/>
          <table:table-cell/>
          <table:table-cell office:value-type="float" office:value="183">
            <text:p>183</text:p>
          </table:table-cell>
          <table:table-cell office:value-type="string">
            <text:p>Hebrew </text:p>
          </table:table-cell>
          <table:table-cell office:value-type="string">
            <text:p>heb</text:p>
          </table:table-cell>
          <table:table-cell office:value-type="string">
            <text:p>Israel </text:p>
          </table:table-cell>
          <table:table-cell office:value-type="float" office:value="8">
            <text:p>8</text:p>
          </table:table-cell>
          <table:table-cell office:value-type="float" office:value="5.3">
            <text:p>5,30</text:p>
          </table:table-cell>
          <table:table-cell table:formula="oooc:=[.J165]+IF([.A166];[.I166];0)" office:value-type="float" office:value="5271.7">
            <text:p>5271,70</text:p>
          </table:table-cell>
          <table:table-cell table:style-name="ce5" table:formula="oooc:=[.K165]+IF([.C166];0;[.I166])" office:value-type="float" office:value="5079.50000000001">
            <text:p>5079,50</text:p>
          </table:table-cell>
          <table:table-cell table:number-columns-repeated="245"/>
        </table:table-row>
        <table:table-row table:style-name="ro1">
          <table:table-cell office:value-type="float" office:value="122">
            <text:p>122</text:p>
          </table:table-cell>
          <table:table-cell/>
          <table:table-cell/>
          <table:table-cell office:value-type="float" office:value="184">
            <text:p>184</text:p>
          </table:table-cell>
          <table:table-cell office:value-type="string">
            <text:p>Mòoré </text:p>
          </table:table-cell>
          <table:table-cell office:value-type="string">
            <text:p>mos</text:p>
          </table:table-cell>
          <table:table-cell office:value-type="string">
            <text:p>Burkina Faso </text:p>
          </table:table-cell>
          <table:table-cell office:value-type="float" office:value="7">
            <text:p>7</text:p>
          </table:table-cell>
          <table:table-cell office:value-type="float" office:value="5.1">
            <text:p>5,10</text:p>
          </table:table-cell>
          <table:table-cell table:formula="oooc:=[.J166]+IF([.A167];[.I167];0)" office:value-type="float" office:value="5276.8">
            <text:p>5276,80</text:p>
          </table:table-cell>
          <table:table-cell table:style-name="ce5" table:formula="oooc:=[.K166]+IF([.C167];0;[.I167])" office:value-type="float" office:value="5084.60000000001">
            <text:p>5084,60</text:p>
          </table:table-cell>
          <table:table-cell table:number-columns-repeated="245"/>
        </table:table-row>
        <table:table-row table:style-name="ro1">
          <table:table-cell office:value-type="float" office:value="125">
            <text:p>125</text:p>
          </table:table-cell>
          <table:table-cell/>
          <table:table-cell/>
          <table:table-cell office:value-type="float" office:value="187">
            <text:p>187</text:p>
          </table:table-cell>
          <table:table-cell office:value-type="string">
            <text:p>Mewati </text:p>
          </table:table-cell>
          <table:table-cell office:value-type="string">
            <text:p>wtm</text:p>
          </table:table-cell>
          <table:table-cell office:value-type="string">
            <text:p>India </text:p>
          </table:table-cell>
          <table:table-cell office:value-type="float" office:value="1">
            <text:p>1</text:p>
          </table:table-cell>
          <table:table-cell office:value-type="float" office:value="5">
            <text:p>5,00</text:p>
          </table:table-cell>
          <table:table-cell table:formula="oooc:=[.J167]+IF([.A168];[.I168];0)" office:value-type="float" office:value="5281.8">
            <text:p>5281,80</text:p>
          </table:table-cell>
          <table:table-cell table:style-name="ce5" table:formula="oooc:=[.K167]+IF([.C168];0;[.I168])" office:value-type="float" office:value="5089.60000000001">
            <text:p>5089,6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112">
            <text:p>112</text:p>
          </table:table-cell>
          <table:table-cell/>
          <table:table-cell office:value-type="float" office:value="171">
            <text:p>171</text:p>
          </table:table-cell>
          <table:table-cell office:value-type="string">
            <text:p>Koongo </text:p>
          </table:table-cell>
          <table:table-cell office:value-type="string">
            <text:p>kng</text:p>
          </table:table-cell>
          <table:table-cell office:value-type="string">
            <text:p>Democratic Republic of the Congo </text:p>
          </table:table-cell>
          <table:table-cell office:value-type="float" office:value="3">
            <text:p>3</text:p>
          </table:table-cell>
          <table:table-cell office:value-type="float" office:value="5">
            <text:p>5,00</text:p>
          </table:table-cell>
          <table:table-cell table:formula="oooc:=[.J168]+IF([.A169];[.I169];0)" office:value-type="float" office:value="5281.8">
            <text:p>5281,80</text:p>
          </table:table-cell>
          <table:table-cell table:style-name="ce5" table:formula="oooc:=[.K168]+IF([.C169];0;[.I169])" office:value-type="float" office:value="5094.60000000001">
            <text:p>5094,60</text:p>
          </table:table-cell>
          <table:table-cell table:number-columns-repeated="245"/>
        </table:table-row>
        <table:table-row table:style-name="ro1">
          <table:table-cell office:value-type="float" office:value="124">
            <text:p>124</text:p>
          </table:table-cell>
          <table:table-cell/>
          <table:table-cell/>
          <table:table-cell office:value-type="float" office:value="186">
            <text:p>186</text:p>
          </table:table-cell>
          <table:table-cell office:value-type="string">
            <text:p>Finnish </text:p>
          </table:table-cell>
          <table:table-cell office:value-type="string">
            <text:p>fin</text:p>
          </table:table-cell>
          <table:table-cell office:value-type="string">
            <text:p>Finland </text:p>
          </table:table-cell>
          <table:table-cell office:value-type="float" office:value="7">
            <text:p>7</text:p>
          </table:table-cell>
          <table:table-cell office:value-type="float" office:value="5">
            <text:p>5,00</text:p>
          </table:table-cell>
          <table:table-cell table:formula="oooc:=[.J169]+IF([.A170];[.I170];0)" office:value-type="float" office:value="5286.8">
            <text:p>5286,80</text:p>
          </table:table-cell>
          <table:table-cell table:style-name="ce5" table:formula="oooc:=[.K169]+IF([.C170];0;[.I170])" office:value-type="float" office:value="5099.60000000001">
            <text:p>5099,60</text:p>
          </table:table-cell>
          <table:table-cell table:number-columns-repeated="245"/>
        </table:table-row>
        <table:table-row table:style-name="ro1">
          <table:table-cell office:value-type="float" office:value="123">
            <text:p>123</text:p>
          </table:table-cell>
          <table:table-cell/>
          <table:table-cell/>
          <table:table-cell office:value-type="float" office:value="185">
            <text:p>185</text:p>
          </table:table-cell>
          <table:table-cell office:value-type="string">
            <text:p>Slovak </text:p>
          </table:table-cell>
          <table:table-cell office:value-type="string">
            <text:p>slk</text:p>
          </table:table-cell>
          <table:table-cell office:value-type="string">
            <text:p>Slovakia </text:p>
          </table:table-cell>
          <table:table-cell office:value-type="float" office:value="12">
            <text:p>12</text:p>
          </table:table-cell>
          <table:table-cell office:value-type="float" office:value="5">
            <text:p>5,00</text:p>
          </table:table-cell>
          <table:table-cell table:formula="oooc:=[.J170]+IF([.A171];[.I171];0)" office:value-type="float" office:value="5291.8">
            <text:p>5291,80</text:p>
          </table:table-cell>
          <table:table-cell table:style-name="ce5" table:formula="oooc:=[.K170]+IF([.C171];0;[.I171])" office:value-type="float" office:value="5104.60000000001">
            <text:p>5104,60</text:p>
          </table:table-cell>
          <table:table-cell table:number-columns-repeated="245"/>
        </table:table-row>
        <table:table-row table:style-name="ro1">
          <table:table-cell office:value-type="float" office:value="126">
            <text:p>126</text:p>
          </table:table-cell>
          <table:table-cell/>
          <table:table-cell/>
          <table:table-cell office:value-type="float" office:value="188">
            <text:p>188</text:p>
          </table:table-cell>
          <table:table-cell office:value-type="string">
            <text:p>Afrikaans </text:p>
          </table:table-cell>
          <table:table-cell office:value-type="string">
            <text:p>afr</text:p>
          </table:table-cell>
          <table:table-cell office:value-type="string">
            <text:p>South Africa </text:p>
          </table:table-cell>
          <table:table-cell office:value-type="float" office:value="12">
            <text:p>12</text:p>
          </table:table-cell>
          <table:table-cell office:value-type="float" office:value="4.9">
            <text:p>4,90</text:p>
          </table:table-cell>
          <table:table-cell table:formula="oooc:=[.J171]+IF([.A172];[.I172];0)" office:value-type="float" office:value="5296.7">
            <text:p>5296,70</text:p>
          </table:table-cell>
          <table:table-cell table:style-name="ce5" table:formula="oooc:=[.K171]+IF([.C172];0;[.I172])" office:value-type="float" office:value="5109.50000000001">
            <text:p>5109,50</text:p>
          </table:table-cell>
          <table:table-cell table:number-columns-repeated="245"/>
        </table:table-row>
        <table:table-row table:style-name="ro1">
          <table:table-cell office:value-type="float" office:value="128">
            <text:p>128</text:p>
          </table:table-cell>
          <table:table-cell/>
          <table:table-cell/>
          <table:table-cell office:value-type="float" office:value="191">
            <text:p>191</text:p>
          </table:table-cell>
          <table:table-cell office:value-type="string">
            <text:p>Mainfränkisch </text:p>
          </table:table-cell>
          <table:table-cell office:value-type="string">
            <text:p>vmf</text:p>
          </table:table-cell>
          <table:table-cell office:value-type="string">
            <text:p>Germany </text:p>
          </table:table-cell>
          <table:table-cell office:value-type="float" office:value="1">
            <text:p>1</text:p>
          </table:table-cell>
          <table:table-cell office:value-type="float" office:value="4.9">
            <text:p>4,90</text:p>
          </table:table-cell>
          <table:table-cell table:formula="oooc:=[.J172]+IF([.A173];[.I173];0)" office:value-type="float" office:value="5301.6">
            <text:p>5301,60</text:p>
          </table:table-cell>
          <table:table-cell table:style-name="ce5" table:formula="oooc:=[.K172]+IF([.C173];0;[.I173])" office:value-type="float" office:value="5114.40000000001">
            <text:p>5114,40</text:p>
          </table:table-cell>
          <table:table-cell table:number-columns-repeated="245"/>
        </table:table-row>
        <table:table-row table:style-name="ro1">
          <table:table-cell office:value-type="float" office:value="129">
            <text:p>129</text:p>
          </table:table-cell>
          <table:table-cell/>
          <table:table-cell/>
          <table:table-cell office:value-type="float" office:value="192">
            <text:p>192</text:p>
          </table:table-cell>
          <table:table-cell office:value-type="string">
            <text:p>Rundi </text:p>
          </table:table-cell>
          <table:table-cell office:value-type="string">
            <text:p>run</text:p>
          </table:table-cell>
          <table:table-cell office:value-type="string">
            <text:p>Burundi </text:p>
          </table:table-cell>
          <table:table-cell office:value-type="float" office:value="4">
            <text:p>4</text:p>
          </table:table-cell>
          <table:table-cell office:value-type="float" office:value="4.9">
            <text:p>4,90</text:p>
          </table:table-cell>
          <table:table-cell table:formula="oooc:=[.J173]+IF([.A174];[.I174];0)" office:value-type="float" office:value="5306.5">
            <text:p>5306,50</text:p>
          </table:table-cell>
          <table:table-cell table:style-name="ce5" table:formula="oooc:=[.K173]+IF([.C174];0;[.I174])" office:value-type="float" office:value="5119.3">
            <text:p>5119,3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127">
            <text:p>127</text:p>
          </table:table-cell>
          <table:table-cell/>
          <table:table-cell office:value-type="float" office:value="190">
            <text:p>190</text:p>
          </table:table-cell>
          <table:table-cell office:value-type="string">
            <text:p>Guaraní, Paraguayan </text:p>
          </table:table-cell>
          <table:table-cell office:value-type="string">
            <text:p>gug</text:p>
          </table:table-cell>
          <table:table-cell office:value-type="string">
            <text:p>Paraguay </text:p>
          </table:table-cell>
          <table:table-cell office:value-type="float" office:value="2">
            <text:p>2</text:p>
          </table:table-cell>
          <table:table-cell office:value-type="float" office:value="4.8">
            <text:p>4,80</text:p>
          </table:table-cell>
          <table:table-cell table:formula="oooc:=[.J174]+IF([.A175];[.I175];0)" office:value-type="float" office:value="5306.5">
            <text:p>5306,50</text:p>
          </table:table-cell>
          <table:table-cell table:style-name="ce5" table:formula="oooc:=[.K174]+IF([.C175];0;[.I175])" office:value-type="float" office:value="5124.1">
            <text:p>5124,10</text:p>
          </table:table-cell>
          <table:table-cell table:number-columns-repeated="245"/>
        </table:table-row>
        <table:table-row table:style-name="ro1">
          <table:table-cell office:value-type="float" office:value="130">
            <text:p>130</text:p>
          </table:table-cell>
          <table:table-cell/>
          <table:table-cell/>
          <table:table-cell office:value-type="float" office:value="193">
            <text:p>193</text:p>
          </table:table-cell>
          <table:table-cell office:value-type="string">
            <text:p>Bikol </text:p>
          </table:table-cell>
          <table:table-cell office:value-type="string">
            <text:p>bik</text:p>
          </table:table-cell>
          <table:table-cell office:value-type="string">
            <text:p>Philippines </text:p>
          </table:table-cell>
          <table:table-cell office:value-type="float" office:value="1">
            <text:p>1</text:p>
          </table:table-cell>
          <table:table-cell office:value-type="float" office:value="4.8">
            <text:p>4,80</text:p>
          </table:table-cell>
          <table:table-cell table:formula="oooc:=[.J175]+IF([.A176];[.I176];0)" office:value-type="float" office:value="5311.3">
            <text:p>5311,30</text:p>
          </table:table-cell>
          <table:table-cell table:style-name="ce5" table:formula="oooc:=[.K175]+IF([.C176];0;[.I176])" office:value-type="float" office:value="5128.90000000001">
            <text:p>5128,90</text:p>
          </table:table-cell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/>
          <table:table-cell/>
          <table:table-cell office:value-type="float" office:value="194">
            <text:p>194</text:p>
          </table:table-cell>
          <table:table-cell office:value-type="string">
            <text:p>Sicilian </text:p>
          </table:table-cell>
          <table:table-cell office:value-type="string">
            <text:p>scn</text:p>
          </table:table-cell>
          <table:table-cell office:value-type="string">
            <text:p>Italy </text:p>
          </table:table-cell>
          <table:table-cell office:value-type="float" office:value="1">
            <text:p>1</text:p>
          </table:table-cell>
          <table:table-cell office:value-type="float" office:value="4.8">
            <text:p>4,80</text:p>
          </table:table-cell>
          <table:table-cell table:formula="oooc:=[.J176]+IF([.A177];[.I177];0)" office:value-type="float" office:value="5316.1">
            <text:p>5316,10</text:p>
          </table:table-cell>
          <table:table-cell table:style-name="ce5" table:formula="oooc:=[.K176]+IF([.C177];0;[.I177])" office:value-type="float" office:value="5133.70000000001">
            <text:p>5133,7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47">
            <text:p>47</text:p>
          </table:table-cell>
          <table:table-cell/>
          <table:table-cell office:value-type="float" office:value="88">
            <text:p>88</text:p>
          </table:table-cell>
          <table:table-cell office:value-type="string">
            <text:p>Hadothi </text:p>
          </table:table-cell>
          <table:table-cell office:value-type="string">
            <text:p>hoj</text:p>
          </table:table-cell>
          <table:table-cell office:value-type="string">
            <text:p>India </text:p>
          </table:table-cell>
          <table:table-cell office:value-type="float" office:value="1">
            <text:p>1</text:p>
          </table:table-cell>
          <table:table-cell office:value-type="float" office:value="4.7">
            <text:p>4,70</text:p>
          </table:table-cell>
          <table:table-cell table:formula="oooc:=[.J177]+IF([.A178];[.I178];0)" office:value-type="float" office:value="5316.1">
            <text:p>5316,10</text:p>
          </table:table-cell>
          <table:table-cell table:style-name="ce5" table:formula="oooc:=[.K177]+IF([.C178];0;[.I178])" office:value-type="float" office:value="5138.40000000001">
            <text:p>5138,40</text:p>
          </table:table-cell>
          <table:table-cell table:number-columns-repeated="245"/>
        </table:table-row>
        <table:table-row table:style-name="ro1">
          <table:table-cell office:value-type="float" office:value="132">
            <text:p>132</text:p>
          </table:table-cell>
          <table:table-cell/>
          <table:table-cell/>
          <table:table-cell office:value-type="float" office:value="195">
            <text:p>195</text:p>
          </table:table-cell>
          <table:table-cell office:value-type="string">
            <text:p>Norwegian </text:p>
          </table:table-cell>
          <table:table-cell office:value-type="string">
            <text:p>nor</text:p>
          </table:table-cell>
          <table:table-cell office:value-type="string">
            <text:p>Norway </text:p>
          </table:table-cell>
          <table:table-cell office:value-type="float" office:value="1">
            <text:p>1</text:p>
          </table:table-cell>
          <table:table-cell office:value-type="float" office:value="4.6">
            <text:p>4,60</text:p>
          </table:table-cell>
          <table:table-cell table:formula="oooc:=[.J178]+IF([.A179];[.I179];0)" office:value-type="float" office:value="5320.7">
            <text:p>5320,70</text:p>
          </table:table-cell>
          <table:table-cell table:style-name="ce5" table:formula="oooc:=[.K178]+IF([.C179];0;[.I179])" office:value-type="float" office:value="5143.00000000001">
            <text:p>5143,0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string">
            <text:p>Chinese, Huizhou </text:p>
          </table:table-cell>
          <table:table-cell office:value-type="string">
            <text:p>czh</text:p>
          </table:table-cell>
          <table:table-cell office:value-type="string">
            <text:p>China </text:p>
          </table:table-cell>
          <table:table-cell office:value-type="float" office:value="1">
            <text:p>1</text:p>
          </table:table-cell>
          <table:table-cell office:value-type="float" office:value="4.6">
            <text:p>4,60</text:p>
          </table:table-cell>
          <table:table-cell table:formula="oooc:=[.J179]+IF([.A180];[.I180];0)" office:value-type="float" office:value="5320.7">
            <text:p>5320,70</text:p>
          </table:table-cell>
          <table:table-cell table:style-name="ce5" table:formula="oooc:=[.K179]+IF([.C180];0;[.I180])" office:value-type="float" office:value="5147.60000000001">
            <text:p>5147,60</text:p>
          </table:table-cell>
          <table:table-cell table:number-columns-repeated="245"/>
        </table:table-row>
        <table:table-row table:style-name="ro1">
          <table:table-cell office:value-type="float" office:value="134">
            <text:p>134</text:p>
          </table:table-cell>
          <table:table-cell/>
          <table:table-cell/>
          <table:table-cell office:value-type="float" office:value="197">
            <text:p>197</text:p>
          </table:table-cell>
          <table:table-cell office:value-type="string">
            <text:p>Tswana </text:p>
          </table:table-cell>
          <table:table-cell office:value-type="string">
            <text:p>tsn</text:p>
          </table:table-cell>
          <table:table-cell office:value-type="string">
            <text:p>Botswana </text:p>
          </table:table-cell>
          <table:table-cell office:value-type="float" office:value="4">
            <text:p>4</text:p>
          </table:table-cell>
          <table:table-cell office:value-type="float" office:value="4.5">
            <text:p>4,50</text:p>
          </table:table-cell>
          <table:table-cell table:formula="oooc:=[.J180]+IF([.A181];[.I181];0)" office:value-type="float" office:value="5325.2">
            <text:p>5325,20</text:p>
          </table:table-cell>
          <table:table-cell table:style-name="ce5" table:formula="oooc:=[.K180]+IF([.C181];0;[.I181])" office:value-type="float" office:value="5152.10000000001">
            <text:p>5152,10</text:p>
          </table:table-cell>
          <table:table-cell table:number-columns-repeated="245"/>
        </table:table-row>
        <table:table-row table:style-name="ro1">
          <table:table-cell office:value-type="float" office:value="133">
            <text:p>133</text:p>
          </table:table-cell>
          <table:table-cell/>
          <table:table-cell/>
          <table:table-cell office:value-type="float" office:value="196">
            <text:p>196</text:p>
          </table:table-cell>
          <table:table-cell office:value-type="string">
            <text:p>Mandingo </text:p>
          </table:table-cell>
          <table:table-cell office:value-type="string">
            <text:p>man</text:p>
          </table:table-cell>
          <table:table-cell office:value-type="string">
            <text:p>Guinea </text:p>
          </table:table-cell>
          <table:table-cell office:value-type="float" office:value="8">
            <text:p>8</text:p>
          </table:table-cell>
          <table:table-cell office:value-type="float" office:value="4.5">
            <text:p>4,50</text:p>
          </table:table-cell>
          <table:table-cell table:formula="oooc:=[.J181]+IF([.A182];[.I182];0)" office:value-type="float" office:value="5329.7">
            <text:p>5329,70</text:p>
          </table:table-cell>
          <table:table-cell table:style-name="ce5" table:formula="oooc:=[.K181]+IF([.C182];0;[.I182])" office:value-type="float" office:value="5156.60000000001">
            <text:p>5156,6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53">
            <text:p>53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Oromo, Eastern </text:p>
          </table:table-cell>
          <table:table-cell office:value-type="string">
            <text:p>hae</text:p>
          </table:table-cell>
          <table:table-cell office:value-type="string">
            <text:p>Ethiopia </text:p>
          </table:table-cell>
          <table:table-cell office:value-type="float" office:value="1">
            <text:p>1</text:p>
          </table:table-cell>
          <table:table-cell office:value-type="float" office:value="4.5">
            <text:p>4,50</text:p>
          </table:table-cell>
          <table:table-cell table:formula="oooc:=[.J182]+IF([.A183];[.I183];0)" office:value-type="float" office:value="5329.7">
            <text:p>5329,70</text:p>
          </table:table-cell>
          <table:table-cell table:style-name="ce5" table:formula="oooc:=[.K182]+IF([.C183];0;[.I183])" office:value-type="float" office:value="5161.10000000001">
            <text:p>5161,10</text:p>
          </table:table-cell>
          <table:table-cell table:number-columns-repeated="245"/>
        </table:table-row>
        <table:table-row table:style-name="ro1">
          <table:table-cell office:value-type="float" office:value="136">
            <text:p>136</text:p>
          </table:table-cell>
          <table:table-cell/>
          <table:table-cell/>
          <table:table-cell office:value-type="float" office:value="199">
            <text:p>199</text:p>
          </table:table-cell>
          <table:table-cell office:value-type="string">
            <text:p>Tajiki </text:p>
          </table:table-cell>
          <table:table-cell office:value-type="string">
            <text:p>tgk</text:p>
          </table:table-cell>
          <table:table-cell office:value-type="string">
            <text:p>Tajikistan </text:p>
          </table:table-cell>
          <table:table-cell office:value-type="float" office:value="8">
            <text:p>8</text:p>
          </table:table-cell>
          <table:table-cell office:value-type="float" office:value="4.5">
            <text:p>4,50</text:p>
          </table:table-cell>
          <table:table-cell table:formula="oooc:=[.J183]+IF([.A184];[.I184];0)" office:value-type="float" office:value="5334.2">
            <text:p>5334,20</text:p>
          </table:table-cell>
          <table:table-cell table:style-name="ce5" table:formula="oooc:=[.K183]+IF([.C184];0;[.I184])" office:value-type="float" office:value="5165.60000000001">
            <text:p>5165,60</text:p>
          </table:table-cell>
          <table:table-cell table:number-columns-repeated="245"/>
        </table:table-row>
        <table:table-row table:style-name="ro1">
          <table:table-cell office:value-type="float" office:value="135">
            <text:p>135</text:p>
          </table:table-cell>
          <table:table-cell/>
          <table:table-cell/>
          <table:table-cell office:value-type="float" office:value="198">
            <text:p>198</text:p>
          </table:table-cell>
          <table:table-cell office:value-type="string">
            <text:p>Thai, Southern </text:p>
          </table:table-cell>
          <table:table-cell office:value-type="string">
            <text:p>sou</text:p>
          </table:table-cell>
          <table:table-cell office:value-type="string">
            <text:p>Thailand </text:p>
          </table:table-cell>
          <table:table-cell office:value-type="float" office:value="1">
            <text:p>1</text:p>
          </table:table-cell>
          <table:table-cell office:value-type="float" office:value="4.5">
            <text:p>4,50</text:p>
          </table:table-cell>
          <table:table-cell table:formula="oooc:=[.J184]+IF([.A185];[.I185];0)" office:value-type="float" office:value="5338.7">
            <text:p>5338,70</text:p>
          </table:table-cell>
          <table:table-cell table:style-name="ce5" table:formula="oooc:=[.K184]+IF([.C185];0;[.I185])" office:value-type="float" office:value="5170.10000000001">
            <text:p>5170,10</text:p>
          </table:table-cell>
          <table:table-cell table:number-columns-repeated="245"/>
        </table:table-row>
        <table:table-row table:style-name="ro1">
          <table:table-cell office:value-type="float" office:value="137">
            <text:p>137</text:p>
          </table:table-cell>
          <table:table-cell/>
          <table:table-cell/>
          <table:table-cell office:value-type="float" office:value="200">
            <text:p>200</text:p>
          </table:table-cell>
          <table:table-cell office:value-type="string">
            <text:p>Dholuo </text:p>
          </table:table-cell>
          <table:table-cell office:value-type="string">
            <text:p>luo</text:p>
          </table:table-cell>
          <table:table-cell office:value-type="string">
            <text:p>Kenya </text:p>
          </table:table-cell>
          <table:table-cell office:value-type="float" office:value="2">
            <text:p>2</text:p>
          </table:table-cell>
          <table:table-cell office:value-type="float" office:value="4.4">
            <text:p>4,40</text:p>
          </table:table-cell>
          <table:table-cell table:formula="oooc:=[.J185]+IF([.A186];[.I186];0)" office:value-type="float" office:value="5343.1">
            <text:p>5343,10</text:p>
          </table:table-cell>
          <table:table-cell table:style-name="ce5" table:formula="oooc:=[.K185]+IF([.C186];0;[.I186])" office:value-type="float" office:value="5174.50000000001">
            <text:p>5174,50</text:p>
          </table:table-cell>
          <table:table-cell table:number-columns-repeated="245"/>
        </table:table-row>
        <table:table-row table:style-name="ro1">
          <table:table-cell office:value-type="float" office:value="138">
            <text:p>138</text:p>
          </table:table-cell>
          <table:table-cell/>
          <table:table-cell/>
          <table:table-cell office:value-type="float" office:value="201">
            <text:p>201</text:p>
          </table:table-cell>
          <table:table-cell office:value-type="string">
            <text:p>Georgian </text:p>
          </table:table-cell>
          <table:table-cell office:value-type="string">
            <text:p>kat</text:p>
          </table:table-cell>
          <table:table-cell office:value-type="string">
            <text:p>Georgia </text:p>
          </table:table-cell>
          <table:table-cell office:value-type="float" office:value="13">
            <text:p>13</text:p>
          </table:table-cell>
          <table:table-cell office:value-type="float" office:value="4.3">
            <text:p>4,30</text:p>
          </table:table-cell>
          <table:table-cell table:formula="oooc:=[.J186]+IF([.A187];[.I187];0)" office:value-type="float" office:value="5347.4">
            <text:p>5347,40</text:p>
          </table:table-cell>
          <table:table-cell table:style-name="ce5" table:formula="oooc:=[.K186]+IF([.C187];0;[.I187])" office:value-type="float" office:value="5178.80000000001">
            <text:p>5178,8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4">
            <text:p>4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Arabic, Libyan Spoken </text:p>
          </table:table-cell>
          <table:table-cell office:value-type="string">
            <text:p>ayl</text:p>
          </table:table-cell>
          <table:table-cell office:value-type="string">
            <text:p>Libya </text:p>
          </table:table-cell>
          <table:table-cell office:value-type="float" office:value="3">
            <text:p>3</text:p>
          </table:table-cell>
          <table:table-cell office:value-type="float" office:value="4.3">
            <text:p>4,30</text:p>
          </table:table-cell>
          <table:table-cell table:formula="oooc:=[.J187]+IF([.A188];[.I188];0)" office:value-type="float" office:value="5347.4">
            <text:p>5347,40</text:p>
          </table:table-cell>
          <table:table-cell table:style-name="ce5" table:formula="oooc:=[.K187]+IF([.C188];0;[.I188])" office:value-type="float" office:value="5183.10000000001">
            <text:p>5183,1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113">
            <text:p>113</text:p>
          </table:table-cell>
          <table:table-cell/>
          <table:table-cell office:value-type="float" office:value="173">
            <text:p>173</text:p>
          </table:table-cell>
          <table:table-cell office:value-type="string">
            <text:p>Albanian, Gheg </text:p>
          </table:table-cell>
          <table:table-cell office:value-type="string">
            <text:p>aln</text:p>
          </table:table-cell>
          <table:table-cell office:value-type="string">
            <text:p>Serbia </text:p>
          </table:table-cell>
          <table:table-cell office:value-type="float" office:value="9">
            <text:p>9</text:p>
          </table:table-cell>
          <table:table-cell office:value-type="float" office:value="4.2">
            <text:p>4,20</text:p>
          </table:table-cell>
          <table:table-cell table:formula="oooc:=[.J188]+IF([.A189];[.I189];0)" office:value-type="float" office:value="5347.4">
            <text:p>5347,40</text:p>
          </table:table-cell>
          <table:table-cell table:style-name="ce5" table:formula="oooc:=[.K188]+IF([.C189];0;[.I189])" office:value-type="float" office:value="5187.30000000001">
            <text:p>5187,30</text:p>
          </table:table-cell>
          <table:table-cell table:number-columns-repeated="245"/>
        </table:table-row>
        <table:table-row table:style-name="ro1">
          <table:table-cell office:value-type="float" office:value="139">
            <text:p>139</text:p>
          </table:table-cell>
          <table:table-cell/>
          <table:table-cell/>
          <table:table-cell office:value-type="float" office:value="202">
            <text:p>202</text:p>
          </table:table-cell>
          <table:table-cell office:value-type="string">
            <text:p>Kituba </text:p>
          </table:table-cell>
          <table:table-cell office:value-type="string">
            <text:p>ktu</text:p>
          </table:table-cell>
          <table:table-cell office:value-type="string">
            <text:p>Democratic Republic of the Congo </text:p>
          </table:table-cell>
          <table:table-cell office:value-type="float" office:value="1">
            <text:p>1</text:p>
          </table:table-cell>
          <table:table-cell office:value-type="float" office:value="4.2">
            <text:p>4,20</text:p>
          </table:table-cell>
          <table:table-cell table:formula="oooc:=[.J189]+IF([.A190];[.I190];0)" office:value-type="float" office:value="5351.6">
            <text:p>5351,60</text:p>
          </table:table-cell>
          <table:table-cell table:style-name="ce5" table:formula="oooc:=[.K189]+IF([.C190];0;[.I190])" office:value-type="float" office:value="5191.50000000001">
            <text:p>5191,50</text:p>
          </table:table-cell>
          <table:table-cell table:number-columns-repeated="245"/>
        </table:table-row>
        <table:table-row table:style-name="ro1">
          <table:table-cell office:value-type="float" office:value="140">
            <text:p>140</text:p>
          </table:table-cell>
          <table:table-cell/>
          <table:table-cell/>
          <table:table-cell office:value-type="float" office:value="203">
            <text:p>203</text:p>
          </table:table-cell>
          <table:table-cell office:value-type="string">
            <text:p>Ganda </text:p>
          </table:table-cell>
          <table:table-cell office:value-type="string">
            <text:p>lug</text:p>
          </table:table-cell>
          <table:table-cell office:value-type="string">
            <text:p>Uganda </text:p>
          </table:table-cell>
          <table:table-cell office:value-type="float" office:value="1">
            <text:p>1</text:p>
          </table:table-cell>
          <table:table-cell office:value-type="float" office:value="4.1">
            <text:p>4,10</text:p>
          </table:table-cell>
          <table:table-cell table:formula="oooc:=[.J190]+IF([.A191];[.I191];0)" office:value-type="float" office:value="5355.7">
            <text:p>5355,70</text:p>
          </table:table-cell>
          <table:table-cell table:style-name="ce5" table:formula="oooc:=[.K190]+IF([.C191];0;[.I191])" office:value-type="float" office:value="5195.60000000001">
            <text:p>5195,60</text:p>
          </table:table-cell>
          <table:table-cell table:number-columns-repeated="245"/>
        </table:table-row>
        <table:table-row table:style-name="ro1">
          <table:table-cell office:value-type="float" office:value="141">
            <text:p>141</text:p>
          </table:table-cell>
          <table:table-cell/>
          <table:table-cell/>
          <table:table-cell office:value-type="float" office:value="204">
            <text:p>204</text:p>
          </table:table-cell>
          <table:table-cell office:value-type="string">
            <text:p>Sotho, Northern </text:p>
          </table:table-cell>
          <table:table-cell office:value-type="string">
            <text:p>nso</text:p>
          </table:table-cell>
          <table:table-cell office:value-type="string">
            <text:p>South Africa </text:p>
          </table:table-cell>
          <table:table-cell office:value-type="float" office:value="2">
            <text:p>2</text:p>
          </table:table-cell>
          <table:table-cell office:value-type="float" office:value="4.1">
            <text:p>4,10</text:p>
          </table:table-cell>
          <table:table-cell table:formula="oooc:=[.J191]+IF([.A192];[.I192];0)" office:value-type="float" office:value="5359.8">
            <text:p>5359,80</text:p>
          </table:table-cell>
          <table:table-cell table:style-name="ce5" table:formula="oooc:=[.K191]+IF([.C192];0;[.I192])" office:value-type="float" office:value="5199.70000000001">
            <text:p>5199,70</text:p>
          </table:table-cell>
          <table:table-cell table:number-columns-repeated="245"/>
        </table:table-row>
        <table:table-row table:style-name="ro1">
          <table:table-cell office:value-type="float" office:value="144">
            <text:p>144</text:p>
          </table:table-cell>
          <table:table-cell/>
          <table:table-cell/>
          <table:table-cell office:value-type="float" office:value="207">
            <text:p>207</text:p>
          </table:table-cell>
          <table:table-cell office:value-type="string">
            <text:p>Kamba </text:p>
          </table:table-cell>
          <table:table-cell office:value-type="string">
            <text:p>kam</text:p>
          </table:table-cell>
          <table:table-cell office:value-type="string">
            <text:p>Kenya </text:p>
          </table:table-cell>
          <table:table-cell office:value-type="float" office:value="1">
            <text:p>1</text:p>
          </table:table-cell>
          <table:table-cell office:value-type="float" office:value="4">
            <text:p>4,00</text:p>
          </table:table-cell>
          <table:table-cell table:formula="oooc:=[.J192]+IF([.A193];[.I193];0)" office:value-type="float" office:value="5363.8">
            <text:p>5363,80</text:p>
          </table:table-cell>
          <table:table-cell table:style-name="ce5" table:formula="oooc:=[.K192]+IF([.C193];0;[.I193])" office:value-type="float" office:value="5203.70000000001">
            <text:p>5203,7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93">
            <text:p>93</text:p>
          </table:table-cell>
          <table:table-cell/>
          <table:table-cell office:value-type="float" office:value="149">
            <text:p>149</text:p>
          </table:table-cell>
          <table:table-cell office:value-type="string">
            <text:p>Konkani </text:p>
          </table:table-cell>
          <table:table-cell office:value-type="string">
            <text:p>knn</text:p>
          </table:table-cell>
          <table:table-cell office:value-type="string">
            <text:p>India </text:p>
          </table:table-cell>
          <table:table-cell office:value-type="float" office:value="2">
            <text:p>2</text:p>
          </table:table-cell>
          <table:table-cell office:value-type="float" office:value="4">
            <text:p>4,00</text:p>
          </table:table-cell>
          <table:table-cell table:formula="oooc:=[.J193]+IF([.A194];[.I194];0)" office:value-type="float" office:value="5363.8">
            <text:p>5363,80</text:p>
          </table:table-cell>
          <table:table-cell table:style-name="ce5" table:formula="oooc:=[.K193]+IF([.C194];0;[.I194])" office:value-type="float" office:value="5207.70000000001">
            <text:p>5207,70</text:p>
          </table:table-cell>
          <table:table-cell table:number-columns-repeated="245"/>
        </table:table-row>
        <table:table-row table:style-name="ro1">
          <table:table-cell office:value-type="float" office:value="143">
            <text:p>143</text:p>
          </table:table-cell>
          <table:table-cell/>
          <table:table-cell/>
          <table:table-cell office:value-type="float" office:value="206">
            <text:p>206</text:p>
          </table:table-cell>
          <table:table-cell office:value-type="string">
            <text:p>Wolof </text:p>
          </table:table-cell>
          <table:table-cell office:value-type="string">
            <text:p>wol</text:p>
          </table:table-cell>
          <table:table-cell office:value-type="string">
            <text:p>Senegal </text:p>
          </table:table-cell>
          <table:table-cell office:value-type="float" office:value="6">
            <text:p>6</text:p>
          </table:table-cell>
          <table:table-cell office:value-type="float" office:value="4">
            <text:p>4,00</text:p>
          </table:table-cell>
          <table:table-cell table:formula="oooc:=[.J194]+IF([.A195];[.I195];0)" office:value-type="float" office:value="5367.8">
            <text:p>5367,80</text:p>
          </table:table-cell>
          <table:table-cell table:style-name="ce5" table:formula="oooc:=[.K194]+IF([.C195];0;[.I195])" office:value-type="float" office:value="5211.70000000001">
            <text:p>5211,70</text:p>
          </table:table-cell>
          <table:table-cell table:number-columns-repeated="245"/>
        </table:table-row>
        <table:table-row table:style-name="ro1">
          <table:table-cell office:value-type="float" office:value="146">
            <text:p>146</text:p>
          </table:table-cell>
          <table:table-cell/>
          <table:table-cell/>
          <table:table-cell office:value-type="float" office:value="210">
            <text:p>210</text:p>
          </table:table-cell>
          <table:table-cell office:value-type="string">
            <text:p>Domari </text:p>
          </table:table-cell>
          <table:table-cell office:value-type="string">
            <text:p>rmt</text:p>
          </table:table-cell>
          <table:table-cell office:value-type="string">
            <text:p>Iran </text:p>
          </table:table-cell>
          <table:table-cell office:value-type="float" office:value="14">
            <text:p>14</text:p>
          </table:table-cell>
          <table:table-cell office:value-type="float" office:value="4">
            <text:p>4,00</text:p>
          </table:table-cell>
          <table:table-cell table:formula="oooc:=[.J195]+IF([.A196];[.I196];0)" office:value-type="float" office:value="5371.8">
            <text:p>5371,80</text:p>
          </table:table-cell>
          <table:table-cell table:style-name="ce5" table:formula="oooc:=[.K195]+IF([.C196];0;[.I196])" office:value-type="float" office:value="5215.70000000001">
            <text:p>5215,70</text:p>
          </table:table-cell>
          <table:table-cell table:number-columns-repeated="245"/>
        </table:table-row>
        <table:table-row table:style-name="ro1">
          <table:table-cell office:value-type="float" office:value="142">
            <text:p>142</text:p>
          </table:table-cell>
          <table:table-cell/>
          <table:table-cell/>
          <table:table-cell office:value-type="float" office:value="205">
            <text:p>205</text:p>
          </table:table-cell>
          <table:table-cell office:value-type="string">
            <text:p>Umbundu </text:p>
          </table:table-cell>
          <table:table-cell office:value-type="string">
            <text:p>umb</text:p>
          </table:table-cell>
          <table:table-cell office:value-type="string">
            <text:p>Angola </text:p>
          </table:table-cell>
          <table:table-cell office:value-type="float" office:value="2">
            <text:p>2</text:p>
          </table:table-cell>
          <table:table-cell office:value-type="float" office:value="4">
            <text:p>4,00</text:p>
          </table:table-cell>
          <table:table-cell table:formula="oooc:=[.J196]+IF([.A197];[.I197];0)" office:value-type="float" office:value="5375.8">
            <text:p>5375,80</text:p>
          </table:table-cell>
          <table:table-cell table:style-name="ce5" table:formula="oooc:=[.K196]+IF([.C197];0;[.I197])" office:value-type="float" office:value="5219.70000000001">
            <text:p>5219,7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35">
            <text:p>35</text:p>
          </table:table-cell>
          <table:table-cell/>
          <table:table-cell office:value-type="float" office:value="71">
            <text:p>71</text:p>
          </table:table-cell>
          <table:table-cell office:value-type="string">
            <text:p>Merwari </text:p>
          </table:table-cell>
          <table:table-cell office:value-type="string">
            <text:p>wry</text:p>
          </table:table-cell>
          <table:table-cell office:value-type="string">
            <text:p>India </text:p>
          </table:table-cell>
          <table:table-cell office:value-type="float" office:value="1">
            <text:p>1</text:p>
          </table:table-cell>
          <table:table-cell office:value-type="float" office:value="3.9">
            <text:p>3,90</text:p>
          </table:table-cell>
          <table:table-cell table:formula="oooc:=[.J197]+IF([.A198];[.I198];0)" office:value-type="float" office:value="5375.8">
            <text:p>5375,80</text:p>
          </table:table-cell>
          <table:table-cell table:style-name="ce5" table:formula="oooc:=[.K197]+IF([.C198];0;[.I198])" office:value-type="float" office:value="5223.60000000001">
            <text:p>5223,60</text:p>
          </table:table-cell>
          <table:table-cell table:number-columns-repeated="245"/>
        </table:table-row>
        <table:table-row table:style-name="ro1">
          <table:table-cell office:value-type="float" office:value="147">
            <text:p>147</text:p>
          </table:table-cell>
          <table:table-cell/>
          <table:table-cell/>
          <table:table-cell office:value-type="float" office:value="211">
            <text:p>211</text:p>
          </table:table-cell>
          <table:table-cell office:value-type="string">
            <text:p>Musi </text:p>
          </table:table-cell>
          <table:table-cell office:value-type="string">
            <text:p>mui</text:p>
          </table:table-cell>
          <table:table-cell office:value-type="string">
            <text:p>Indonesia </text:p>
          </table:table-cell>
          <table:table-cell office:value-type="float" office:value="1">
            <text:p>1</text:p>
          </table:table-cell>
          <table:table-cell office:value-type="float" office:value="3.9">
            <text:p>3,90</text:p>
          </table:table-cell>
          <table:table-cell table:formula="oooc:=[.J198]+IF([.A199];[.I199];0)" office:value-type="float" office:value="5379.7">
            <text:p>5379,70</text:p>
          </table:table-cell>
          <table:table-cell table:style-name="ce5" table:formula="oooc:=[.K198]+IF([.C199];0;[.I199])" office:value-type="float" office:value="5227.50000000001">
            <text:p>5227,5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53">
            <text:p>53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Oromo, Borana-Arsi-Guji </text:p>
          </table:table-cell>
          <table:table-cell office:value-type="string">
            <text:p>gax</text:p>
          </table:table-cell>
          <table:table-cell office:value-type="string">
            <text:p>Ethiopia </text:p>
          </table:table-cell>
          <table:table-cell office:value-type="float" office:value="3">
            <text:p>3</text:p>
          </table:table-cell>
          <table:table-cell office:value-type="float" office:value="3.8">
            <text:p>3,80</text:p>
          </table:table-cell>
          <table:table-cell table:formula="oooc:=[.J199]+IF([.A200];[.I200];0)" office:value-type="float" office:value="5379.7">
            <text:p>5379,70</text:p>
          </table:table-cell>
          <table:table-cell table:style-name="ce5" table:formula="oooc:=[.K199]+IF([.C200];0;[.I200])" office:value-type="float" office:value="5231.30000000001">
            <text:p>5231,30</text:p>
          </table:table-cell>
          <table:table-cell table:number-columns-repeated="245"/>
        </table:table-row>
        <table:table-row table:style-name="ro1">
          <table:table-cell office:value-type="float" office:value="149">
            <text:p>149</text:p>
          </table:table-cell>
          <table:table-cell/>
          <table:table-cell/>
          <table:table-cell office:value-type="float" office:value="213">
            <text:p>213</text:p>
          </table:table-cell>
          <table:table-cell office:value-type="string">
            <text:p>Mina </text:p>
          </table:table-cell>
          <table:table-cell office:value-type="string">
            <text:p>myi</text:p>
          </table:table-cell>
          <table:table-cell office:value-type="string">
            <text:p>India </text:p>
          </table:table-cell>
          <table:table-cell office:value-type="float" office:value="1">
            <text:p>1</text:p>
          </table:table-cell>
          <table:table-cell office:value-type="float" office:value="3.8">
            <text:p>3,80</text:p>
          </table:table-cell>
          <table:table-cell table:formula="oooc:=[.J200]+IF([.A201];[.I201];0)" office:value-type="float" office:value="5383.5">
            <text:p>5383,50</text:p>
          </table:table-cell>
          <table:table-cell table:style-name="ce5" table:formula="oooc:=[.K200]+IF([.C201];0;[.I201])" office:value-type="float" office:value="5235.10000000001">
            <text:p>5235,10</text:p>
          </table:table-cell>
          <table:table-cell table:number-columns-repeated="245"/>
        </table:table-row>
        <table:table-row table:style-name="ro1">
          <table:table-cell office:value-type="float" office:value="148">
            <text:p>148</text:p>
          </table:table-cell>
          <table:table-cell/>
          <table:table-cell/>
          <table:table-cell office:value-type="float" office:value="212">
            <text:p>212</text:p>
          </table:table-cell>
          <table:table-cell office:value-type="string">
            <text:p>Dogri </text:p>
          </table:table-cell>
          <table:table-cell office:value-type="string">
            <text:p>doi</text:p>
          </table:table-cell>
          <table:table-cell office:value-type="string">
            <text:p>India </text:p>
          </table:table-cell>
          <table:table-cell office:value-type="float" office:value="1">
            <text:p>1</text:p>
          </table:table-cell>
          <table:table-cell office:value-type="float" office:value="3.8">
            <text:p>3,80</text:p>
          </table:table-cell>
          <table:table-cell table:formula="oooc:=[.J201]+IF([.A202];[.I202];0)" office:value-type="float" office:value="5387.3">
            <text:p>5387,30</text:p>
          </table:table-cell>
          <table:table-cell table:style-name="ce5" table:formula="oooc:=[.K201]+IF([.C202];0;[.I202])" office:value-type="float" office:value="5238.90000000001">
            <text:p>5238,9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74">
            <text:p>74</text:p>
          </table:table-cell>
          <table:table-cell/>
          <table:table-cell office:value-type="float" office:value="128">
            <text:p>128</text:p>
          </table:table-cell>
          <table:table-cell office:value-type="string">
            <text:p>Pulaar </text:p>
          </table:table-cell>
          <table:table-cell office:value-type="string">
            <text:p>fuc</text:p>
          </table:table-cell>
          <table:table-cell office:value-type="string">
            <text:p>Senegal </text:p>
          </table:table-cell>
          <table:table-cell office:value-type="float" office:value="6">
            <text:p>6</text:p>
          </table:table-cell>
          <table:table-cell office:value-type="float" office:value="3.7">
            <text:p>3,70</text:p>
          </table:table-cell>
          <table:table-cell table:formula="oooc:=[.J202]+IF([.A203];[.I203];0)" office:value-type="float" office:value="5387.3">
            <text:p>5387,30</text:p>
          </table:table-cell>
          <table:table-cell table:style-name="ce5" table:formula="oooc:=[.K202]+IF([.C203];0;[.I203])" office:value-type="float" office:value="5242.60000000001">
            <text:p>5242,6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56">
            <text:p>56</text:p>
          </table:table-cell>
          <table:table-cell/>
          <table:table-cell office:value-type="float" office:value="106">
            <text:p>106</text:p>
          </table:table-cell>
          <table:table-cell office:value-type="string">
            <text:p>Kurdish, Central </text:p>
          </table:table-cell>
          <table:table-cell office:value-type="string">
            <text:p>ckb</text:p>
          </table:table-cell>
          <table:table-cell office:value-type="string">
            <text:p>Iraq </text:p>
          </table:table-cell>
          <table:table-cell office:value-type="float" office:value="2">
            <text:p>2</text:p>
          </table:table-cell>
          <table:table-cell office:value-type="float" office:value="3.7">
            <text:p>3,70</text:p>
          </table:table-cell>
          <table:table-cell table:formula="oooc:=[.J203]+IF([.A204];[.I204];0)" office:value-type="float" office:value="5387.3">
            <text:p>5387,30</text:p>
          </table:table-cell>
          <table:table-cell table:style-name="ce5" table:formula="oooc:=[.K203]+IF([.C204];0;[.I204])" office:value-type="float" office:value="5246.30000000001">
            <text:p>5246,30</text:p>
          </table:table-cell>
          <table:table-cell table:number-columns-repeated="245"/>
        </table:table-row>
        <table:table-row table:style-name="ro1">
          <table:table-cell office:value-type="float" office:value="150">
            <text:p>150</text:p>
          </table:table-cell>
          <table:table-cell/>
          <table:table-cell/>
          <table:table-cell office:value-type="float" office:value="214">
            <text:p>214</text:p>
          </table:table-cell>
          <table:table-cell office:value-type="string">
            <text:p>Tsonga </text:p>
          </table:table-cell>
          <table:table-cell office:value-type="string">
            <text:p>tso</text:p>
          </table:table-cell>
          <table:table-cell office:value-type="string">
            <text:p>South Africa </text:p>
          </table:table-cell>
          <table:table-cell office:value-type="float" office:value="4">
            <text:p>4</text:p>
          </table:table-cell>
          <table:table-cell office:value-type="float" office:value="3.7">
            <text:p>3,70</text:p>
          </table:table-cell>
          <table:table-cell table:formula="oooc:=[.J204]+IF([.A205];[.I205];0)" office:value-type="float" office:value="5391">
            <text:p>5391,00</text:p>
          </table:table-cell>
          <table:table-cell table:style-name="ce5" table:formula="oooc:=[.K204]+IF([.C205];0;[.I205])" office:value-type="float" office:value="5250.00000000001">
            <text:p>5250,00</text:p>
          </table:table-cell>
          <table:table-cell table:number-columns-repeated="245"/>
        </table:table-row>
        <table:table-row table:style-name="ro1">
          <table:table-cell office:value-type="float" office:value="151">
            <text:p>151</text:p>
          </table:table-cell>
          <table:table-cell/>
          <table:table-cell/>
          <table:table-cell office:value-type="float" office:value="215">
            <text:p>215</text:p>
          </table:table-cell>
          <table:table-cell office:value-type="string">
            <text:p>Bemba </text:p>
          </table:table-cell>
          <table:table-cell office:value-type="string">
            <text:p>bem</text:p>
          </table:table-cell>
          <table:table-cell office:value-type="string">
            <text:p>Zambia </text:p>
          </table:table-cell>
          <table:table-cell office:value-type="float" office:value="4">
            <text:p>4</text:p>
          </table:table-cell>
          <table:table-cell office:value-type="float" office:value="3.6">
            <text:p>3,60</text:p>
          </table:table-cell>
          <table:table-cell table:formula="oooc:=[.J205]+IF([.A206];[.I206];0)" office:value-type="float" office:value="5394.6">
            <text:p>5394,60</text:p>
          </table:table-cell>
          <table:table-cell table:style-name="ce5" table:formula="oooc:=[.K205]+IF([.C206];0;[.I206])" office:value-type="float" office:value="5253.60000000001">
            <text:p>5253,6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93">
            <text:p>93</text:p>
          </table:table-cell>
          <table:table-cell/>
          <table:table-cell office:value-type="float" office:value="150">
            <text:p>150</text:p>
          </table:table-cell>
          <table:table-cell office:value-type="string">
            <text:p>Konkani, Goan </text:p>
          </table:table-cell>
          <table:table-cell office:value-type="string">
            <text:p>gom</text:p>
          </table:table-cell>
          <table:table-cell office:value-type="string">
            <text:p>India </text:p>
          </table:table-cell>
          <table:table-cell office:value-type="float" office:value="3">
            <text:p>3</text:p>
          </table:table-cell>
          <table:table-cell office:value-type="float" office:value="3.6">
            <text:p>3,60</text:p>
          </table:table-cell>
          <table:table-cell table:formula="oooc:=[.J206]+IF([.A207];[.I207];0)" office:value-type="float" office:value="5394.6">
            <text:p>5394,60</text:p>
          </table:table-cell>
          <table:table-cell table:style-name="ce5" table:formula="oooc:=[.K206]+IF([.C207];0;[.I207])" office:value-type="float" office:value="5257.20000000001">
            <text:p>5257,2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79">
            <text:p>79</text:p>
          </table:table-cell>
          <table:table-cell/>
          <table:table-cell office:value-type="float" office:value="134">
            <text:p>134</text:p>
          </table:table-cell>
          <table:table-cell office:value-type="string">
            <text:p>Quechua, South Bolivian </text:p>
          </table:table-cell>
          <table:table-cell office:value-type="string">
            <text:p>quh</text:p>
          </table:table-cell>
          <table:table-cell office:value-type="string">
            <text:p>Bolivia </text:p>
          </table:table-cell>
          <table:table-cell office:value-type="float" office:value="2">
            <text:p>2</text:p>
          </table:table-cell>
          <table:table-cell office:value-type="float" office:value="3.6">
            <text:p>3,60</text:p>
          </table:table-cell>
          <table:table-cell table:formula="oooc:=[.J207]+IF([.A208];[.I208];0)" office:value-type="float" office:value="5394.6">
            <text:p>5394,60</text:p>
          </table:table-cell>
          <table:table-cell table:style-name="ce5" table:formula="oooc:=[.K207]+IF([.C208];0;[.I208])" office:value-type="float" office:value="5260.80000000001">
            <text:p>5260,8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4">
            <text:p>4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Arabic, Gulf Spoken </text:p>
          </table:table-cell>
          <table:table-cell office:value-type="string">
            <text:p>afb</text:p>
          </table:table-cell>
          <table:table-cell office:value-type="string">
            <text:p>Iraq </text:p>
          </table:table-cell>
          <table:table-cell office:value-type="float" office:value="10">
            <text:p>10</text:p>
          </table:table-cell>
          <table:table-cell office:value-type="float" office:value="3.6">
            <text:p>3,60</text:p>
          </table:table-cell>
          <table:table-cell table:formula="oooc:=[.J208]+IF([.A209];[.I209];0)" office:value-type="float" office:value="5394.6">
            <text:p>5394,60</text:p>
          </table:table-cell>
          <table:table-cell table:style-name="ce5" table:formula="oooc:=[.K208]+IF([.C209];0;[.I209])" office:value-type="float" office:value="5264.40000000001">
            <text:p>5264,40</text:p>
          </table:table-cell>
          <table:table-cell table:number-columns-repeated="245"/>
        </table:table-row>
        <table:table-row table:style-name="ro1">
          <table:table-cell office:value-type="float" office:value="153">
            <text:p>153</text:p>
          </table:table-cell>
          <table:table-cell/>
          <table:table-cell/>
          <table:table-cell office:value-type="float" office:value="217">
            <text:p>217</text:p>
          </table:table-cell>
          <table:table-cell office:value-type="string">
            <text:p>Aceh </text:p>
          </table:table-cell>
          <table:table-cell office:value-type="string">
            <text:p>ace</text:p>
          </table:table-cell>
          <table:table-cell office:value-type="string">
            <text:p>Indonesia </text:p>
          </table:table-cell>
          <table:table-cell office:value-type="float" office:value="1">
            <text:p>1</text:p>
          </table:table-cell>
          <table:table-cell office:value-type="float" office:value="3.5">
            <text:p>3,50</text:p>
          </table:table-cell>
          <table:table-cell table:formula="oooc:=[.J209]+IF([.A210];[.I210];0)" office:value-type="float" office:value="5398.1">
            <text:p>5398,10</text:p>
          </table:table-cell>
          <table:table-cell table:style-name="ce5" table:formula="oooc:=[.K209]+IF([.C210];0;[.I210])" office:value-type="float" office:value="5267.90000000001">
            <text:p>5267,90</text:p>
          </table:table-cell>
          <table:table-cell table:number-columns-repeated="245"/>
        </table:table-row>
        <table:table-row table:style-name="ro1">
          <table:table-cell office:value-type="float" office:value="152">
            <text:p>152</text:p>
          </table:table-cell>
          <table:table-cell/>
          <table:table-cell/>
          <table:table-cell office:value-type="float" office:value="216">
            <text:p>216</text:p>
          </table:table-cell>
          <table:table-cell office:value-type="string">
            <text:p>Banjar </text:p>
          </table:table-cell>
          <table:table-cell office:value-type="string">
            <text:p>bjn</text:p>
          </table:table-cell>
          <table:table-cell office:value-type="string">
            <text:p>Indonesia </text:p>
          </table:table-cell>
          <table:table-cell office:value-type="float" office:value="2">
            <text:p>2</text:p>
          </table:table-cell>
          <table:table-cell office:value-type="float" office:value="3.5">
            <text:p>3,50</text:p>
          </table:table-cell>
          <table:table-cell table:formula="oooc:=[.J210]+IF([.A211];[.I211];0)" office:value-type="float" office:value="5401.6">
            <text:p>5401,60</text:p>
          </table:table-cell>
          <table:table-cell table:style-name="ce5" table:formula="oooc:=[.K210]+IF([.C211];0;[.I211])" office:value-type="float" office:value="5271.40000000001">
            <text:p>5271,40</text:p>
          </table:table-cell>
          <table:table-cell table:number-columns-repeated="245"/>
        </table:table-row>
        <table:table-row table:style-name="ro1">
          <table:table-cell office:value-type="float" office:value="154">
            <text:p>154</text:p>
          </table:table-cell>
          <table:table-cell/>
          <table:table-cell/>
          <table:table-cell office:value-type="float" office:value="218">
            <text:p>218</text:p>
          </table:table-cell>
          <table:table-cell office:value-type="string">
            <text:p>Bugis </text:p>
          </table:table-cell>
          <table:table-cell office:value-type="string">
            <text:p>bug</text:p>
          </table:table-cell>
          <table:table-cell office:value-type="string">
            <text:p>Indonesia </text:p>
          </table:table-cell>
          <table:table-cell office:value-type="float" office:value="2">
            <text:p>2</text:p>
          </table:table-cell>
          <table:table-cell office:value-type="float" office:value="3.5">
            <text:p>3,50</text:p>
          </table:table-cell>
          <table:table-cell table:formula="oooc:=[.J211]+IF([.A212];[.I212];0)" office:value-type="float" office:value="5405.1">
            <text:p>5405,10</text:p>
          </table:table-cell>
          <table:table-cell table:style-name="ce5" table:formula="oooc:=[.K211]+IF([.C212];0;[.I212])" office:value-type="float" office:value="5274.90000000001">
            <text:p>5274,9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116">
            <text:p>116</text:p>
          </table:table-cell>
          <table:table-cell/>
          <table:table-cell office:value-type="float" office:value="178">
            <text:p>178</text:p>
          </table:table-cell>
          <table:table-cell office:value-type="string">
            <text:p>Mongolian, Peripheral </text:p>
          </table:table-cell>
          <table:table-cell office:value-type="string">
            <text:p>mvf</text:p>
          </table:table-cell>
          <table:table-cell office:value-type="string">
            <text:p>China </text:p>
          </table:table-cell>
          <table:table-cell office:value-type="float" office:value="2">
            <text:p>2</text:p>
          </table:table-cell>
          <table:table-cell office:value-type="float" office:value="3.4">
            <text:p>3,40</text:p>
          </table:table-cell>
          <table:table-cell table:formula="oooc:=[.J212]+IF([.A213];[.I213];0)" office:value-type="float" office:value="5405.1">
            <text:p>5405,10</text:p>
          </table:table-cell>
          <table:table-cell table:style-name="ce5" table:formula="oooc:=[.K212]+IF([.C213];0;[.I213])" office:value-type="float" office:value="5278.30000000001">
            <text:p>5278,3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97">
            <text:p>97</text:p>
          </table:table-cell>
          <table:table-cell/>
          <table:table-cell office:value-type="float" office:value="155">
            <text:p>155</text:p>
          </table:table-cell>
          <table:table-cell office:value-type="string">
            <text:p>Balochi, Southern </text:p>
          </table:table-cell>
          <table:table-cell office:value-type="string">
            <text:p>bcc</text:p>
          </table:table-cell>
          <table:table-cell office:value-type="string">
            <text:p>Pakistan </text:p>
          </table:table-cell>
          <table:table-cell office:value-type="float" office:value="4">
            <text:p>4</text:p>
          </table:table-cell>
          <table:table-cell office:value-type="float" office:value="3.4">
            <text:p>3,40</text:p>
          </table:table-cell>
          <table:table-cell table:formula="oooc:=[.J213]+IF([.A214];[.I214];0)" office:value-type="float" office:value="5405.1">
            <text:p>5405,10</text:p>
          </table:table-cell>
          <table:table-cell table:style-name="ce5" table:formula="oooc:=[.K213]+IF([.C214];0;[.I214])" office:value-type="float" office:value="5281.70000000001">
            <text:p>5281,70</text:p>
          </table:table-cell>
          <table:table-cell table:number-columns-repeated="245"/>
        </table:table-row>
        <table:table-row table:style-name="ro1">
          <table:table-cell office:value-type="float" office:value="157">
            <text:p>157</text:p>
          </table:table-cell>
          <table:table-cell/>
          <table:table-cell/>
          <table:table-cell office:value-type="float" office:value="221">
            <text:p>221</text:p>
          </table:table-cell>
          <table:table-cell office:value-type="string">
            <text:p>Gilaki </text:p>
          </table:table-cell>
          <table:table-cell office:value-type="string">
            <text:p>glk</text:p>
          </table:table-cell>
          <table:table-cell office:value-type="string">
            <text:p>Iran </text:p>
          </table:table-cell>
          <table:table-cell office:value-type="float" office:value="1">
            <text:p>1</text:p>
          </table:table-cell>
          <table:table-cell office:value-type="float" office:value="3.3">
            <text:p>3,30</text:p>
          </table:table-cell>
          <table:table-cell table:formula="oooc:=[.J214]+IF([.A215];[.I215];0)" office:value-type="float" office:value="5408.4">
            <text:p>5408,40</text:p>
          </table:table-cell>
          <table:table-cell table:style-name="ce5" table:formula="oooc:=[.K214]+IF([.C215];0;[.I215])" office:value-type="float" office:value="5285.00000000001">
            <text:p>5285,00</text:p>
          </table:table-cell>
          <table:table-cell table:number-columns-repeated="245"/>
        </table:table-row>
        <table:table-row table:style-name="ro1">
          <table:table-cell office:value-type="float" office:value="155">
            <text:p>155</text:p>
          </table:table-cell>
          <table:table-cell/>
          <table:table-cell/>
          <table:table-cell office:value-type="float" office:value="219">
            <text:p>219</text:p>
          </table:table-cell>
          <table:table-cell office:value-type="string">
            <text:p>Bali </text:p>
          </table:table-cell>
          <table:table-cell office:value-type="string">
            <text:p>ban</text:p>
          </table:table-cell>
          <table:table-cell office:value-type="string">
            <text:p>Indonesia </text:p>
          </table:table-cell>
          <table:table-cell office:value-type="float" office:value="1">
            <text:p>1</text:p>
          </table:table-cell>
          <table:table-cell office:value-type="float" office:value="3.3">
            <text:p>3,30</text:p>
          </table:table-cell>
          <table:table-cell table:formula="oooc:=[.J215]+IF([.A216];[.I216];0)" office:value-type="float" office:value="5411.7">
            <text:p>5411,70</text:p>
          </table:table-cell>
          <table:table-cell table:style-name="ce5" table:formula="oooc:=[.K215]+IF([.C216];0;[.I216])" office:value-type="float" office:value="5288.30000000001">
            <text:p>5288,30</text:p>
          </table:table-cell>
          <table:table-cell table:number-columns-repeated="245"/>
        </table:table-row>
        <table:table-row table:style-name="ro1">
          <table:table-cell office:value-type="float" office:value="156">
            <text:p>156</text:p>
          </table:table-cell>
          <table:table-cell/>
          <table:table-cell/>
          <table:table-cell office:value-type="float" office:value="220">
            <text:p>220</text:p>
          </table:table-cell>
          <table:table-cell office:value-type="string">
            <text:p>Shan </text:p>
          </table:table-cell>
          <table:table-cell office:value-type="string">
            <text:p>shn</text:p>
          </table:table-cell>
          <table:table-cell office:value-type="string">
            <text:p>Myanmar </text:p>
          </table:table-cell>
          <table:table-cell office:value-type="float" office:value="3">
            <text:p>3</text:p>
          </table:table-cell>
          <table:table-cell office:value-type="float" office:value="3.3">
            <text:p>3,30</text:p>
          </table:table-cell>
          <table:table-cell table:formula="oooc:=[.J216]+IF([.A217];[.I217];0)" office:value-type="float" office:value="5415">
            <text:p>5415,00</text:p>
          </table:table-cell>
          <table:table-cell table:style-name="ce5" table:formula="oooc:=[.K216]+IF([.C217];0;[.I217])" office:value-type="float" office:value="5291.60000000001">
            <text:p>5291,60</text:p>
          </table:table-cell>
          <table:table-cell table:number-columns-repeated="245"/>
        </table:table-row>
        <table:table-row table:style-name="ro1">
          <table:table-cell office:value-type="float" office:value="158">
            <text:p>158</text:p>
          </table:table-cell>
          <table:table-cell/>
          <table:table-cell/>
          <table:table-cell office:value-type="float" office:value="222">
            <text:p>222</text:p>
          </table:table-cell>
          <table:table-cell office:value-type="string">
            <text:p>Mazanderani </text:p>
          </table:table-cell>
          <table:table-cell office:value-type="string">
            <text:p>mzn</text:p>
          </table:table-cell>
          <table:table-cell office:value-type="string">
            <text:p>Iran </text:p>
          </table:table-cell>
          <table:table-cell office:value-type="float" office:value="1">
            <text:p>1</text:p>
          </table:table-cell>
          <table:table-cell office:value-type="float" office:value="3.3">
            <text:p>3,30</text:p>
          </table:table-cell>
          <table:table-cell table:formula="oooc:=[.J217]+IF([.A218];[.I218];0)" office:value-type="float" office:value="5418.3">
            <text:p>5418,30</text:p>
          </table:table-cell>
          <table:table-cell table:style-name="ce5" table:formula="oooc:=[.K217]+IF([.C218];0;[.I218])" office:value-type="float" office:value="5294.90000000001">
            <text:p>5294,90</text:p>
          </table:table-cell>
          <table:table-cell table:number-columns-repeated="245"/>
        </table:table-row>
        <table:table-row table:style-name="ro1">
          <table:table-cell office:value-type="float" office:value="163">
            <text:p>163</text:p>
          </table:table-cell>
          <table:table-cell/>
          <table:table-cell/>
          <table:table-cell office:value-type="float" office:value="227">
            <text:p>227</text:p>
          </table:table-cell>
          <table:table-cell office:value-type="string">
            <text:p>Tamazight, Central Atlas </text:p>
          </table:table-cell>
          <table:table-cell office:value-type="string">
            <text:p>tzm</text:p>
          </table:table-cell>
          <table:table-cell office:value-type="string">
            <text:p>Morocco </text:p>
          </table:table-cell>
          <table:table-cell office:value-type="float" office:value="3">
            <text:p>3</text:p>
          </table:table-cell>
          <table:table-cell office:value-type="float" office:value="3.2">
            <text:p>3,20</text:p>
          </table:table-cell>
          <table:table-cell table:formula="oooc:=[.J218]+IF([.A219];[.I219];0)" office:value-type="float" office:value="5421.5">
            <text:p>5421,50</text:p>
          </table:table-cell>
          <table:table-cell table:style-name="ce5" table:formula="oooc:=[.K218]+IF([.C219];0;[.I219])" office:value-type="float" office:value="5298.10000000001">
            <text:p>5298,10</text:p>
          </table:table-cell>
          <table:table-cell table:number-columns-repeated="245"/>
        </table:table-row>
        <table:table-row table:style-name="ro1">
          <table:table-cell office:value-type="float" office:value="159">
            <text:p>159</text:p>
          </table:table-cell>
          <table:table-cell/>
          <table:table-cell/>
          <table:table-cell office:value-type="float" office:value="223">
            <text:p>223</text:p>
          </table:table-cell>
          <table:table-cell office:value-type="string">
            <text:p>Jamaican Creole English </text:p>
          </table:table-cell>
          <table:table-cell office:value-type="string">
            <text:p>jam</text:p>
          </table:table-cell>
          <table:table-cell office:value-type="string">
            <text:p>Jamaica </text:p>
          </table:table-cell>
          <table:table-cell office:value-type="float" office:value="7">
            <text:p>7</text:p>
          </table:table-cell>
          <table:table-cell office:value-type="float" office:value="3.2">
            <text:p>3,20</text:p>
          </table:table-cell>
          <table:table-cell table:formula="oooc:=[.J219]+IF([.A220];[.I220];0)" office:value-type="float" office:value="5424.7">
            <text:p>5424,70</text:p>
          </table:table-cell>
          <table:table-cell table:style-name="ce5" table:formula="oooc:=[.K219]+IF([.C220];0;[.I220])" office:value-type="float" office:value="5301.30000000001">
            <text:p>5301,30</text:p>
          </table:table-cell>
          <table:table-cell table:number-columns-repeated="245"/>
        </table:table-row>
        <table:table-row table:style-name="ro1">
          <table:table-cell office:value-type="float" office:value="162">
            <text:p>162</text:p>
          </table:table-cell>
          <table:table-cell/>
          <table:table-cell/>
          <table:table-cell office:value-type="float" office:value="226">
            <text:p>226</text:p>
          </table:table-cell>
          <table:table-cell office:value-type="string">
            <text:p>Lithuanian </text:p>
          </table:table-cell>
          <table:table-cell office:value-type="string">
            <text:p>lit</text:p>
          </table:table-cell>
          <table:table-cell office:value-type="string">
            <text:p>Lithuania </text:p>
          </table:table-cell>
          <table:table-cell office:value-type="float" office:value="19">
            <text:p>19</text:p>
          </table:table-cell>
          <table:table-cell office:value-type="float" office:value="3.2">
            <text:p>3,20</text:p>
          </table:table-cell>
          <table:table-cell table:formula="oooc:=[.J220]+IF([.A221];[.I221];0)" office:value-type="float" office:value="5427.9">
            <text:p>5427,90</text:p>
          </table:table-cell>
          <table:table-cell table:style-name="ce5" table:formula="oooc:=[.K220]+IF([.C221];0;[.I221])" office:value-type="float" office:value="5304.50000000001">
            <text:p>5304,5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145">
            <text:p>145</text:p>
          </table:table-cell>
          <table:table-cell/>
          <table:table-cell office:value-type="float" office:value="209">
            <text:p>209</text:p>
          </table:table-cell>
          <table:table-cell office:value-type="string">
            <text:p>Kanuri, Central </text:p>
          </table:table-cell>
          <table:table-cell office:value-type="string">
            <text:p>knc</text:p>
          </table:table-cell>
          <table:table-cell office:value-type="string">
            <text:p>Nigeria </text:p>
          </table:table-cell>
          <table:table-cell office:value-type="float" office:value="6">
            <text:p>6</text:p>
          </table:table-cell>
          <table:table-cell office:value-type="float" office:value="3.2">
            <text:p>3,20</text:p>
          </table:table-cell>
          <table:table-cell table:formula="oooc:=[.J221]+IF([.A222];[.I222];0)" office:value-type="float" office:value="5427.9">
            <text:p>5427,90</text:p>
          </table:table-cell>
          <table:table-cell table:style-name="ce5" table:formula="oooc:=[.K221]+IF([.C222];0;[.I222])" office:value-type="float" office:value="5307.70000000001">
            <text:p>5307,70</text:p>
          </table:table-cell>
          <table:table-cell table:number-columns-repeated="245"/>
        </table:table-row>
        <table:table-row table:style-name="ro1">
          <table:table-cell office:value-type="float" office:value="160">
            <text:p>160</text:p>
          </table:table-cell>
          <table:table-cell/>
          <table:table-cell/>
          <table:table-cell office:value-type="float" office:value="224">
            <text:p>224</text:p>
          </table:table-cell>
          <table:table-cell office:value-type="string">
            <text:p>Galician </text:p>
          </table:table-cell>
          <table:table-cell office:value-type="string">
            <text:p>glg</text:p>
          </table:table-cell>
          <table:table-cell office:value-type="string">
            <text:p>Spain </text:p>
          </table:table-cell>
          <table:table-cell office:value-type="float" office:value="2">
            <text:p>2</text:p>
          </table:table-cell>
          <table:table-cell office:value-type="float" office:value="3.2">
            <text:p>3,20</text:p>
          </table:table-cell>
          <table:table-cell table:formula="oooc:=[.J222]+IF([.A223];[.I223];0)" office:value-type="float" office:value="5431.1">
            <text:p>5431,10</text:p>
          </table:table-cell>
          <table:table-cell table:style-name="ce5" table:formula="oooc:=[.K222]+IF([.C223];0;[.I223])" office:value-type="float" office:value="5310.90000000001">
            <text:p>5310,90</text:p>
          </table:table-cell>
          <table:table-cell table:number-columns-repeated="245"/>
        </table:table-row>
        <table:table-row table:style-name="ro1">
          <table:table-cell office:value-type="float" office:value="161">
            <text:p>161</text:p>
          </table:table-cell>
          <table:table-cell/>
          <table:table-cell/>
          <table:table-cell office:value-type="float" office:value="225">
            <text:p>225</text:p>
          </table:table-cell>
          <table:table-cell office:value-type="string">
            <text:p>Lao </text:p>
          </table:table-cell>
          <table:table-cell office:value-type="string">
            <text:p>lao</text:p>
          </table:table-cell>
          <table:table-cell office:value-type="string">
            <text:p>Laos </text:p>
          </table:table-cell>
          <table:table-cell office:value-type="float" office:value="7">
            <text:p>7</text:p>
          </table:table-cell>
          <table:table-cell office:value-type="float" office:value="3.2">
            <text:p>3,20</text:p>
          </table:table-cell>
          <table:table-cell table:formula="oooc:=[.J223]+IF([.A224];[.I224];0)" office:value-type="float" office:value="5434.3">
            <text:p>5434,30</text:p>
          </table:table-cell>
          <table:table-cell table:style-name="ce5" table:formula="oooc:=[.K223]+IF([.C224];0;[.I224])" office:value-type="float" office:value="5314.10000000001">
            <text:p>5314,10</text:p>
          </table:table-cell>
          <table:table-cell table:number-columns-repeated="245"/>
        </table:table-row>
        <table:table-row table:style-name="ro1">
          <table:table-cell office:value-type="float" office:value="164">
            <text:p>164</text:p>
          </table:table-cell>
          <table:table-cell/>
          <table:table-cell/>
          <table:table-cell office:value-type="float" office:value="228">
            <text:p>228</text:p>
          </table:table-cell>
          <table:table-cell office:value-type="string">
            <text:p>Kabyle </text:p>
          </table:table-cell>
          <table:table-cell office:value-type="string">
            <text:p>kab</text:p>
          </table:table-cell>
          <table:table-cell office:value-type="string">
            <text:p>Algeria </text:p>
          </table:table-cell>
          <table:table-cell office:value-type="float" office:value="3">
            <text:p>3</text:p>
          </table:table-cell>
          <table:table-cell office:value-type="float" office:value="3.1">
            <text:p>3,10</text:p>
          </table:table-cell>
          <table:table-cell table:formula="oooc:=[.J224]+IF([.A225];[.I225];0)" office:value-type="float" office:value="5437.4">
            <text:p>5437,40</text:p>
          </table:table-cell>
          <table:table-cell table:style-name="ce5" table:formula="oooc:=[.K224]+IF([.C225];0;[.I225])" office:value-type="float" office:value="5317.20000000001">
            <text:p>5317,20</text:p>
          </table:table-cell>
          <table:table-cell table:number-columns-repeated="245"/>
        </table:table-row>
        <table:table-row table:style-name="ro1">
          <table:table-cell office:value-type="float" office:value="166">
            <text:p>166</text:p>
          </table:table-cell>
          <table:table-cell/>
          <table:table-cell/>
          <table:table-cell office:value-type="float" office:value="230">
            <text:p>230</text:p>
          </table:table-cell>
          <table:table-cell office:value-type="string">
            <text:p>Éwé </text:p>
          </table:table-cell>
          <table:table-cell office:value-type="string">
            <text:p>ewe</text:p>
          </table:table-cell>
          <table:table-cell office:value-type="string">
            <text:p>Ghana </text:p>
          </table:table-cell>
          <table:table-cell office:value-type="float" office:value="2">
            <text:p>2</text:p>
          </table:table-cell>
          <table:table-cell office:value-type="float" office:value="3.1">
            <text:p>3,10</text:p>
          </table:table-cell>
          <table:table-cell table:formula="oooc:=[.J225]+IF([.A226];[.I226];0)" office:value-type="float" office:value="5440.5">
            <text:p>5440,50</text:p>
          </table:table-cell>
          <table:table-cell table:style-name="ce5" table:formula="oooc:=[.K225]+IF([.C226];0;[.I226])" office:value-type="float" office:value="5320.30000000001">
            <text:p>5320,30</text:p>
          </table:table-cell>
          <table:table-cell table:number-columns-repeated="245"/>
        </table:table-row>
        <table:table-row table:style-name="ro1">
          <table:table-cell office:value-type="float" office:value="168">
            <text:p>168</text:p>
          </table:table-cell>
          <table:table-cell/>
          <table:table-cell/>
          <table:table-cell office:value-type="float" office:value="232">
            <text:p>232</text:p>
          </table:table-cell>
          <table:table-cell office:value-type="string">
            <text:p>Makhuwa </text:p>
          </table:table-cell>
          <table:table-cell office:value-type="string">
            <text:p>vmw</text:p>
          </table:table-cell>
          <table:table-cell office:value-type="string">
            <text:p>Mozambique </text:p>
          </table:table-cell>
          <table:table-cell office:value-type="float" office:value="1">
            <text:p>1</text:p>
          </table:table-cell>
          <table:table-cell office:value-type="float" office:value="3.1">
            <text:p>3,10</text:p>
          </table:table-cell>
          <table:table-cell table:formula="oooc:=[.J226]+IF([.A227];[.I227];0)" office:value-type="float" office:value="5443.6">
            <text:p>5443,60</text:p>
          </table:table-cell>
          <table:table-cell table:style-name="ce5" table:formula="oooc:=[.K226]+IF([.C227];0;[.I227])" office:value-type="float" office:value="5323.40000000001">
            <text:p>5323,40</text:p>
          </table:table-cell>
          <table:table-cell table:number-columns-repeated="245"/>
        </table:table-row>
        <table:table-row table:style-name="ro1">
          <table:table-cell office:value-type="float" office:value="165">
            <text:p>165</text:p>
          </table:table-cell>
          <table:table-cell/>
          <table:table-cell/>
          <table:table-cell office:value-type="float" office:value="229">
            <text:p>229</text:p>
          </table:table-cell>
          <table:table-cell office:value-type="string">
            <text:p>Hassaniyya </text:p>
          </table:table-cell>
          <table:table-cell office:value-type="string">
            <text:p>mey</text:p>
          </table:table-cell>
          <table:table-cell office:value-type="string">
            <text:p>Mauritania </text:p>
          </table:table-cell>
          <table:table-cell office:value-type="float" office:value="8">
            <text:p>8</text:p>
          </table:table-cell>
          <table:table-cell office:value-type="float" office:value="3.1">
            <text:p>3,10</text:p>
          </table:table-cell>
          <table:table-cell table:formula="oooc:=[.J227]+IF([.A228];[.I228];0)" office:value-type="float" office:value="5446.7">
            <text:p>5446,70</text:p>
          </table:table-cell>
          <table:table-cell table:style-name="ce5" table:formula="oooc:=[.K227]+IF([.C228];0;[.I228])" office:value-type="float" office:value="5326.50000000001">
            <text:p>5326,5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Chinese, Min Zhong </text:p>
          </table:table-cell>
          <table:table-cell office:value-type="string">
            <text:p>czo</text:p>
          </table:table-cell>
          <table:table-cell office:value-type="string">
            <text:p>China </text:p>
          </table:table-cell>
          <table:table-cell office:value-type="float" office:value="1">
            <text:p>1</text:p>
          </table:table-cell>
          <table:table-cell office:value-type="float" office:value="3.1">
            <text:p>3,10</text:p>
          </table:table-cell>
          <table:table-cell table:formula="oooc:=[.J228]+IF([.A229];[.I229];0)" office:value-type="float" office:value="5446.7">
            <text:p>5446,70</text:p>
          </table:table-cell>
          <table:table-cell table:style-name="ce5" table:formula="oooc:=[.K228]+IF([.C229];0;[.I229])" office:value-type="float" office:value="5329.60000000001">
            <text:p>5329,60</text:p>
          </table:table-cell>
          <table:table-cell table:number-columns-repeated="245"/>
        </table:table-row>
        <table:table-row table:style-name="ro1">
          <table:table-cell office:value-type="float" office:value="167">
            <text:p>167</text:p>
          </table:table-cell>
          <table:table-cell/>
          <table:table-cell/>
          <table:table-cell office:value-type="float" office:value="231">
            <text:p>231</text:p>
          </table:table-cell>
          <table:table-cell office:value-type="string">
            <text:p>Piemontese </text:p>
          </table:table-cell>
          <table:table-cell office:value-type="string">
            <text:p>pms</text:p>
          </table:table-cell>
          <table:table-cell office:value-type="string">
            <text:p>Italy </text:p>
          </table:table-cell>
          <table:table-cell office:value-type="float" office:value="3">
            <text:p>3</text:p>
          </table:table-cell>
          <table:table-cell office:value-type="float" office:value="3.1">
            <text:p>3,10</text:p>
          </table:table-cell>
          <table:table-cell table:formula="oooc:=[.J229]+IF([.A230];[.I230];0)" office:value-type="float" office:value="5449.8">
            <text:p>5449,80</text:p>
          </table:table-cell>
          <table:table-cell table:style-name="ce5" table:formula="oooc:=[.K229]+IF([.C230];0;[.I230])" office:value-type="float" office:value="5332.70000000001">
            <text:p>5332,70</text:p>
          </table:table-cell>
          <table:table-cell table:number-columns-repeated="245"/>
        </table:table-row>
        <table:table-row table:style-name="ro1">
          <table:table-cell office:value-type="float" office:value="171">
            <text:p>171</text:p>
          </table:table-cell>
          <table:table-cell/>
          <table:table-cell/>
          <table:table-cell office:value-type="float" office:value="235">
            <text:p>235</text:p>
          </table:table-cell>
          <table:table-cell office:value-type="string">
            <text:p>Kimbundu </text:p>
          </table:table-cell>
          <table:table-cell office:value-type="string">
            <text:p>kmb</text:p>
          </table:table-cell>
          <table:table-cell office:value-type="string">
            <text:p>Angola </text:p>
          </table:table-cell>
          <table:table-cell office:value-type="float" office:value="1">
            <text:p>1</text:p>
          </table:table-cell>
          <table:table-cell office:value-type="float" office:value="3">
            <text:p>3,00</text:p>
          </table:table-cell>
          <table:table-cell table:formula="oooc:=[.J230]+IF([.A231];[.I231];0)" office:value-type="float" office:value="5452.8">
            <text:p>5452,80</text:p>
          </table:table-cell>
          <table:table-cell table:style-name="ce5" table:formula="oooc:=[.K230]+IF([.C231];0;[.I231])" office:value-type="float" office:value="5335.70000000001">
            <text:p>5335,7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113">
            <text:p>113</text:p>
          </table:table-cell>
          <table:table-cell/>
          <table:table-cell office:value-type="float" office:value="174">
            <text:p>174</text:p>
          </table:table-cell>
          <table:table-cell office:value-type="string">
            <text:p>Albanian, Tosk </text:p>
          </table:table-cell>
          <table:table-cell office:value-type="string">
            <text:p>als</text:p>
          </table:table-cell>
          <table:table-cell office:value-type="string">
            <text:p>Albania </text:p>
          </table:table-cell>
          <table:table-cell office:value-type="float" office:value="10">
            <text:p>10</text:p>
          </table:table-cell>
          <table:table-cell office:value-type="float" office:value="3">
            <text:p>3,00</text:p>
          </table:table-cell>
          <table:table-cell table:formula="oooc:=[.J231]+IF([.A232];[.I232];0)" office:value-type="float" office:value="5452.8">
            <text:p>5452,80</text:p>
          </table:table-cell>
          <table:table-cell table:style-name="ce5" table:formula="oooc:=[.K231]+IF([.C232];0;[.I232])" office:value-type="float" office:value="5338.70000000001">
            <text:p>5338,7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35">
            <text:p>35</text:p>
          </table:table-cell>
          <table:table-cell/>
          <table:table-cell office:value-type="float" office:value="72">
            <text:p>72</text:p>
          </table:table-cell>
          <table:table-cell office:value-type="string">
            <text:p>Shekhawati </text:p>
          </table:table-cell>
          <table:table-cell office:value-type="string">
            <text:p>swv</text:p>
          </table:table-cell>
          <table:table-cell office:value-type="string">
            <text:p>India </text:p>
          </table:table-cell>
          <table:table-cell office:value-type="float" office:value="1">
            <text:p>1</text:p>
          </table:table-cell>
          <table:table-cell office:value-type="float" office:value="3">
            <text:p>3,00</text:p>
          </table:table-cell>
          <table:table-cell table:formula="oooc:=[.J232]+IF([.A233];[.I233];0)" office:value-type="float" office:value="5452.8">
            <text:p>5452,80</text:p>
          </table:table-cell>
          <table:table-cell table:style-name="ce5" table:formula="oooc:=[.K232]+IF([.C233];0;[.I233])" office:value-type="float" office:value="5341.70000000001">
            <text:p>5341,70</text:p>
          </table:table-cell>
          <table:table-cell table:number-columns-repeated="245"/>
        </table:table-row>
        <table:table-row table:style-name="ro1">
          <table:table-cell office:value-type="float" office:value="169">
            <text:p>169</text:p>
          </table:table-cell>
          <table:table-cell/>
          <table:table-cell/>
          <table:table-cell office:value-type="float" office:value="233">
            <text:p>233</text:p>
          </table:table-cell>
          <table:table-cell office:value-type="string">
            <text:p>Godwari </text:p>
          </table:table-cell>
          <table:table-cell office:value-type="string">
            <text:p>gdx</text:p>
          </table:table-cell>
          <table:table-cell office:value-type="string">
            <text:p>India </text:p>
          </table:table-cell>
          <table:table-cell office:value-type="float" office:value="1">
            <text:p>1</text:p>
          </table:table-cell>
          <table:table-cell office:value-type="float" office:value="3">
            <text:p>3,00</text:p>
          </table:table-cell>
          <table:table-cell table:formula="oooc:=[.J233]+IF([.A234];[.I234];0)" office:value-type="float" office:value="5455.8">
            <text:p>5455,80</text:p>
          </table:table-cell>
          <table:table-cell table:style-name="ce5" table:formula="oooc:=[.K233]+IF([.C234];0;[.I234])" office:value-type="float" office:value="5344.70000000001">
            <text:p>5344,70</text:p>
          </table:table-cell>
          <table:table-cell table:number-columns-repeated="245"/>
        </table:table-row>
        <table:table-row table:style-name="ro1">
          <table:table-cell office:value-type="string">
            <text:p><text:s text:c="2"/></text:p>
          </table:table-cell>
          <table:table-cell office:value-type="float" office:value="56">
            <text:p>56</text:p>
          </table:table-cell>
          <table:table-cell/>
          <table:table-cell office:value-type="float" office:value="108">
            <text:p>108</text:p>
          </table:table-cell>
          <table:table-cell office:value-type="string">
            <text:p>Kurdish, Southern </text:p>
          </table:table-cell>
          <table:table-cell office:value-type="string">
            <text:p>sdh</text:p>
          </table:table-cell>
          <table:table-cell office:value-type="string">
            <text:p>Iran </text:p>
          </table:table-cell>
          <table:table-cell office:value-type="float" office:value="2">
            <text:p>2</text:p>
          </table:table-cell>
          <table:table-cell office:value-type="float" office:value="3">
            <text:p>3,00</text:p>
          </table:table-cell>
          <table:table-cell table:formula="oooc:=[.J234]+IF([.A235];[.I235];0)" office:value-type="float" office:value="5455.8">
            <text:p>5455,80</text:p>
          </table:table-cell>
          <table:table-cell table:style-name="ce5" table:formula="oooc:=[.K234]+IF([.C235];0;[.I235])" office:value-type="float" office:value="5347.70000000001">
            <text:p>5347,70</text:p>
          </table:table-cell>
          <table:table-cell table:number-columns-repeated="245"/>
        </table:table-row>
        <table:table-row table:style-name="ro1">
          <table:table-cell office:value-type="float" office:value="172">
            <text:p>172</text:p>
          </table:table-cell>
          <table:table-cell/>
          <table:table-cell/>
          <table:table-cell office:value-type="float" office:value="236">
            <text:p>236</text:p>
          </table:table-cell>
          <table:table-cell office:value-type="string">
            <text:p>Tachelhit </text:p>
          </table:table-cell>
          <table:table-cell office:value-type="string">
            <text:p>shi</text:p>
          </table:table-cell>
          <table:table-cell office:value-type="string">
            <text:p>Morocco </text:p>
          </table:table-cell>
          <table:table-cell office:value-type="float" office:value="3">
            <text:p>3</text:p>
          </table:table-cell>
          <table:table-cell office:value-type="float" office:value="3">
            <text:p>3,00</text:p>
          </table:table-cell>
          <table:table-cell table:formula="oooc:=[.J235]+IF([.A236];[.I236];0)" office:value-type="float" office:value="5458.8">
            <text:p>5458,80</text:p>
          </table:table-cell>
          <table:table-cell table:style-name="ce5" table:formula="oooc:=[.K235]+IF([.C236];0;[.I236])" office:value-type="float" office:value="5350.70000000001">
            <text:p>5350,70</text:p>
          </table:table-cell>
          <table:table-cell table:number-columns-repeated="245"/>
        </table:table-row>
        <table:table-row table:style-name="ro1">
          <table:table-cell office:value-type="float" office:value="170">
            <text:p>170</text:p>
          </table:table-cell>
          <table:table-cell/>
          <table:table-cell/>
          <table:table-cell office:value-type="float" office:value="234">
            <text:p>234</text:p>
          </table:table-cell>
          <table:table-cell office:value-type="string">
            <text:p>Hunsrik </text:p>
          </table:table-cell>
          <table:table-cell office:value-type="string">
            <text:p>hrx</text:p>
          </table:table-cell>
          <table:table-cell office:value-type="string">
            <text:p>Brazil </text:p>
          </table:table-cell>
          <table:table-cell office:value-type="float" office:value="5">
            <text:p>5</text:p>
          </table:table-cell>
          <table:table-cell office:value-type="float" office:value="3">
            <text:p>3,00</text:p>
          </table:table-cell>
          <table:table-cell table:formula="oooc:=[.J236]+IF([.A237];[.I237];0)" office:value-type="float" office:value="5461.8">
            <text:p>5461,80</text:p>
          </table:table-cell>
          <table:table-cell table:style-name="ce5" table:formula="oooc:=[.K236]+IF([.C237];0;[.I237])" office:value-type="float" office:value="5353.70000000001">
            <text:p>5353,70</text:p>
          </table:table-cell>
          <table:table-cell table:number-columns-repeated="245"/>
        </table:table-row>
        <table:table-row table:style-name="ro1" table:number-rows-repeated="65298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Ethnologue.A2:Ethnologue.IV65536" table:contains-header="false">
          <table:sort>
            <table:sort-by table:field-number="2" table:data-type="automatic"/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3">13/08/2010</text:date>, <text:time>16:5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Brice TEXIER</meta:initial-creator>
    <meta:creation-date>2010-08-13T14:12:44</meta:creation-date>
    <dc:creator>Brice TEXIER</dc:creator>
    <dc:date>2010-08-13T16:51:22</dc:date>
    <meta:editing-cycles>4</meta:editing-cycles>
    <meta:editing-duration>PT2H38M39S</meta:editing-duration>
    <meta:user-defined meta:name="Info 1"/>
    <meta:user-defined meta:name="Info 2"/>
    <meta:user-defined meta:name="Info 3"/>
    <meta:user-defined meta:name="Info 4"/>
    <meta:document-statistic meta:table-count="1" meta:cell-count="2435"/>
  </office:meta>
</office:document-meta>
</file>